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Pictures/100000000000050000000320FE974E5A5728253F.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11D000000A8C4FFF6347AAD19CE.png" manifest:media-type="image/png"/>
  <manifest:file-entry manifest:full-path="Pictures/1000020100000275000002308BB01223BF05AC82.png" manifest:media-type="image/png"/>
  <manifest:file-entry manifest:full-path="Pictures/10000000000002300000016D8B39D98C2BF217BF.png" manifest:media-type="image/png"/>
  <manifest:file-entry manifest:full-path="Pictures/10000000000001E200000066DF0DC50E4952EBB6.png" manifest:media-type="image/png"/>
  <manifest:file-entry manifest:full-path="Pictures/10000000000000AA0000009D53FEC75BCBF21CC6.png" manifest:media-type="image/png"/>
  <manifest:file-entry manifest:full-path="Pictures/100000000000012B0000013E4533B4C04CE3AF38.png" manifest:media-type="image/png"/>
  <manifest:file-entry manifest:full-path="Pictures/10000201000003E8000000D262270D7C3E523D96.png" manifest:media-type="image/png"/>
  <manifest:file-entry manifest:full-path="Pictures/1000000000000154000000DDEA992F0FA159126E.png" manifest:media-type="image/png"/>
  <manifest:file-entry manifest:full-path="Pictures/10000000000001D70000024BC05DA2FBC0D88B1B.png" manifest:media-type="image/png"/>
  <manifest:file-entry manifest:full-path="Pictures/10000000000002C0000001AAD6116AA42AAD3F9B.png" manifest:media-type="image/png"/>
  <manifest:file-entry manifest:full-path="Pictures/10000000000001700000012F60CC15D4CD649370.png" manifest:media-type="image/png"/>
  <manifest:file-entry manifest:full-path="Pictures/100000000000011200000049EF67FE36C14D8D20.png" manifest:media-type="image/png"/>
  <manifest:file-entry manifest:full-path="Pictures/1000000000000218000001764CB481A02F8A064B.png" manifest:media-type="image/png"/>
  <manifest:file-entry manifest:full-path="Pictures/10000000000000C30000001B9E8B0BF404B8120A.png" manifest:media-type="image/png"/>
  <manifest:file-entry manifest:full-path="Pictures/100006A2000001A8000001A8B3B6DC61F342ADE9.svg" manifest:media-type="image/svg+xml"/>
  <manifest:file-entry manifest:full-path="Pictures/100002010000001600000011B01E0C884FFA59D1.png" manifest:media-type="image/png"/>
  <manifest:file-entry manifest:full-path="Pictures/100003A50000017B000001E7A5B2E84C42C85B96.svg" manifest:media-type="image/svg+xml"/>
  <manifest:file-entry manifest:full-path="Pictures/1000000000000242000000820FD82F8445D4CF41.png" manifest:media-type="image/png"/>
  <manifest:file-entry manifest:full-path="Pictures/100000000000012000000106668152B3DB7704B1.png" manifest:media-type="image/png"/>
  <manifest:file-entry manifest:full-path="Pictures/100000000000001800000019BC19EC5D12227536.png" manifest:media-type="image/png"/>
  <manifest:file-entry manifest:full-path="Pictures/100002010000013900000215A701B1C57443D9E2.png" manifest:media-type="image/png"/>
  <manifest:file-entry manifest:full-path="Pictures/10000000000000D2000000562424B9CD1542F738.png" manifest:media-type="image/png"/>
  <manifest:file-entry manifest:full-path="Pictures/100000000000029C0000014336DBF6AEDA128D19.png" manifest:media-type="image/png"/>
  <manifest:file-entry manifest:full-path="Pictures/1000000000000151000000FEDD7CCFE94B2B0D96.png" manifest:media-type="image/png"/>
  <manifest:file-entry manifest:full-path="Pictures/1000000000000219000000620C1DBFD7C1D7A77A.png" manifest:media-type="image/png"/>
  <manifest:file-entry manifest:full-path="Pictures/1000000000000244000000CCFE8C38C8C67D6AA3.png" manifest:media-type="image/png"/>
  <manifest:file-entry manifest:full-path="Pictures/10000000000000E0000000BD3AD93F12DD61FFAC.png" manifest:media-type="image/png"/>
  <manifest:file-entry manifest:full-path="Pictures/10000201000001220000010A5823739ECBF6A754.png" manifest:media-type="image/png"/>
  <manifest:file-entry manifest:full-path="Pictures/100000000000001B0000001B475195E952B8BD97.png" manifest:media-type="image/png"/>
  <manifest:file-entry manifest:full-path="Pictures/10000000000003C9000000F3D1380456F57871B6.png" manifest:media-type="image/png"/>
  <manifest:file-entry manifest:full-path="Pictures/10000000000001680000009F13DF0707FE033179.png" manifest:media-type="image/png"/>
  <manifest:file-entry manifest:full-path="Pictures/100000000000013B0000005E35E961C34ECF2D60.png" manifest:media-type="image/png"/>
  <manifest:file-entry manifest:full-path="Pictures/100000000000016E00000052DC719BF2BD95041D.png" manifest:media-type="image/png"/>
  <manifest:file-entry manifest:full-path="Pictures/1000020100000018000000136924E4E532A94595.png" manifest:media-type="image/png"/>
  <manifest:file-entry manifest:full-path="Pictures/100000000000007E000000A2579EB4FA2662EDD4.png" manifest:media-type="image/png"/>
  <manifest:file-entry manifest:full-path="Pictures/100000000000001F0000002110E29D8128EA5841.png" manifest:media-type="image/png"/>
  <manifest:file-entry manifest:full-path="Pictures/100000000000001E00000020CDAF95B986CB9E35.png" manifest:media-type="image/png"/>
  <manifest:file-entry manifest:full-path="Pictures/10000000000001070000006A7CD3B985D12A8F95.png" manifest:media-type="image/png"/>
  <manifest:file-entry manifest:full-path="Pictures/10000000000000150000001561BFED8E3F5C0EA4.png" manifest:media-type="image/png"/>
  <manifest:file-entry manifest:full-path="Pictures/100000000000020E0000005D1FCA37B0A93CE7B8.png" manifest:media-type="image/png"/>
  <manifest:file-entry manifest:full-path="Pictures/10000000000000EE000000C671B81F819F68FD73.png" manifest:media-type="image/png"/>
  <manifest:file-entry manifest:full-path="Pictures/100000000000009500000057CA480F43B5175A9B.png" manifest:media-type="image/png"/>
  <manifest:file-entry manifest:full-path="Pictures/10000201000000100000001051033F8F9B7EC0D2.png" manifest:media-type="image/png"/>
  <manifest:file-entry manifest:full-path="Pictures/1000000000000121000000F92672789098DA34ED.png" manifest:media-type="image/png"/>
  <manifest:file-entry manifest:full-path="Pictures/100002010000012000000108C5C56255D79F3C46.png" manifest:media-type="image/png"/>
  <manifest:file-entry manifest:full-path="Pictures/100000000000016C0000007154E5675A9B7D971C.png" manifest:media-type="image/png"/>
  <manifest:file-entry manifest:full-path="Pictures/10000000000003D9000000E2A078E21AB82F384E.png" manifest:media-type="image/png"/>
  <manifest:file-entry manifest:full-path="Pictures/10000000000002BF000000E4F9FB8ADB64D22FA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1" style:family="table">
      <style:table-properties style:width="6.6667in" fo:margin-left="0.0354in" fo:margin-top="0in" fo:margin-bottom="0.1in" table:align="left"/>
    </style:style>
    <style:style style:name="Table21.A" style:family="table-column">
      <style:table-column-properties style:column-width="3.3125in"/>
    </style:style>
    <style:style style:name="Table21.B" style:family="table-column">
      <style:table-column-properties style:column-width="3.3542in"/>
    </style:style>
    <style:style style:name="Table21.1" style:family="table-row">
      <style:table-row-properties style:min-row-height="0.9451in"/>
    </style:style>
    <style:style style:name="Table21.A1" style:family="table-cell">
      <style:table-cell-properties fo:background-color="transparent" fo:padding="0in" fo:border="none">
        <style:background-image/>
      </style:table-cell-properties>
    </style:style>
    <style:style style:name="Table14" style:family="table">
      <style:table-properties style:width="6.6771in" fo:margin-left="0in" fo:margin-right="0.016in" fo:margin-top="0in" fo:margin-bottom="0.0868in" table:align="margins" fo:keep-with-next="auto"/>
    </style:style>
    <style:style style:name="Table14.A" style:family="table-column">
      <style:table-column-properties style:column-width="2.3243in" style:rel-column-width="22812*"/>
    </style:style>
    <style:style style:name="Table14.B" style:family="table-column">
      <style:table-column-properties style:column-width="4.3528in" style:rel-column-width="42723*"/>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14.B2" style:family="table-cell">
      <style:table-cell-properties fo:background-color="transparent" fo:padding="0.0382in" fo:border-left="none" fo:border-right="none" fo:border-top="none" fo:border-bottom="0.05pt solid #000000">
        <style:background-image/>
      </style:table-cell-properties>
    </style:style>
    <style:style style:name="Table14.A3" style:family="table-cell">
      <style:table-cell-properties style:vertical-align="top" fo:background-color="#ffffff" fo:padding="0.0382in" fo:border-left="none" fo:border-right="none" fo:border-top="none" fo:border-bottom="0.05pt solid #000000">
        <style:background-image/>
      </style:table-cell-properties>
    </style:style>
    <style:style style:name="Table14.B3" style:family="table-cell">
      <style:table-cell-properties fo:background-color="#ffffff" fo:padding="0.0382in" fo:border-left="none" fo:border-right="none" fo:border-top="none" fo:border-bottom="0.05pt solid #000000">
        <style:background-image/>
      </style:table-cell-properties>
    </style:style>
    <style:style style:name="Table14.B4" style:family="table-cell">
      <style:table-cell-properties fo:background-color="transparent" fo:padding="0.0382in" fo:border-left="none" fo:border-right="none" fo:border-top="none" fo:border-bottom="0.05pt solid #000000">
        <style:background-image/>
      </style:table-cell-properties>
    </style:style>
    <style:style style:name="Table14.A5" style:family="table-cell">
      <style:table-cell-properties fo:background-color="#ffffff" fo:padding="0.0382in" fo:border-left="none" fo:border-right="none" fo:border-top="none" fo:border-bottom="0.05pt solid #000000">
        <style:background-image/>
      </style:table-cell-properties>
    </style:style>
    <style:style style:name="Table14.B5" style:family="table-cell">
      <style:table-cell-properties fo:background-color="#ffffff" fo:padding="0.0382in" fo:border-left="none" fo:border-right="none" fo:border-top="none" fo:border-bottom="0.05pt solid #000000">
        <style:background-image/>
      </style:table-cell-properties>
    </style:style>
    <style:style style:name="Table20" style:family="table">
      <style:table-properties style:width="6.691in" fo:margin-top="0in" fo:margin-bottom="0.0785in" table:align="left"/>
    </style:style>
    <style:style style:name="Table20.A" style:family="table-column">
      <style:table-column-properties style:column-width="0.5049in"/>
    </style:style>
    <style:style style:name="Table20.B" style:family="table-column">
      <style:table-column-properties style:column-width="6.1861in"/>
    </style:style>
    <style:style style:name="Table20.1" style:family="table-row">
      <style:table-row-properties fo:keep-together="always"/>
    </style:style>
    <style:style style:name="Table20.A1" style:family="table-cell">
      <style:table-cell-properties fo:padding="0in" fo:border="none"/>
    </style:style>
    <style:style style:name="Table32" style:family="table">
      <style:table-properties style:width="5.7431in" fo:margin-left="0in" fo:margin-right="0.0028in" table:align="margins"/>
    </style:style>
    <style:style style:name="Table32.A" style:family="table-column">
      <style:table-column-properties style:column-width="0.2111in" style:rel-column-width="2409*"/>
    </style:style>
    <style:style style:name="Table32.B" style:family="table-column">
      <style:table-column-properties style:column-width="1.5965in" style:rel-column-width="18218*"/>
    </style:style>
    <style:style style:name="Table32.C" style:family="table-column">
      <style:table-column-properties style:column-width="0.1833in" style:rel-column-width="2092*"/>
    </style:style>
    <style:style style:name="Table32.D" style:family="table-column">
      <style:table-column-properties style:column-width="1.4708in" style:rel-column-width="16783*"/>
    </style:style>
    <style:style style:name="Table32.E" style:family="table-column">
      <style:table-column-properties style:column-width="0.2444in" style:rel-column-width="2789*"/>
    </style:style>
    <style:style style:name="Table32.F" style:family="table-column">
      <style:table-column-properties style:column-width="2.0368in" style:rel-column-width="23244*"/>
    </style:style>
    <style:style style:name="Table32.1" style:family="table-row">
      <style:table-row-properties style:min-row-height="0.1799in"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fo:keep-together="always"/>
    </style:style>
    <style:style style:name="Table32.4" style:family="table-row">
      <style:table-row-properties fo:keep-together="always"/>
    </style:style>
    <style:style style:name="Table34" style:family="table">
      <style:table-properties style:width="6.716in" fo:margin-left="0in" fo:margin-right="-0.0229in" fo:margin-top="0.1181in" fo:margin-bottom="0.0396in" table:align="margins"/>
    </style:style>
    <style:style style:name="Table34.A" style:family="table-column">
      <style:table-column-properties style:column-width="3.5535in" style:rel-column-width="34678*"/>
    </style:style>
    <style:style style:name="Table34.B" style:family="table-column">
      <style:table-column-properties style:column-width="3.1625in" style:rel-column-width="30857*"/>
    </style:style>
    <style:style style:name="Table34.1" style:family="table-row">
      <style:table-row-properties fo:keep-together="always"/>
    </style:style>
    <style:style style:name="Table34.A1" style:family="table-cell">
      <style:table-cell-properties fo:padding-left="0in" fo:padding-right="0in" fo:padding-top="0in" fo:padding-bottom="0.1965in" fo:border="none"/>
    </style:style>
    <style:style style:name="Table34.3" style:family="table-row">
      <style:table-row-properties style:min-row-height="2.7854in"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d23a0"/>
    </style:style>
    <style:style style:name="P7" style:family="paragraph" style:parent-style-name="Text_20_body">
      <style:text-properties officeooo:paragraph-rsid="00733b65"/>
    </style:style>
    <style:style style:name="P8" style:family="paragraph" style:parent-style-name="Text_20_body">
      <style:text-properties officeooo:rsid="00aeca89" officeooo:paragraph-rsid="00aeca89"/>
    </style:style>
    <style:style style:name="P9" style:family="paragraph" style:parent-style-name="Text_20_body">
      <style:text-properties officeooo:rsid="00b58544" officeooo:paragraph-rsid="00b58544"/>
    </style:style>
    <style:style style:name="P10" style:family="paragraph" style:parent-style-name="Text_20_body">
      <style:text-properties officeooo:rsid="00b657db" officeooo:paragraph-rsid="00b657db"/>
    </style:style>
    <style:style style:name="P11" style:family="paragraph" style:parent-style-name="Text_20_body">
      <style:text-properties officeooo:paragraph-rsid="00c4d4f8"/>
    </style:style>
    <style:style style:name="P12" style:family="paragraph" style:parent-style-name="Text_20_body">
      <style:text-properties officeooo:paragraph-rsid="00c579b5"/>
    </style:style>
    <style:style style:name="P13" style:family="paragraph" style:parent-style-name="Text_20_body">
      <style:text-properties officeooo:paragraph-rsid="00c77ea6"/>
    </style:style>
    <style:style style:name="P14" style:family="paragraph" style:parent-style-name="Text_20_body">
      <style:text-properties officeooo:rsid="00d61094" officeooo:paragraph-rsid="00d61094"/>
    </style:style>
    <style:style style:name="P15" style:family="paragraph" style:parent-style-name="Text_20_body">
      <style:text-properties officeooo:paragraph-rsid="00e9a9a4"/>
    </style:style>
    <style:style style:name="P16" style:family="paragraph" style:parent-style-name="Text_20_body">
      <style:text-properties officeooo:paragraph-rsid="00eec971"/>
    </style:style>
    <style:style style:name="P17" style:family="paragraph" style:parent-style-name="Title">
      <style:text-properties fo:language="en" fo:country="US" officeooo:rsid="001f0121" officeooo:paragraph-rsid="001f0121"/>
    </style:style>
    <style:style style:name="P18" style:family="paragraph" style:parent-style-name="Guide_20_Name">
      <style:text-properties fo:language="en" fo:country="US" officeooo:rsid="001f0121" officeooo:paragraph-rsid="001f0121"/>
    </style:style>
    <style:style style:name="P19" style:family="paragraph" style:parent-style-name="Caption">
      <style:paragraph-properties fo:text-align="center" style:justify-single-word="false"/>
    </style:style>
    <style:style style:name="P20" style:family="paragraph" style:parent-style-name="Table_20_Contents">
      <style:paragraph-properties fo:text-align="center" style:justify-single-word="false"/>
      <style:text-properties fo:language="en" fo:country="US" officeooo:paragraph-rsid="009134e2"/>
    </style:style>
    <style:style style:name="P21" style:family="paragraph" style:parent-style-name="Table_20_Contents">
      <style:paragraph-properties fo:text-align="center" style:justify-single-word="false"/>
      <style:text-properties fo:font-size="14pt" officeooo:paragraph-rsid="009134e2"/>
    </style:style>
    <style:style style:name="P22" style:family="paragraph" style:parent-style-name="Table_20_Contents">
      <style:text-properties officeooo:paragraph-rsid="00fe6a8d"/>
    </style:style>
    <style:style style:name="P23" style:family="paragraph" style:parent-style-name="Text_20_Note">
      <style:text-properties officeooo:paragraph-rsid="009442d3"/>
    </style:style>
    <style:style style:name="P24" style:family="paragraph" style:parent-style-name="Text_20_Note">
      <style:text-properties officeooo:paragraph-rsid="00948ee5"/>
    </style:style>
    <style:style style:name="P25" style:family="paragraph" style:parent-style-name="Text_20_Note">
      <style:text-properties officeooo:paragraph-rsid="0094c7bc"/>
    </style:style>
    <style:style style:name="P26" style:family="paragraph" style:parent-style-name="Text_20_Note">
      <style:text-properties officeooo:paragraph-rsid="0097f834"/>
    </style:style>
    <style:style style:name="P27" style:family="paragraph" style:parent-style-name="Text_20_Note">
      <style:text-properties officeooo:rsid="00db92af" officeooo:paragraph-rsid="00dcedaa"/>
    </style:style>
    <style:style style:name="P28" style:family="paragraph" style:parent-style-name="Text_20_Note">
      <style:text-properties officeooo:paragraph-rsid="00c579b5"/>
    </style:style>
    <style:style style:name="P29" style:family="paragraph" style:parent-style-name="Text_20_Note">
      <style:text-properties officeooo:rsid="00de91f0" officeooo:paragraph-rsid="00de91f0"/>
    </style:style>
    <style:style style:name="P30" style:family="paragraph" style:parent-style-name="Text_20_Note">
      <style:text-properties officeooo:rsid="00e1bc91" officeooo:paragraph-rsid="00e1bc91"/>
    </style:style>
    <style:style style:name="P31" style:family="paragraph" style:parent-style-name="Text_20_Note">
      <style:text-properties officeooo:rsid="00e56b59" officeooo:paragraph-rsid="00e56b59"/>
    </style:style>
    <style:style style:name="P32" style:family="paragraph" style:parent-style-name="Text_20_Note">
      <style:text-properties officeooo:paragraph-rsid="00e9a9a4"/>
    </style:style>
    <style:style style:name="P33" style:family="paragraph" style:parent-style-name="Text_20_Note">
      <style:text-properties officeooo:paragraph-rsid="00eec971"/>
    </style:style>
    <style:style style:name="P34" style:family="paragraph" style:parent-style-name="Text_20_Note">
      <style:text-properties fo:font-style="normal" officeooo:paragraph-rsid="009442d3" style:font-style-asian="normal" style:font-style-complex="normal"/>
    </style:style>
    <style:style style:name="P35" style:family="paragraph" style:parent-style-name="Table_20_Heading">
      <style:text-properties fo:font-size="10.5pt" officeooo:paragraph-rsid="00fe6a8d" style:font-size-asian="10.5pt" style:font-size-complex="10.5pt"/>
    </style:style>
    <style:style style:name="P36" style:family="paragraph" style:parent-style-name="LOList_20_1_5f_TextBody" style:master-page-name="">
      <style:paragraph-properties style:page-number="auto" fo:keep-with-next="always"/>
    </style:style>
    <style:style style:name="P37" style:family="paragraph" style:parent-style-name="Text_20_body" style:master-page-name="">
      <style:paragraph-properties style:page-number="auto" fo:keep-with-next="always"/>
    </style:style>
    <style:style style:name="P38" style:family="paragraph" style:parent-style-name="Text_20_body" style:master-page-name="">
      <style:paragraph-properties style:page-number="auto" fo:keep-with-next="always" style:writing-mode="page"/>
    </style:style>
    <style:style style:name="P39" style:family="paragraph" style:parent-style-name="Text_20_Body_20_List_20_Intro" style:master-page-name="">
      <style:paragraph-properties style:page-number="auto"/>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889db"/>
    </style:style>
    <style:style style:name="P42" style:family="paragraph" style:parent-style-name="Text_20_body">
      <style:paragraph-properties fo:margin-top="0in" fo:margin-bottom="0in" loext:contextual-spacing="false"/>
      <style:text-properties officeooo:rsid="00e91f9b" officeooo:paragraph-rsid="00e91f9b"/>
    </style:style>
    <style:style style:name="P43" style:family="paragraph" style:parent-style-name="Text_20_body">
      <style:paragraph-properties fo:margin-left="0.2756in" fo:margin-right="0in" fo:text-indent="-0.2756in" style:auto-text-indent="false">
        <style:tab-stops>
          <style:tab-stop style:position="1.9689in"/>
          <style:tab-stop style:position="3.9366in"/>
        </style:tab-stops>
      </style:paragraph-properties>
    </style:style>
    <style:style style:name="P44" style:family="paragraph" style:parent-style-name="Table_20_Contents">
      <style:paragraph-properties fo:margin-left="0in" fo:margin-right="0in" fo:text-indent="0in" style:auto-text-indent="false"/>
    </style:style>
    <style:style style:name="P45" style:family="paragraph" style:parent-style-name="Table_20_Contents">
      <style:paragraph-properties fo:margin-left="0in" fo:margin-right="0in" fo:text-align="end" style:justify-single-word="false" fo:text-indent="0in" style:auto-text-indent="false"/>
      <style:text-properties fo:font-weight="bold" style:font-weight-asian="bold" style:font-weight-complex="bold"/>
    </style:style>
    <style:style style:name="P46" style:family="paragraph" style:parent-style-name="Standard">
      <style:paragraph-properties fo:margin-left="0in" fo:margin-right="0in" fo:text-align="end" style:justify-single-word="false" fo:text-indent="0in" style:auto-text-indent="false"/>
      <style:text-properties officeooo:paragraph-rsid="009134e2"/>
    </style:style>
    <style:style style:name="P47" style:family="paragraph" style:parent-style-name="Standard">
      <style:paragraph-properties fo:margin-left="0in" fo:margin-right="0in" fo:margin-top="0in" fo:margin-bottom="0in" loext:contextual-spacing="false" fo:text-align="end" style:justify-single-word="false" fo:text-indent="0in" style:auto-text-indent="false"/>
      <style:text-properties officeooo:paragraph-rsid="009134e2"/>
    </style:style>
    <style:style style:name="P48" style:family="paragraph" style:parent-style-name="Subtitle">
      <style:text-properties fo:language="en" fo:country="US" officeooo:rsid="009134e2" officeooo:paragraph-rsid="00a612ab"/>
    </style:style>
    <style:style style:name="P49" style:family="paragraph" style:parent-style-name="Text_20_body" style:master-page-name="">
      <style:paragraph-properties fo:margin-top="0.0598in" fo:margin-bottom="0.0799in" loext:contextual-spacing="false" style:page-number="auto"/>
    </style:style>
    <style:style style:name="P50" style:family="paragraph" style:parent-style-name="Text_20_body" style:master-page-name="">
      <style:paragraph-properties fo:margin-top="0.0598in" fo:margin-bottom="0.0799in" loext:contextual-spacing="false" style:page-number="auto" fo:keep-with-next="always" style:writing-mode="page"/>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3">
      <style:paragraph-properties>
        <style:tab-stops>
          <style:tab-stop style:position="6.2929in" style:type="right" style:leader-style="dotted" style:leader-text="."/>
        </style:tab-stops>
      </style:paragraph-properties>
    </style:style>
    <style:style style:name="P53" style:family="paragraph" style:parent-style-name="Figure">
      <style:text-properties officeooo:paragraph-rsid="00e91f9b"/>
    </style:style>
    <style:style style:name="P54" style:family="paragraph" style:parent-style-name="Figure">
      <style:paragraph-properties fo:margin-top="0.0783in" fo:margin-bottom="0in" loext:contextual-spacing="false" style:writing-mode="page"/>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Text_20_body_20_indent">
      <style:text-properties officeooo:paragraph-rsid="00eec971"/>
    </style:style>
    <style:style style:name="P57" style:family="paragraph" style:parent-style-name="Figure">
      <style:paragraph-properties fo:margin-top="0.0398in" fo:margin-bottom="0.0783in" loext:contextual-spacing="false" style:writing-mode="page"/>
    </style:style>
    <style:style style:name="P58" style:family="paragraph" style:parent-style-name="Text_20_Note" style:master-page-name="">
      <style:paragraph-properties fo:margin-top="0in" fo:margin-bottom="0.1965in" loext:contextual-spacing="false" style:page-number="auto" style:writing-mode="page"/>
      <style:text-properties officeooo:paragraph-rsid="00943ff5"/>
    </style:style>
    <style:style style:name="P59" style:family="paragraph" style:parent-style-name="Caption" style:master-page-name="">
      <style:paragraph-properties fo:margin-top="0in" fo:margin-bottom="0.0398in" loext:contextual-spacing="false" style:page-number="auto" style:writing-mode="page"/>
    </style:style>
    <style:style style:name="P60" style:family="paragraph" style:parent-style-name="Standard">
      <style:text-properties officeooo:paragraph-rsid="00fe6a8d"/>
    </style:style>
    <style:style style:name="P61" style:family="paragraph" style:parent-style-name="Text_20_body">
      <style:text-properties officeooo:paragraph-rsid="01008a11"/>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1" style:master-page-name="LOFrontMatter">
      <style:paragraph-properties style:page-number="auto"/>
      <style:text-properties fo:language="en" fo:country="US"/>
    </style:style>
    <style:style style:name="P64" style:family="paragraph" style:parent-style-name="Heading_20_1" style:master-page-name="Standard">
      <style:paragraph-properties style:page-number="auto"/>
    </style:style>
    <style:style style:name="P65" style:family="paragraph" style:parent-style-name="Heading_20_2">
      <style:text-properties officeooo:paragraph-rsid="00733b65"/>
    </style:style>
    <style:style style:name="P66" style:family="paragraph" style:parent-style-name="Heading_20_2">
      <style:text-properties officeooo:paragraph-rsid="00916c9a"/>
    </style:style>
    <style:style style:name="P67" style:family="paragraph" style:parent-style-name="Heading_20_2">
      <style:text-properties officeooo:paragraph-rsid="00c579b5"/>
    </style:style>
    <style:style style:name="P68" style:family="paragraph" style:parent-style-name="List_20_1">
      <style:text-properties officeooo:rsid="00d359fb" officeooo:paragraph-rsid="00d359fb"/>
    </style:style>
    <style:style style:name="P69" style:family="paragraph" style:parent-style-name="List_20_1" style:list-style-name="OOoBullets_20_1"/>
    <style:style style:name="P70" style:family="paragraph" style:parent-style-name="List_20_1">
      <style:text-properties officeooo:rsid="00c579b5" officeooo:paragraph-rsid="00c579b5"/>
    </style:style>
    <style:style style:name="P71" style:family="paragraph" style:parent-style-name="List_20_1">
      <style:text-properties officeooo:rsid="00c4d4f8" officeooo:paragraph-rsid="00c4d4f8"/>
    </style:style>
    <style:style style:name="P72" style:family="paragraph" style:parent-style-name="List_20_1" style:list-style-name="List_20_1">
      <style:text-properties officeooo:rsid="00c4d4f8" officeooo:paragraph-rsid="00c4d4f8"/>
    </style:style>
    <style:style style:name="P73" style:family="paragraph" style:parent-style-name="List_20_1" style:list-style-name="List_20_1">
      <style:text-properties officeooo:paragraph-rsid="00eec971"/>
    </style:style>
    <style:style style:name="P74" style:family="paragraph" style:parent-style-name="List_20_1">
      <style:paragraph-properties fo:margin-top="0in" fo:margin-bottom="0.0398in" loext:contextual-spacing="false" style:writing-mode="page"/>
    </style:style>
    <style:style style:name="P75" style:family="paragraph" style:parent-style-name="List_20_1">
      <style:paragraph-properties fo:margin-top="0in" fo:margin-bottom="0.0398in" loext:contextual-spacing="false" style:writing-mode="page"/>
      <style:text-properties officeooo:rsid="00aeca89" officeooo:paragraph-rsid="00aeca89"/>
    </style:style>
    <style:style style:name="P76" style:family="paragraph" style:parent-style-name="List_20_1">
      <style:paragraph-properties fo:margin-top="0in" fo:margin-bottom="0.0398in" loext:contextual-spacing="false" style:writing-mode="page"/>
      <style:text-properties officeooo:rsid="00cb998f" officeooo:paragraph-rsid="00cb998f"/>
    </style:style>
    <style:style style:name="P77" style:family="paragraph" style:parent-style-name="List_20_1" style:master-page-name="">
      <style:paragraph-properties fo:keep-together="auto" fo:orphans="0" fo:widows="0" style:page-number="auto" style:writing-mode="page"/>
    </style:style>
    <style:style style:name="P78" style:family="paragraph" style:parent-style-name="Heading_20_Note">
      <style:text-properties fo:font-style="normal" style:font-style-asian="normal" style:font-style-complex="normal"/>
    </style:style>
    <style:style style:name="P79" style:family="paragraph" style:parent-style-name="Heading_20_Tip">
      <style:text-properties officeooo:paragraph-rsid="00e9a9a4"/>
    </style:style>
    <style:style style:name="P80" style:family="paragraph" style:parent-style-name="Heading_20_Tip">
      <style:text-properties officeooo:paragraph-rsid="00c579b5"/>
    </style:style>
    <style:style style:name="P81" style:family="paragraph" style:parent-style-name="Heading_20_Caution">
      <style:text-properties officeooo:rsid="00c0cc17" officeooo:paragraph-rsid="00c0cc17"/>
    </style:style>
    <style:style style:name="P82" style:family="paragraph" style:parent-style-name="Heading_20_Caution">
      <style:text-properties officeooo:rsid="00e56b59" officeooo:paragraph-rsid="00e56b59"/>
    </style:style>
    <style:style style:name="P83" style:family="paragraph" style:parent-style-name="Numbering_20_1" style:list-style-name="Numbering_20_1">
      <style:text-properties officeooo:paragraph-rsid="00eec971"/>
    </style:style>
    <style:style style:name="P84" style:family="paragraph" style:parent-style-name="Numbering_20_1" style:list-style-name="OOoNum_20_123"/>
    <style:style style:name="P85" style:family="paragraph" style:parent-style-name="List_20_2">
      <style:text-properties officeooo:paragraph-rsid="00d1ec3f"/>
    </style:style>
    <style:style style:name="P86" style:family="paragraph" style:parent-style-name="List_20_2">
      <style:text-properties officeooo:rsid="00d1ec3f" officeooo:paragraph-rsid="00d1ec3f"/>
    </style:style>
    <style:style style:name="P8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style>
    <style:style style:name="P89"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0" style:family="paragraph">
      <loext:graphic-properties draw:fill="none"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889db"/>
    </style:style>
    <style:style style:name="T7" style:family="text">
      <style:text-properties officeooo:rsid="00db5ee3"/>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style:font-weight-asian="bold" style:font-weight-complex="bold"/>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style:font-style-asian="normal" style:font-style-complex="normal"/>
    </style:style>
    <style:style style:name="T16" style:family="text">
      <style:text-properties fo:font-style="normal" officeooo:rsid="00d1ec3f" style:font-style-asian="normal" style:font-style-complex="normal"/>
    </style:style>
    <style:style style:name="T17" style:family="text">
      <style:text-properties fo:font-style="normal" officeooo:rsid="00db5ee3" style:font-style-asian="normal" style:font-style-complex="normal"/>
    </style:style>
    <style:style style:name="T18" style:family="text">
      <style:text-properties style:font-name="Liberation Sans6" officeooo:rsid="0019deb4" style:font-name-asian="Liberation Sans6" style:font-name-complex="Liberation Sans6"/>
    </style:style>
    <style:style style:name="T19" style:family="text">
      <style:text-properties officeooo:rsid="00916c9a"/>
    </style:style>
    <style:style style:name="T20" style:family="text">
      <style:text-properties officeooo:rsid="00a514b9"/>
    </style:style>
    <style:style style:name="T21" style:family="text">
      <style:text-properties officeooo:rsid="00769354"/>
    </style:style>
    <style:style style:name="T22" style:family="text">
      <style:text-properties officeooo:rsid="00aea199"/>
    </style:style>
    <style:style style:name="T23" style:family="text">
      <style:text-properties officeooo:rsid="008ec3ed"/>
    </style:style>
    <style:style style:name="T24" style:family="text">
      <style:text-properties officeooo:rsid="006d470a"/>
    </style:style>
    <style:style style:name="T25" style:family="text">
      <style:text-properties officeooo:rsid="009045c8"/>
    </style:style>
    <style:style style:name="T26" style:family="text">
      <style:text-properties officeooo:rsid="00936d83"/>
    </style:style>
    <style:style style:name="T27" style:family="text">
      <style:text-properties officeooo:rsid="00919355"/>
    </style:style>
    <style:style style:name="T28" style:family="text">
      <style:text-properties officeooo:rsid="00ac0416"/>
    </style:style>
    <style:style style:name="T29" style:family="text">
      <style:text-properties officeooo:rsid="00ad23a0"/>
    </style:style>
    <style:style style:name="T30" style:family="text">
      <style:text-properties officeooo:rsid="00aeca89"/>
    </style:style>
    <style:style style:name="T31" style:family="text">
      <style:text-properties officeooo:rsid="00b33f78"/>
    </style:style>
    <style:style style:name="T32" style:family="text">
      <style:text-properties officeooo:rsid="00b50c7d"/>
    </style:style>
    <style:style style:name="T33" style:family="text">
      <style:text-properties officeooo:rsid="00b533c0"/>
    </style:style>
    <style:style style:name="T34" style:family="text">
      <style:text-properties officeooo:rsid="00b58544"/>
    </style:style>
    <style:style style:name="T35" style:family="text">
      <style:text-properties officeooo:rsid="00ba209c"/>
    </style:style>
    <style:style style:name="T36" style:family="text">
      <style:text-properties officeooo:rsid="00c25d1c"/>
    </style:style>
    <style:style style:name="T37" style:family="text">
      <style:text-properties officeooo:rsid="00c4d4f8"/>
    </style:style>
    <style:style style:name="T38" style:family="text">
      <style:text-properties officeooo:rsid="00c579b5"/>
    </style:style>
    <style:style style:name="T39" style:family="text">
      <style:text-properties officeooo:rsid="00c605ea"/>
    </style:style>
    <style:style style:name="T40" style:family="text">
      <style:text-properties officeooo:rsid="00c77ea6"/>
    </style:style>
    <style:style style:name="T41" style:family="text">
      <style:text-properties officeooo:rsid="00cf4680"/>
    </style:style>
    <style:style style:name="T42" style:family="text">
      <style:text-properties officeooo:rsid="00d1ec3f"/>
    </style:style>
    <style:style style:name="T43" style:family="text">
      <style:text-properties officeooo:rsid="00d61094"/>
    </style:style>
    <style:style style:name="T44" style:family="text">
      <style:text-properties officeooo:rsid="00d71ea1"/>
    </style:style>
    <style:style style:name="T45" style:family="text">
      <style:text-properties officeooo:rsid="00dcedaa"/>
    </style:style>
    <style:style style:name="T46" style:family="text">
      <style:text-properties officeooo:rsid="00dd5f03"/>
    </style:style>
    <style:style style:name="T47" style:family="text">
      <style:text-properties officeooo:rsid="00de96f7"/>
    </style:style>
    <style:style style:name="T48" style:family="text">
      <style:text-properties officeooo:rsid="00df2d06"/>
    </style:style>
    <style:style style:name="T49" style:family="text">
      <style:text-properties officeooo:rsid="00e007e1"/>
    </style:style>
    <style:style style:name="T50" style:family="text">
      <style:text-properties officeooo:rsid="00e2eb1b"/>
    </style:style>
    <style:style style:name="T51" style:family="text">
      <style:text-properties officeooo:rsid="00e56b59"/>
    </style:style>
    <style:style style:name="T52" style:family="text">
      <style:text-properties officeooo:rsid="00e5de89"/>
    </style:style>
    <style:style style:name="T53" style:family="text">
      <style:text-properties officeooo:rsid="00e74a75"/>
    </style:style>
    <style:style style:name="T54" style:family="text">
      <style:text-properties officeooo:rsid="00e85e80"/>
    </style:style>
    <style:style style:name="T55" style:family="text">
      <style:text-properties officeooo:rsid="00e91f9b"/>
    </style:style>
    <style:style style:name="T56" style:family="text">
      <style:text-properties officeooo:rsid="00e9a9a4"/>
    </style:style>
    <style:style style:name="T57" style:family="text">
      <style:text-properties officeooo:rsid="0136574d"/>
    </style:style>
    <style:style style:name="T58" style:family="text">
      <style:text-properties officeooo:rsid="00faa8ea"/>
    </style:style>
    <style:style style:name="T59" style:family="text">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bottom"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0398in, 0.0398in, 0.0193in, 0.0398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0118in, 0.0398in, 0.0118in, 0.0398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0236in, 0.0236in, 0.0354in, 0.0236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fo:padding="0.0193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80"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078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top="0in" fo:margin-bottom="0.0398in"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00" style:shadow="none" draw:shadow-opacity="100%" style:mirror="none" fo:clip="rect(0.7874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padding="0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36in" svg:stroke-color="#ff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1882in" fo:padding-top="0.061in" fo:padding-bottom="0.061in" fo:padding-left="0.1102in" fo:padding-right="0.1102in" draw:shadow="hidden" draw:shadow-offset-x="0.0783in" draw:shadow-offset-y="0.0783in" draw:shadow-color="#808080" style:run-through="foreground"/>
    </style:style>
    <style:style style:name="gr4" style:family="graphic">
      <style:graphic-properties draw:stroke="solid" svg:stroke-width="0.0236in" svg:stroke-color="#ff0000" draw:marker-start="" draw:marker-start-width="0.1138in" draw:marker-start-center="false" draw:marker-end="" draw:marker-end-width="0.1138in" draw:marker-end-center="false" draw:fill="none" draw:fill-color="#ffff99" draw:textarea-horizontal-align="justify" draw:textarea-vertical-align="middle" draw:auto-grow-height="false" fo:min-height="0.228in" fo:min-width="0.1291in" fo:padding-top="0.061in" fo:padding-bottom="0.061in" fo:padding-left="0.1102in" fo:padding-right="0.1102in" draw:shadow="hidden" draw:shadow-offset-x="0.0783in" draw:shadow-offset-y="0.0783in" draw:shadow-color="#808080" style:run-through="foreground"/>
    </style:style>
    <style:style style:name="gr5" style:family="graphic">
      <style:graphic-properties draw:stroke="solid" svg:stroke-width="0.0236in" svg:stroke-color="#0047ff"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5382in" fo:padding-top="0.061in" fo:padding-bottom="0.061in" fo:padding-left="0.1102in" fo:padding-right="0.1102in" draw:shadow="hidden" draw:shadow-offset-x="0.0783in" draw:shadow-offset-y="0.0783in" draw:shadow-color="#808080" style:run-through="foreground"/>
    </style:style>
    <style:style style:name="gr6"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3382in" fo:padding-top="0.061in" fo:padding-bottom="0.061in" fo:padding-left="0.1102in" fo:padding-right="0.1102in" draw:shadow="hidden" draw:shadow-offset-x="0.0783in" draw:shadow-offset-y="0.0783in" draw:shadow-color="#808080" style:run-through="foreground"/>
    </style:style>
    <style:style style:name="gr7"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0.7882in" fo:padding-top="0.061in" fo:padding-bottom="0.061in" fo:padding-left="0.1102in" fo:padding-right="0.1102in" draw:shadow="hidden" draw:shadow-offset-x="0.0783in" draw:shadow-offset-y="0.0783in" draw:shadow-color="#808080" style:run-through="foreground"/>
    </style:style>
    <style:style style:name="gr8" style:family="graphic">
      <style:graphic-properties draw:stroke="solid" svg:stroke-width="0.028in" svg:stroke-color="#00ae00" draw:marker-start="" draw:marker-start-width="0.1201in" draw:marker-start-center="false" draw:marker-end="" draw:marker-end-width="0.1201in" draw:marker-end-center="false" draw:fill="solid" draw:fill-color="#ffff99" draw:textarea-horizontal-align="justify" draw:textarea-vertical-align="middle" draw:auto-grow-height="false" fo:min-height="0.1575in" fo:min-width="0.3339in" fo:padding-top="0.0634in" fo:padding-bottom="0.0634in" fo:padding-left="0.1126in" fo:padding-right="0.1126in" draw:shadow="hidden" draw:shadow-offset-x="0.0783in" draw:shadow-offset-y="0.0783in" draw:shadow-color="#808080" style:run-through="foreground"/>
    </style:style>
    <style:style style:name="gr9"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4382in" fo:padding-top="0.061in" fo:padding-bottom="0.061in" fo:padding-left="0.1102in" fo:padding-right="0.1102in" draw:shadow="hidden" draw:shadow-offset-x="0.0783in" draw:shadow-offset-y="0.0783in" draw:shadow-color="#808080" style:run-through="foreground"/>
    </style:style>
    <style:style style:name="gr10" style:family="graphic">
      <style:graphic-properties draw:stroke="solid" svg:stroke-width="0.0236in" svg:stroke-color="#3465a4"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9291in" fo:padding-top="0.061in" fo:padding-bottom="0.061in" fo:padding-left="0.1102in" fo:padding-right="0.1102in" draw:shadow="hidden" draw:shadow-offset-x="0.0783in" draw:shadow-offset-y="0.0783in" draw:shadow-color="#808080" style:run-through="foreground"/>
    </style:style>
    <style:style style:name="gr11" style:family="graphic">
      <style:graphic-properties draw:stroke="solid" svg:stroke-width="0.0236in" svg:stroke-color="#000000"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8291in" fo:padding-top="0.061in" fo:padding-bottom="0.061in" fo:padding-left="0.1102in" fo:padding-right="0.1102in" draw:shadow="hidden" draw:shadow-offset-x="0.0783in" draw:shadow-offset-y="0.0783in" draw:shadow-color="#808080" style:run-through="foreground"/>
    </style:style>
    <style:style style:name="gr12"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draw:auto-grow-height="false" fo:min-height="1.778in" fo:min-width="1.8291in" fo:padding-top="0.061in" fo:padding-bottom="0.061in" fo:padding-left="0.1102in" fo:padding-right="0.1102in" draw:shadow="hidden" draw:shadow-offset-x="0.0783in" draw:shadow-offset-y="0.0783in" draw:shadow-color="#808080" style:run-through="foreground"/>
    </style:style>
    <style:style style:name="gr13" style:family="graphic">
      <style:graphic-properties draw:stroke="solid" svg:stroke-width="0.028in" svg:stroke-color="#00ae00" draw:marker-start="" draw:marker-start-width="0.1201in" draw:marker-start-center="false" draw:marker-end="" draw:marker-end-width="0.1201in" draw:marker-end-center="false" draw:fill="none" draw:fill-color="#729fcf" draw:textarea-horizontal-align="justify" draw:textarea-vertical-align="middle" draw:auto-grow-height="false" fo:min-height="4.0236in" fo:min-width="1.9252in" fo:padding-top="0.0634in" fo:padding-bottom="0.0634in" fo:padding-left="0.1126in" fo:padding-right="0.1126in" draw:shadow="hidden" draw:shadow-offset-x="0.0783in" draw:shadow-offset-y="0.0783in" draw:shadow-color="#808080" style:run-through="foreground"/>
    </style:style>
    <style:style style:name="gr14"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5" style:family="graphic">
      <style:graphic-properties draw:stroke="solid" svg:stroke-width="0.0398in" svg:stroke-color="#ffd320" draw:marker-start="" draw:marker-start-width="0.1374in" draw:marker-start-center="false" draw:marker-end="" draw:marker-end-width="0.1374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0311in" svg:stroke-color="#ffd320" draw:marker-start="" draw:marker-start-width="0.1256in" draw:marker-start-center="false" draw:marker-end="" draw:marker-end-width="0.1256in" draw:marker-end-center="false" draw:fill="none" draw:fill-color="#729fcf" draw:textarea-horizontal-align="justify" draw:textarea-vertical-align="middle" draw:auto-grow-height="false" fo:min-height="1.4193in" fo:min-width="0.122in" fo:padding-top="0.0654in" fo:padding-bottom="0.0654in" fo:padding-left="0.1138in" fo:padding-right="0.1138in" draw:shadow="hidden" draw:shadow-offset-x="0.0783in" draw:shadow-offset-y="0.0783in" draw:shadow-color="#808080" style:run-through="foreground"/>
    </style:style>
    <style:style style:name="gr17" style:family="graphic">
      <style:graphic-properties draw:stroke="solid" svg:stroke-width="0.0236in" svg:stroke-color="#000000" draw:marker-start="" draw:marker-start-width="0.1138in" draw:marker-start-center="false" draw:marker-end="" draw:marker-end-width="0.1535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8" style:family="graphic">
      <style:graphic-properties draw:stroke="solid" svg:stroke-width="0.0311in" svg:stroke-color="#00ae00" draw:marker-start="" draw:marker-start-width="0.1256in" draw:marker-start-center="false" draw:marker-end="" draw:marker-end-width="0.1256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9" style:family="graphic">
      <style:graphic-properties draw:stroke="solid" svg:stroke-width="0.0236in" svg:stroke-color="#00008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8"><draw:frame draw:style-name="fr1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17">Kapitola 4 <text:s/><text:line-break/>Začínáme s programem Writer</text:p>
      <text:p text:style-name="P48">Zpracování textu pomocí LibreOffice</text:p>
      <text:h text:style-name="P63"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1">John A. Smith</text:p>
          </table:table-cell>
          <table:table-cell office:value-type="string">
            <text:p text:style-name="P41">Jean Hollis Weber</text:p>
          </table:table-cell>
          <table:table-cell office:value-type="string">
            <text:p text:style-name="P41">Hazel Russman</text:p>
          </table:table-cell>
        </table:table-row>
        <table:table-row>
          <table:table-cell office:value-type="string">
            <text:p text:style-name="P42">Olivier Hallot</text:p>
          </table:table-cell>
          <table:table-cell office:value-type="string">
            <text:p text:style-name="P42">Ron Faile Jr.</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65" text:outline-level="2"><text:bookmark-start text:name="__RefHeading__5642_1566568644"/>Poděkování<text:bookmark-end text:name="__RefHeading__5642_1566568644"/></text:h>
      <text:p text:style-name="P6">Tato kapitola byla vytvořena úpravami a aktualizacemi kapitoly 4 knihy <text:span text:style-name="LOEmphasis">Getting Started with OpenOffice.org 3.x</text:span>. Do původní kapitoly přispěli:</text:p>
      <table:table table:name="Table3" table:style-name="Table3">
        <table:table-column table:style-name="Table3.A"/>
        <table:table-column table:style-name="Table3.B"/>
        <table:table-column table:style-name="Table3.C"/>
        <table:table-row>
          <table:table-cell table:style-name="Table3.A1" office:value-type="string">
            <text:p text:style-name="P41">Jean Hollis Weber</text:p>
          </table:table-cell>
          <table:table-cell table:style-name="Table3.A1" office:value-type="string">
            <text:p text:style-name="P41">Michele Zarri</text:p>
          </table:table-cell>
          <table:table-cell table:style-name="Table3.A1" office:value-type="string">
            <text:p text:style-name="P41">Agnes Belzunce</text:p>
          </table:table-cell>
        </table:table-row>
        <table:table-row>
          <table:table-cell table:style-name="Table3.A1" office:value-type="string">
            <text:p text:style-name="P41">Daniel Carrera</text:p>
          </table:table-cell>
          <table:table-cell table:style-name="Table3.A1" office:value-type="string">
            <text:p text:style-name="P41">Spencer E. Harpe</text:p>
          </table:table-cell>
          <table:table-cell table:style-name="Table3.A1" office:value-type="string">
            <text:p text:style-name="P41">Peter Hillier-Brook</text:p>
          </table:table-cell>
        </table:table-row>
        <table:table-row>
          <table:table-cell table:style-name="Table3.A1" office:value-type="string">
            <text:p text:style-name="P41">Peter Kupfer</text:p>
          </table:table-cell>
          <table:table-cell table:style-name="Table3.A1" office:value-type="string">
            <text:p text:style-name="P41">Gary Schnabl</text:p>
          </table:table-cell>
          <table:table-cell table:style-name="Table3.A1" office:value-type="string">
            <text:p text:style-name="P41">Janet Swisher</text:p>
          </table:table-cell>
        </table:table-row>
        <table:table-row>
          <table:table-cell table:style-name="Table3.A1" office:value-type="string">
            <text:p text:style-name="P41">Linda Worthington</text:p>
          </table:table-cell>
          <table:table-cell table:style-name="Table3.A1" office:value-type="string">
            <text:p text:style-name="P41"/>
          </table:table-cell>
          <table:table-cell table:style-name="Table3.A1" office:value-type="string">
            <text:p text:style-name="P41"/>
          </table:table-cell>
        </table:table-row>
      </table:table>
      <text:h text:style-name="P66" text:outline-level="2"><text:bookmark-start text:name="__RefHeading__5644_1566568644"/>Datum vydání a verze programu<text:bookmark-end text:name="__RefHeading__5644_1566568644"/></text:h>
      <text:p text:style-name="P4">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Windows nebo Linux</text:p>
          </table:table-cell>
          <table:table-cell table:style-name="Table1.A1" office:value-type="string">
            <text:p text:style-name="P35">Ekvivalent pro Mac</text:p>
          </table:table-cell>
          <table:table-cell table:style-name="Table1.A1" office:value-type="string">
            <text:p text:style-name="P35">Výsledek</text:p>
          </table:table-cell>
        </table:table-row>
        <table:table-row table:style-name="Table1.1">
          <table:table-cell table:style-name="Table1.A2" office:value-type="string">
            <text:p text:style-name="P22"><text:span text:style-name="LOMenuPath">Nástroje &gt; Možnosti</text:span> výběr v nabídce</text:p>
          </table:table-cell>
          <table:table-cell table:style-name="Table1.B2" office:value-type="string">
            <text:p text:style-name="P22"><text:span text:style-name="LOMenuPath">LibreOffice &gt; Předvolby</text:span></text:p>
          </table:table-cell>
          <table:table-cell table:style-name="Table1.B2" office:value-type="string">
            <text:p text:style-name="P22">Otevřou se možnosti nastavení</text:p>
          </table:table-cell>
        </table:table-row>
        <table:table-row table:style-name="Table1.1">
          <table:table-cell table:style-name="Table1.A2" office:value-type="string">
            <text:p text:style-name="P22"><text:span text:style-name="LOKeystroke">Klepnutí pravým tlačítkem</text:span></text:p>
          </table:table-cell>
          <table:table-cell table:style-name="Table1.A2" office:value-type="string">
            <text:p text:style-name="P22">Control + kliknout a/nebo kliknutí pravým tlačítkem v závislosti na operačním systému počítače</text:p>
          </table:table-cell>
          <table:table-cell table:style-name="Table1.B2" office:value-type="string">
            <text:p text:style-name="P22">Otevře se místní nabídka</text:p>
          </table:table-cell>
        </table:table-row>
        <table:table-row table:style-name="Table1.1">
          <table:table-cell table:style-name="Table1.A2" office:value-type="string">
            <text:p text:style-name="P22"><text:span text:style-name="LOKeystroke">Ctrl</text:span> (<text:span text:style-name="LOKeystroke">Control</text:span>)</text:p>
          </table:table-cell>
          <table:table-cell table:style-name="Table1.A2" office:value-type="string">
            <text:p text:style-name="P22">⌘ (<text:span text:style-name="LOKeystroke">Command</text:span>)</text:p>
          </table:table-cell>
          <table:table-cell table:style-name="Table1.A2" office:value-type="string">
            <text:p text:style-name="P22">Používá se i s dalšími klávesami</text:p>
          </table:table-cell>
        </table:table-row>
        <table:table-row table:style-name="Table1.1">
          <table:table-cell table:style-name="Table1.A2" office:value-type="string">
            <text:p text:style-name="P22"><text:span text:style-name="LOKeystroke">F5</text:span></text:p>
          </table:table-cell>
          <table:table-cell table:style-name="Table1.A2" office:value-type="string">
            <text:p text:style-name="P22"><text:span text:style-name="LOKeystroke">Shift</text:span>+⌘+<text:span text:style-name="LOKeystroke">F5</text:span></text:p>
          </table:table-cell>
          <table:table-cell table:style-name="Table1.A2" office:value-type="string">
            <text:p text:style-name="P22">Otevře se Navigátor</text:p>
          </table:table-cell>
        </table:table-row>
        <table:table-row table:style-name="Table1.1">
          <table:table-cell table:style-name="Table1.A2" office:value-type="string">
            <text:p text:style-name="P22"><text:span text:style-name="LOKeystroke">F11</text:span></text:p>
          </table:table-cell>
          <table:table-cell table:style-name="Table1.A2" office:value-type="string">
            <text:p text:style-name="P22">⌘+<text:span text:style-name="LOKeystroke">T</text:span></text:p>
          </table:table-cell>
          <table:table-cell table:style-name="Table1.A2" office:value-type="string">
            <text:p text:style-name="P22">Otevře okno Styly a formátování.</text:p>
          </table:table-cell>
        </table:table-row>
      </table:table>
      <text:p text:style-name="P6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1"><text:a xlink:type="simple" xlink:href="#__RefHeading__5638_1566568644" text:style-name="Index_20_Link" text:visited-style-name="Index_20_Link">Přispěvatelé<text:tab/>2</text:a></text:p>
          <text:p text:style-name="P51"><text:a xlink:type="simple" xlink:href="#__RefHeading__5640_1566568644" text:style-name="Index_20_Link" text:visited-style-name="Index_20_Link">Zpětná vazba<text:tab/>2</text:a></text:p>
          <text:p text:style-name="P51"><text:a xlink:type="simple" xlink:href="#__RefHeading__5642_1566568644" text:style-name="Index_20_Link" text:visited-style-name="Index_20_Link">Poděkování<text:tab/>2</text:a></text:p>
          <text:p text:style-name="P51"><text:a xlink:type="simple" xlink:href="#__RefHeading__5644_1566568644"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text:tab/>2</text:a></text:p>
          <text:p text:style-name="P55"><text:a xlink:type="simple" xlink:href="#__RefHeading___Toc7179_1879376313" text:style-name="Index_20_Link" text:visited-style-name="Index_20_Link">Co je Writer?<text:tab/>5</text:a></text:p>
          <text:p text:style-name="P55"><text:a xlink:type="simple" xlink:href="#__RefHeading__19478_697337876" text:style-name="Index_20_Link" text:visited-style-name="Index_20_Link">Rozhraní programu Writer<text:tab/>5</text:a></text:p>
          <text:p text:style-name="P51"><text:a xlink:type="simple" xlink:href="#__RefHeading__19480_697337876" text:style-name="Index_20_Link" text:visited-style-name="Index_20_Link">Stavový řádek<text:tab/>6</text:a></text:p>
          <text:p text:style-name="P51"><text:a xlink:type="simple" xlink:href="#__RefHeading__3714_2003494879" text:style-name="Index_20_Link" text:visited-style-name="Index_20_Link">Postranní lišta<text:tab/>8</text:a></text:p>
          <text:p text:style-name="P55"><text:a xlink:type="simple" xlink:href="#__RefHeading__19482_697337876" text:style-name="Index_20_Link" text:visited-style-name="Index_20_Link">Změna zobrazení dokumentu<text:tab/>10</text:a></text:p>
          <text:p text:style-name="P55"><text:a xlink:type="simple" xlink:href="#__RefHeading__19484_697337876" text:style-name="Index_20_Link" text:visited-style-name="Index_20_Link">Rychlý pohyb v dokumentu<text:tab/>10</text:a></text:p>
          <text:p text:style-name="P55"><text:a xlink:type="simple" xlink:href="#__RefHeading__19486_697337876" text:style-name="Index_20_Link" text:visited-style-name="Index_20_Link">Práce s dokumenty<text:tab/>11</text:a></text:p>
          <text:p text:style-name="P51"><text:a xlink:type="simple" xlink:href="#__RefHeading__19488_697337876" text:style-name="Index_20_Link" text:visited-style-name="Index_20_Link">Ukládání ve formátu Microsoft Word<text:tab/>11</text:a></text:p>
          <text:p text:style-name="P55"><text:a xlink:type="simple" xlink:href="#__RefHeading__19490_697337876" text:style-name="Index_20_Link" text:visited-style-name="Index_20_Link">Práce s textem<text:tab/>12</text:a></text:p>
          <text:p text:style-name="P51"><text:a xlink:type="simple" xlink:href="#__RefHeading__19492_697337876" text:style-name="Index_20_Link" text:visited-style-name="Index_20_Link">Výběr nesouvislého textu<text:tab/>12</text:a></text:p>
          <text:p text:style-name="P51"><text:a xlink:type="simple" xlink:href="#__RefHeading__19494_697337876" text:style-name="Index_20_Link" text:visited-style-name="Index_20_Link">Výběr svislého bloku textu<text:tab/>13</text:a></text:p>
          <text:p text:style-name="P51"><text:a xlink:type="simple" xlink:href="#__RefHeading__19496_697337876" text:style-name="Index_20_Link" text:visited-style-name="Index_20_Link">Vyjímání, kopírování a vkládání textu<text:tab/>14</text:a></text:p>
          <text:p text:style-name="P51"><text:a xlink:type="simple" xlink:href="#__RefHeading__19498_697337876" text:style-name="Index_20_Link" text:visited-style-name="Index_20_Link">Vyhledávání a nahrazování textu a formátování<text:tab/>14</text:a></text:p>
          <text:p text:style-name="P52"><text:a xlink:type="simple" xlink:href="#__RefHeading__83375_462712302" text:style-name="Index_20_Link" text:visited-style-name="Index_20_Link">Používání nástrojové lišty Najít<text:tab/>15</text:a></text:p>
          <text:p text:style-name="P52"><text:a xlink:type="simple" xlink:href="#__RefHeading__83377_462712302" text:style-name="Index_20_Link" text:visited-style-name="Index_20_Link">Používání dialogového okna Najít a nahradit<text:tab/>15</text:a></text:p>
          <text:p text:style-name="P51"><text:a xlink:type="simple" xlink:href="#__RefHeading__19500_697337876" text:style-name="Index_20_Link" text:visited-style-name="Index_20_Link">Vkládání speciálních znaků<text:tab/>16</text:a></text:p>
          <text:p text:style-name="P51"><text:a xlink:type="simple" xlink:href="#__RefHeading__19502_697337876" text:style-name="Index_20_Link" text:visited-style-name="Index_20_Link">Vkládání pomlček, nezlomitelných mezer a spojovníků<text:tab/>17</text:a></text:p>
          <text:p text:style-name="P51"><text:a xlink:type="simple" xlink:href="#__RefHeading__19504_697337876" text:style-name="Index_20_Link" text:visited-style-name="Index_20_Link">Nastavení kroků tabulátoru a odsazení<text:tab/>17</text:a></text:p>
          <text:p text:style-name="P51"><text:a xlink:type="simple" xlink:href="#__RefHeading__19506_697337876" text:style-name="Index_20_Link" text:visited-style-name="Index_20_Link">Změna výchozí velikosti kroku tabulátoru<text:tab/>18</text:a></text:p>
          <text:p text:style-name="P51"><text:a xlink:type="simple" xlink:href="#__RefHeading__19508_697337876" text:style-name="Index_20_Link" text:visited-style-name="Index_20_Link">Kontrola pravopisu a gramatiky<text:tab/>18</text:a></text:p>
          <text:p text:style-name="P51"><text:a xlink:type="simple" xlink:href="#__RefHeading__19510_697337876" text:style-name="Index_20_Link" text:visited-style-name="Index_20_Link">Používání vestavěných jazykových nástrojů<text:tab/>19</text:a></text:p>
          <text:p text:style-name="P51"><text:a xlink:type="simple" xlink:href="#__RefHeading__19512_697337876" text:style-name="Index_20_Link" text:visited-style-name="Index_20_Link">Používání automatických oprav<text:tab/>20</text:a></text:p>
          <text:p text:style-name="P51"><text:a xlink:type="simple" xlink:href="#__RefHeading__19514_697337876" text:style-name="Index_20_Link" text:visited-style-name="Index_20_Link">Používání dokončování slov<text:tab/>20</text:a></text:p>
          <text:p text:style-name="P51"><text:a xlink:type="simple" xlink:href="#__RefHeading__19516_697337876" text:style-name="Index_20_Link" text:visited-style-name="Index_20_Link">Používání automatického textu<text:tab/>21</text:a></text:p>
          <text:p text:style-name="P52"><text:a xlink:type="simple" xlink:href="#__RefHeading__83379_462712302" text:style-name="Index_20_Link" text:visited-style-name="Index_20_Link">Vytváření automatického textu<text:tab/>21</text:a></text:p>
          <text:p text:style-name="P52"><text:a xlink:type="simple" xlink:href="#__RefHeading__83381_462712302" text:style-name="Index_20_Link" text:visited-style-name="Index_20_Link">Vkládání automatického textu<text:tab/>21</text:a></text:p>
          <text:p text:style-name="P55"><text:a xlink:type="simple" xlink:href="#__RefHeading__19518_697337876" text:style-name="Index_20_Link" text:visited-style-name="Index_20_Link">Formátování textu<text:tab/>21</text:a></text:p>
          <text:p text:style-name="P51"><text:a xlink:type="simple" xlink:href="#__RefHeading__19520_697337876" text:style-name="Index_20_Link" text:visited-style-name="Index_20_Link">Doporučuje se používat styly<text:tab/>21</text:a></text:p>
          <text:p text:style-name="P51"><text:a xlink:type="simple" xlink:href="#__RefHeading__19522_697337876" text:style-name="Index_20_Link" text:visited-style-name="Index_20_Link">Formátování odstavců<text:tab/>22</text:a></text:p>
          <text:p text:style-name="P51"><text:a xlink:type="simple" xlink:href="#__RefHeading__19524_697337876" text:style-name="Index_20_Link" text:visited-style-name="Index_20_Link">Formátování znaků<text:tab/>22</text:a></text:p>
          <text:p text:style-name="P51"><text:a xlink:type="simple" xlink:href="#__RefHeading__19526_697337876" text:style-name="Index_20_Link" text:visited-style-name="Index_20_Link">Automatický formát<text:tab/>23</text:a></text:p>
          <text:p text:style-name="P51"><text:a xlink:type="simple" xlink:href="#__RefHeading__19528_697337876" text:style-name="Index_20_Link" text:visited-style-name="Index_20_Link">Vytváření číslovaných nebo odrážkových seznamů<text:tab/>23</text:a></text:p>
          <text:p text:style-name="P52"><text:a xlink:type="simple" xlink:href="#__RefHeading__83383_462712302" text:style-name="Index_20_Link" text:visited-style-name="Index_20_Link">Používání nástrojové lišty Odrážky a číslování<text:tab/>23</text:a></text:p>
          <text:p text:style-name="P52"><text:a xlink:type="simple" xlink:href="#__RefHeading__83385_462712302" text:style-name="Index_20_Link" text:visited-style-name="Index_20_Link">Formátování odrážek a číslování pomocí postranní lišty<text:tab/>24</text:a></text:p>
          <text:p text:style-name="P51"><text:a xlink:type="simple" xlink:href="#__RefHeading__19530_697337876" text:style-name="Index_20_Link" text:visited-style-name="Index_20_Link">Dělení slov<text:tab/>24</text:a></text:p>
          <text:p text:style-name="P52"><text:a xlink:type="simple" xlink:href="#__RefHeading__83387_462712302" text:style-name="Index_20_Link" text:visited-style-name="Index_20_Link">Automatické dělení slov<text:tab/>24</text:a></text:p>
          <text:p text:style-name="P52"><text:soft-page-break/><text:a xlink:type="simple" xlink:href="#__RefHeading__83389_462712302" text:style-name="Index_20_Link" text:visited-style-name="Index_20_Link">Ruční dělení slov<text:tab/>25</text:a></text:p>
          <text:p text:style-name="P55"><text:a xlink:type="simple" xlink:href="#__RefHeading__19534_697337876" text:style-name="Index_20_Link" text:visited-style-name="Index_20_Link">Formátování stránek<text:tab/>26</text:a></text:p>
          <text:p text:style-name="P51"><text:a xlink:type="simple" xlink:href="#__RefHeading__19536_697337876" text:style-name="Index_20_Link" text:visited-style-name="Index_20_Link">Jaký způsob rozvržení zvolit?<text:tab/>26</text:a></text:p>
          <text:p text:style-name="P51"><text:a xlink:type="simple" xlink:href="#__RefHeading__19538_697337876" text:style-name="Index_20_Link" text:visited-style-name="Index_20_Link">Vytváření záhlaví a zápatí<text:tab/>27</text:a></text:p>
          <text:p text:style-name="P52"><text:a xlink:type="simple" xlink:href="#__RefHeading__83391_462712302" text:style-name="Index_20_Link" text:visited-style-name="Index_20_Link">Vkládání záhlaví nebo zápatí<text:tab/>27</text:a></text:p>
          <text:p text:style-name="P52"><text:a xlink:type="simple" xlink:href="#__RefHeading__83393_462712302" text:style-name="Index_20_Link" text:visited-style-name="Index_20_Link">Vkládání obsahu záhlaví a zápatí<text:tab/>28</text:a></text:p>
          <text:p text:style-name="P51"><text:a xlink:type="simple" xlink:href="#__RefHeading__19540_697337876" text:style-name="Index_20_Link" text:visited-style-name="Index_20_Link">Číslování stránek<text:tab/>28</text:a></text:p>
          <text:p text:style-name="P52"><text:a xlink:type="simple" xlink:href="#__RefHeading__83395_462712302" text:style-name="Index_20_Link" text:visited-style-name="Index_20_Link">Zobrazení čísla strany<text:tab/>28</text:a></text:p>
          <text:p text:style-name="P52"><text:a xlink:type="simple" xlink:href="#__RefHeading__83397_462712302" text:style-name="Index_20_Link" text:visited-style-name="Index_20_Link">Vkládání celkového počtu stránek<text:tab/>29</text:a></text:p>
          <text:p text:style-name="P52"><text:a xlink:type="simple" xlink:href="#__RefHeading__83399_462712302" text:style-name="Index_20_Link" text:visited-style-name="Index_20_Link">Restartování číslování stránek<text:tab/>29</text:a></text:p>
          <text:p text:style-name="P51"><text:a xlink:type="simple" xlink:href="#__RefHeading__19542_697337876" text:style-name="Index_20_Link" text:visited-style-name="Index_20_Link">Změna okrajů stránky<text:tab/>30</text:a></text:p>
          <text:p text:style-name="P55"><text:a xlink:type="simple" xlink:href="#__RefHeading__19544_697337876" text:style-name="Index_20_Link" text:visited-style-name="Index_20_Link">Přidávání komentářů do dokumentu<text:tab/>31</text:a></text:p>
          <text:p text:style-name="P55"><text:a xlink:type="simple" xlink:href="#__RefHeading__19546_697337876" text:style-name="Index_20_Link" text:visited-style-name="Index_20_Link">Vytváření obsahu<text:tab/>32</text:a></text:p>
          <text:p text:style-name="P55"><text:a xlink:type="simple" xlink:href="#__RefHeading__19548_697337876" text:style-name="Index_20_Link" text:visited-style-name="Index_20_Link">Vytváření rejstříků a seznamů použité literatury<text:tab/>33</text:a></text:p>
          <text:p text:style-name="P55"><text:a xlink:type="simple" xlink:href="#__RefHeading__19550_697337876" text:style-name="Index_20_Link" text:visited-style-name="Index_20_Link">Práce s obrázky<text:tab/>33</text:a></text:p>
          <text:p text:style-name="P55"><text:a xlink:type="simple" xlink:href="#__RefHeading__15546_508553458" text:style-name="Index_20_Link" text:visited-style-name="Index_20_Link">Tisk<text:tab/>33</text:a></text:p>
          <text:p text:style-name="P55"><text:a xlink:type="simple" xlink:href="#__RefHeading__15690_508553458" text:style-name="Index_20_Link" text:visited-style-name="Index_20_Link">Použití hromadné korespondence<text:tab/>33</text:a></text:p>
          <text:p text:style-name="P55"><text:a xlink:type="simple" xlink:href="#__RefHeading__19576_697337876" text:style-name="Index_20_Link" text:visited-style-name="Index_20_Link">Sledování změn v dokumentu<text:tab/>33</text:a></text:p>
          <text:p text:style-name="P55"><text:a xlink:type="simple" xlink:href="#__RefHeading__23424_697337876" text:style-name="Index_20_Link" text:visited-style-name="Index_20_Link">Používání polí<text:tab/>34</text:a></text:p>
          <text:p text:style-name="P55"><text:a xlink:type="simple" xlink:href="#__RefHeading__22921_697337876" text:style-name="Index_20_Link" text:visited-style-name="Index_20_Link">Odkazování na jiné části dokumentu<text:tab/>34</text:a></text:p>
          <text:p text:style-name="P51"><text:a xlink:type="simple" xlink:href="#__RefHeading__16987_537374987" text:style-name="Index_20_Link" text:visited-style-name="Index_20_Link">Používání hypertextových odkazů<text:tab/>35</text:a></text:p>
          <text:p text:style-name="P51"><text:a xlink:type="simple" xlink:href="#__RefHeading__19586_697337876" text:style-name="Index_20_Link" text:visited-style-name="Index_20_Link">Používání křížových odkazů<text:tab/>35</text:a></text:p>
          <text:p text:style-name="P51"><text:a xlink:type="simple" xlink:href="#__RefHeading__19588_697337876" text:style-name="Index_20_Link" text:visited-style-name="Index_20_Link">Používání záložek<text:tab/>36</text:a></text:p>
          <text:p text:style-name="P55"><text:a xlink:type="simple" xlink:href="#__RefHeading__19580_697337876" text:style-name="Index_20_Link" text:visited-style-name="Index_20_Link">Používání hlavních dokumentů<text:tab/>37</text:a></text:p>
          <text:p text:style-name="P55"><text:a xlink:type="simple" xlink:href="#__RefHeading__19582_697337876" text:style-name="Index_20_Link" text:visited-style-name="Index_20_Link">Vytváření vyplňovacích formulářů<text:tab/>37</text:a></text:p>
        </text:index-body>
      </text:table-of-content>
      <text:p text:style-name="Page_20_Break"/>
      <text:h text:style-name="P64" text:outline-level="1"><text:bookmark-start text:name="__RefHeading___Toc7179_1879376313"/>Co je Writer?<text:bookmark-end text:name="__RefHeading___Toc7179_1879376313"/></text:h>
      <text:p text:style-name="Text_20_body">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7798970371024067261" text:style-name="List_20_1">
        <text:list-item>
          <text:p text:style-name="P74">šablony a styly (kapitola 3),</text:p>
        </text:list-item>
        <text:list-item>
          <text:p text:style-name="P74">různé způsoby rozvržení stránek, včetně rámců, sloupců a tabulek,</text:p>
        </text:list-item>
        <text:list-item>
          <text:p text:style-name="P75">automatizované obsahy a rejstříky</text:p>
        </text:list-item>
        <text:list-item>
          <text:p text:style-name="P74">obrázky, sešity a další objekty vložené přímo nebo jako odkaz,</text:p>
        </text:list-item>
        <text:list-item>
          <text:p text:style-name="P74">vestavěné nástroje na kreslení,</text:p>
        </text:list-item>
        <text:list-item>
          <text:p text:style-name="P74">hlavní dokumenty umožňující seskupit sadu dokumentů do jediného,</text:p>
        </text:list-item>
        <text:list-item>
          <text:p text:style-name="P74">sledování změn při úpravách dokumentu,</text:p>
        </text:list-item>
        <text:list-item>
          <text:p text:style-name="P74">propojení s databází, včetně seznamu použité literatury,</text:p>
        </text:list-item>
        <text:list-item>
          <text:p text:style-name="P75">hromadná korespondence</text:p>
        </text:list-item>
        <text:list-item>
          <text:p text:style-name="P74">export do PDF včetně záložek (kapitola 10),</text:p>
        </text:list-item>
        <text:list-item>
          <text:p text:style-name="P76">elektronický podpis dokumentu</text:p>
        </text:list-item>
        <text:list-item>
          <text:p text:style-name="P76">návrh formuláře a vyplňování</text:p>
        </text:list-item>
        <text:list-item>
          <text:p text:style-name="List_20_1">a mnoho dalších funkcí.</text:p>
        </text:list-item>
      </text:list>
      <text:p text:style-name="Text_20_body">Tyto funkce jsou podrobně popsány v příručce <text:span text:style-name="LOEmphasis">Writer Guide</text:span>.</text:p>
      <text:h text:style-name="Heading_20_1" text:outline-level="1"><text:bookmark-start text:name="__RefHeading__19478_697337876"/>Rozhraní programu Writer<text:bookmark-end text:name="__RefHeading__19478_697337876"/></text:h>
      <text:p text:style-name="P16">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57"><draw:frame draw:style-name="fr1" draw:name="Frame14" text:anchor-type="as-char" svg:width="6.6929in" draw:z-index="1"><draw:text-box fo:min-height="3.7165in"><text:p text:style-name="Caption"><draw:frame draw:style-name="fr32" draw:name="Object1" text:anchor-type="as-char" svg:y="-3.5839in" svg:width="6.4957in" svg:height="3.6929in" draw:z-index="54"><draw:object xlink:href="./Object 1" xlink:type="simple" xlink:show="embed" xlink:actuate="onLoad"/><draw:image xlink:href="./ObjectReplacements/Object 1" xlink:type="simple" xlink:show="embed" xlink:actuate="onLoad"/></draw:frame></text:p><text:p text:style-name="Caption">Obrázek <text:sequence text:ref-name="refFigure0" text:name="Figure" text:formula="ooow:Figure+1" style:num-format="1">1</text:sequence>: Hlavní pracovní plocha programu Writer</text:p></draw:text-box></draw:frame></text:p>
      <text:h text:style-name="Heading_20_2" text:outline-level="2"><text:bookmark-start text:name="__RefHeading__19480_697337876"/><text:soft-page-break/>Stavový řádek<text:bookmark-end text:name="__RefHeading__19480_697337876"/></text:h>
      <text:p text:style-name="Text_20_body"><text:alphabetical-index-mark text:string-value="Writer" text:key1="stavový řádek"/>Stavový řádek programu Writer poskytuje informace o dokumentu a umožňuje pohodlným způsobem měnit některé vlastnosti dokumentu.</text:p>
      <text:p text:style-name="P54"><draw:frame draw:style-name="fr2" draw:name="Frame41" text:anchor-type="as-char" svg:width="5.5937in" draw:z-index="2"><draw:text-box fo:min-height="1.2291in"><text:p text:style-name="Caption"><draw:frame draw:style-name="fr12" draw:name="Image3" text:anchor-type="as-char" svg:width="5.5937in" svg:height="1.0209in" draw:z-index="3"><draw:image xlink:href="Pictures/1000000000000219000000620C1DBFD7C1D7A77A.png" xlink:type="simple" xlink:show="embed" xlink:actuate="onLoad"/></draw:frame></text:p><text:p text:style-name="Caption">Obrázek <text:sequence text:ref-name="refFigure1" text:name="Figure" text:formula="ooow:Figure+1" style:num-format="1">2</text:sequence>: Levá část stavového řádku</text:p></draw:text-box></draw:frame></text:p>
      <text:p text:style-name="Figure"><draw:frame draw:style-name="fr2" draw:name="Frame42" text:anchor-type="as-char" svg:width="5.4791in" draw:z-index="4"><draw:text-box fo:min-height="1.1874in"><text:p text:style-name="Caption"><draw:frame draw:style-name="fr12" draw:name="Image4" text:anchor-type="as-char" svg:width="5.4791in" svg:height="0.9689in" draw:z-index="5"><draw:image xlink:href="Pictures/100000000000020E0000005D1FCA37B0A93CE7B8.png" xlink:type="simple" xlink:show="embed" xlink:actuate="onLoad"/></draw:frame></text:p><text:p text:style-name="Caption">Obrázek <text:sequence text:ref-name="refFigure2" text:name="Figure" text:formula="ooow:Figure+1" style:num-format="1">3</text:sequence>: Pravá část stavového řádku</text:p></draw:text-box></draw:frame></text:p>
      <text:p text:style-name="Definition_20_Term">Číslo stránky</text:p>
      <text:p text:style-name="Text_20_body_20_indent">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Text_20_body_20_indent">Pokud je v dokumentu definována alespoň jedna záložka, klepnutí pravým tlačítkem myši na toto pole zobrazíme seznam záložek; následně klepneme na požadovanou záložku.</text:p>
      <text:p text:style-name="Text_20_body_20_indent">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Definition_20_Term">Počet slov a znaků</text:p>
      <text:p text:style-name="Text_20_body_20_indent">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20"><draw:frame draw:style-name="fr13" draw:name="Image5" text:anchor-type="as-char" svg:width="1.552in" svg:height="0.9063in" draw:z-index="6"><draw:image xlink:href="Pictures/100000000000009500000057CA480F43B5175A9B.png" xlink:type="simple" xlink:show="embed" xlink:actuate="onLoad"/></draw:frame></text:p>
          </table:table-cell>
          <table:table-cell table:style-name="Table21.A1" office:value-type="string">
            <text:p text:style-name="P20"><draw:frame draw:style-name="fr14" draw:name="graphics39" text:anchor-type="as-char" svg:width="2.1874in" svg:height="0.8957in" draw:z-index="7"><draw:image xlink:href="Pictures/10000000000000D2000000562424B9CD1542F738.png" xlink:type="simple" xlink:show="embed" xlink:actuate="onLoad"/></draw:frame></text:p>
          </table:table-cell>
        </table:table-row>
      </table:table>
      <text:p text:style-name="Text_20_body_20_indent">Podrobnější statistiku o počtech znaků, například jejich počet bez mezer, zobrazíme tím, že ve stavovém řádku poklepeme na pole počtu slov nebo zvolíme <text:span text:style-name="LOMenuPath">Nástroje &gt; Počet slov</text:span>.</text:p>
      <text:p text:style-name="Definition_20_Term">Styl stránky</text:p>
      <text:p text:style-name="Text_20_body_20_indent">Zobrazuje styl aktuální stránky. Tento styl změníme tím, že na toto pole klepneme pravým tlačítkem. Zobrazí se seznam stylů, z něhož klepnutím jeden zvolíme.</text:p>
      <text:p text:style-name="Text_20_body_20_indent">Chceme-li styl aktuální stránky upravit, na pole poklepeme. Otevře se dialogové okno Styl stránky.</text:p>
      <text:p text:style-name="Definition_20_Term">Jazyk</text:p>
      <text:p text:style-name="Text_20_body_20_indent">Zobrazuje jazyk textu na pozici kurzoru nebo vybraného textu. Tento jazyk se používá ke kontrole pravopisu, dělení slov a slovník synonym.</text:p>
      <text:p text:style-name="Text_20_body_20_indent">Klepnutím otevřeme nabídku, z níž můžeme pro vybraný text nebo odstavec, ve kterém se nachází kurzor, zvolit jiný jazyk. Můžeme také nastavit <text:span text:style-name="LOMenuPath">Žádný (nekontrolovat pravopis)</text:span>, čímž v daném textu zrušíme kontrolu pravopisu, nebo klepneme na <text:span text:style-name="LOMenuPath">Více</text:span>, čímž otevřeme dialogové okno Znak. V této nabídce můžeme také odstranit i všechna přímá nastavení jazyka a obnovit výchozí jazyk.</text:p>
      <text:p text:style-name="Definition_20_Term"><text:soft-page-break/>Režim vkládání</text:p>
      <text:p text:style-name="Text_20_body_20_indent">Pokud program je v režimu vkládání, je tato oblast prázdná. Poklepáním režim změníme na <text:span text:style-name="L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LOMenuPath">Úpravy &gt; Sledování změn &gt; Záznam</text:span>.</text:p>
      <text:p text:style-name="Definition_20_Term">Režim výběru</text:p>
      <text:p text:style-name="Text_20_body_20_indent">Klepnutím zvolíme různé režimy výběru. Tlačítko v tomto poli se nemění, pokud však nad něj umístíme ukazatel myši, zobrazí se název aktivního režimu.</text:p>
      <text:p text:style-name="Text_20_body_20_indent">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Table_20_Heading">Režim</text:p>
            </table:table-cell>
            <table:table-cell table:style-name="Table14.A1" office:value-type="string">
              <text:p text:style-name="Table_20_Heading">Výsledek</text:p>
            </table:table-cell>
          </table:table-row>
        </table:table-header-rows>
        <table:table-row>
          <table:table-cell table:style-name="Table14.A2" office:value-type="string">
            <text:p text:style-name="Table_20_Contents">Standardní výběr</text:p>
          </table:table-cell>
          <table:table-cell table:style-name="Table14.B2" office:value-type="string">
            <text:p text:style-name="Table_20_Contents">Klepneme do textu tam, kam chceme umístit kurzor, nebo klepneme do buňky a tím ji aktivujeme. Jiný výběr se přitom zruší.</text:p>
          </table:table-cell>
        </table:table-row>
        <table:table-row>
          <table:table-cell table:style-name="Table14.A3" office:value-type="string">
            <text:p text:style-name="Table_20_Contents">Rozšiřitelný výběr (<text:span text:style-name="LOKeystroke">F8</text:span>)</text:p>
          </table:table-cell>
          <table:table-cell table:style-name="Table14.B3" office:value-type="string">
            <text:p text:style-name="Table_20_Contents">Klepnutím do textu rozšíří nebo omezí aktuální výběr.</text:p>
          </table:table-cell>
        </table:table-row>
        <table:table-row>
          <table:table-cell table:style-name="Table14.A2" office:value-type="string">
            <text:p text:style-name="Table_20_Contents">Doplnitelný výběr <text:span text:style-name="LOKeystroke">(Shift + F8) </text:span></text:p>
          </table:table-cell>
          <table:table-cell table:style-name="Table14.B4" office:value-type="string">
            <text:p text:style-name="Table_20_Contents">Nový výběr se přidá ke stávajícímu výběru. Výsledkem je vícenásobný výběr.</text:p>
          </table:table-cell>
        </table:table-row>
        <table:table-row>
          <table:table-cell table:style-name="Table14.A5" office:value-type="string">
            <text:p text:style-name="Table_20_Contents">Výběr bloku <text:span text:style-name="LOKeystroke">(Ctrl + Shift + F8)</text:span></text:p>
          </table:table-cell>
          <table:table-cell table:style-name="Table14.B5" office:value-type="string">
            <text:p text:style-name="Table_20_Contents">Lze vybrat blok textu.</text:p>
          </table:table-cell>
        </table:table-row>
      </table:table>
      <text:p text:style-name="Text_20_body_20_indent">V systému Windows můžeme blok textu vybrat i tím, že během tažení myší podržíme klávesu <text:span text:style-name="LOKeystroke">Alt</text:span>. Není třeba tedy používat režim výběru bloku.</text:p>
      <text:p text:style-name="Definition_20_Term"><text:alphabetical-index-mark text:string-value="označení neuložených změn"/>Stav změn dokumentu</text:p>
      <text:p text:style-name="Text_20_body_20_indent">Ikona (<draw:frame draw:style-name="fr15" draw:name="graphics97" text:anchor-type="as-char" svg:width="0.2362in" svg:height="0.189in" draw:z-index="55"><draw:image xlink:href="Pictures/1000020100000018000000136924E4E532A94595.png" xlink:type="simple" xlink:show="embed" xlink:actuate="onLoad"/></draw:frame>) v tomto poli značí, že v dokumentu jsou uložené změny. Pokud byl dokument upraven a změny nebyly uloženy, změní se ikona na (<draw:frame draw:style-name="fr16" draw:name="graphics98" text:anchor-type="as-char" svg:width="0.2283in" svg:height="0.2126in" draw:z-index="56"><draw:image xlink:href="Pictures/100002010000001600000011B01E0C884FFA59D1.png" xlink:type="simple" xlink:show="embed" xlink:actuate="onLoad"/></draw:frame>). Kliknutím na ikonu neuložené změny dokument uložíme.</text:p>
      <text:p text:style-name="Definition_20_Term">Elektronický podpis</text:p>
      <text:p text:style-name="Text_20_body_20_indent">Pokud byl dokument elektronicky podepsán, zobrazí se v tomto poli ikona (<draw:frame draw:style-name="fr17" draw:name="graphics99" text:anchor-type="as-char" svg:width="0.1882in" svg:height="0.1882in" draw:z-index="70"><draw:image xlink:href="Pictures/10000201000000100000001051033F8F9B7EC0D2.png" xlink:type="simple" xlink:show="embed" xlink:actuate="onLoad"/></draw:frame>). V opačném případě pole zůstane prázdné. <text:s/>Poklepáním na ikonu zobrazíme certifikát podpisu.</text:p>
      <text:p text:style-name="Definition_20_Term">Informace o sekci nebo objektu</text:p>
      <text:p text:style-name="Text_20_body_20_indent">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 Writer</text:span>.</text:p>
      <text:p text:style-name="Definition_20_Term"><text:reference-mark-start text:name="View layout"/>Režim zobrazení<text:reference-mark-end text:name="View layout"/></text:p>
      <text:p text:style-name="P56">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3">4</text:sequence-ref>.</text:p>
      <text:p text:style-name="Definition_20_Term"><text:alphabetical-index-mark text:string-value="přiblížení"/><text:alphabetical-index-mark text:string-value="přiblížení" text:key1="Writer"/>Přiblížení</text:p>
      <text:p text:style-name="Text_20_body_20_indent">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Figure"><draw:frame draw:style-name="fr12" draw:name="graphics45" text:anchor-type="as-char" svg:width="2.0299in" svg:height="0.2799in" draw:z-index="71"><draw:image xlink:href="Pictures/10000000000000C30000001B9E8B0BF404B8120A.png" xlink:type="simple" xlink:show="embed" xlink:actuate="onLoad"/></draw:frame></text:p>
      <text:p text:style-name="Figure"><text:soft-page-break/><draw:frame draw:style-name="fr3" draw:name="Frame5" text:anchor-type="as-char" svg:width="4.9217in" draw:z-index="8"><draw:text-box fo:min-height="3.278in"><text:p text:style-name="Caption"><draw:frame draw:style-name="fr17" draw:name="Image6" text:anchor-type="as-char" svg:width="4.9217in" svg:height="3.102in" draw:z-index="9"><draw:image xlink:href="Pictures/1000000000000218000001764CB481A02F8A064B.png" xlink:type="simple" xlink:show="embed" xlink:actuate="onLoad"/></draw:frame></text:p><text:p text:style-name="Caption">Obrázek <text:sequence text:ref-name="refFigure3" text:name="Figure" text:formula="ooow:Figure+1" style:num-format="1">4 </text:sequence>: Režimy náhledu: jednoduchý, vedle sebe a kniha.</text:p></draw:text-box></draw:frame></text:p>
      <text:h text:style-name="Heading_20_2" text:outline-level="2"><text:bookmark-start text:name="__RefHeading__3714_2003494879"/>Postranní lišta<text:bookmark-end text:name="__RefHeading__3714_2003494879"/></text:h>
      <text:p text:style-name="P16">Postranní lišta programu Writer (<text:span text:style-name="LOMenuPath">Zobrazit &gt; Postranní panel</text:span>) zobrazená na obrázku <text:sequence-ref text:reference-format="value" text:ref-name="refFigure4">5</text:sequence-ref>, se nachází na pravé straně pracovního prostoru. Je kombinací nástrojových lišt a dialogových oken. Sestává z pěti <text:alphabetical-index-mark text:string-value="karty"/>karet: Vlastnosti, Styly a formátování, Galerie,<text:s/>Navigátor a Sledování změn. Každá karta má svou ikonu na <text:alphabetical-index-mark text:string-value="Panel karet"/>panelu karet nacházejícím se vpravo od postranní lišty, který umožňuje mezi kartami přepínat.</text:p>
      <text:p text:style-name="P53"><draw:frame draw:style-name="fr2" draw:name="Frame2" text:anchor-type="as-char" svg:width="4.698in" draw:z-index="10"><draw:text-box fo:min-height="4.75in"><text:p text:style-name="P59"><draw:g text:anchor-type="as-char" draw:z-index="12" draw:name="Shape1" draw:style-name="gr1"><draw:frame draw:style-name="gr2" draw:text-style-name="P87" svg:width="2.6579in" svg:height="4.5276in" svg:x="0in" svg:y="0in"><draw:image xlink:href="Pictures/100002010000013900000215A701B1C57443D9E2.png" xlink:type="simple" xlink:show="embed" xlink:actuate="onLoad"><text:p/></draw:image></draw:frame><draw:custom-shape draw:style-name="gr3" draw:text-style-name="P89" svg:width="1.4094in" svg:height="0.2843in" svg:x="2.9756in" svg:y="0.0161in"><text:p text:style-name="P88">Nastavení postranní lišty</text:p><draw:enhanced-geometry svg:viewBox="0 0 21600 21600" draw:type="rectangle" draw:enhanced-path="M 0 0 L 21600 0 21600 21600 0 21600 0 0 Z N"/></draw:custom-shape><draw:custom-shape draw:style-name="gr4" draw:text-style-name="P90" svg:width="0.3504in" svg:height="0.3504in" svg:x="2.2846in" svg:y="0in"><text:p/><draw:enhanced-geometry svg:viewBox="0 0 21600 21600" draw:type="rectangle" draw:enhanced-path="M 0 0 L 21600 0 21600 21600 0 21600 0 0 Z N"/></draw:custom-shape><draw:custom-shape draw:style-name="gr5" draw:text-style-name="P89" svg:width="0.7594in" svg:height="0.2724in" svg:x="2.9756in" svg:y="0.3701in"><text:p text:style-name="P88">Záhlaví okna</text:p><draw:enhanced-geometry svg:viewBox="0 0 21600 21600" draw:type="rectangle" draw:enhanced-path="M 0 0 L 21600 0 21600 21600 0 21600 0 0 Z N"/></draw:custom-shape><draw:custom-shape draw:style-name="gr6" draw:text-style-name="P89" svg:width="0.5594in" svg:height="0.2724in" svg:x="2.9756in" svg:y="1.0398in"><text:p text:style-name="P88">Karty</text:p><draw:enhanced-geometry svg:viewBox="0 0 21600 21600" draw:type="rectangle" draw:enhanced-path="M 0 0 L 21600 0 21600 21600 0 21600 0 0 Z N"/></draw:custom-shape><draw:custom-shape draw:style-name="gr7" draw:text-style-name="P89" svg:width="1.0094in" svg:height="0.2843in" svg:x="2.9756in" svg:y="2.0634in"><text:p text:style-name="P88">Záhlaví panelu</text:p><draw:enhanced-geometry svg:viewBox="0 0 21600 21600" draw:type="rectangle" draw:enhanced-path="M 0 0 L 21600 0 21600 21600 0 21600 0 0 Z N"/></draw:custom-shape><draw:custom-shape draw:style-name="gr8" draw:text-style-name="P89" svg:width="0.5594in" svg:height="0.2843in" svg:x="2.9756in" svg:y="3.2047in"><text:p text:style-name="P88">Karta</text:p><draw:enhanced-geometry svg:viewBox="0 0 21600 21600" draw:type="rectangle" draw:enhanced-path="M 0 0 L 21600 0 21600 21600 0 21600 0 0 Z N"/></draw:custom-shape><draw:custom-shape draw:style-name="gr3" draw:text-style-name="P89" svg:width="1.4094in" svg:height="0.2843in" svg:x="2.9756in" svg:y="2.5354in"><text:p text:style-name="P88">Obsah panelu</text:p><draw:enhanced-geometry svg:viewBox="0 0 21600 21600" draw:type="rectangle" draw:enhanced-path="M 0 0 L 21600 0 21600 21600 0 21600 0 0 Z N"/></draw:custom-shape><draw:custom-shape draw:style-name="gr9" draw:text-style-name="P89" svg:width="1.6594in" svg:height="0.2843in" svg:x="2.9756in" svg:y="4.189in"><text:p text:style-name="P88">tlačítko Další možnosti</text:p><draw:enhanced-geometry svg:viewBox="0 0 21600 21600" draw:type="rectangle" draw:enhanced-path="M 0 0 L 21600 0 21600 21600 0 21600 0 0 Z N"/></draw:custom-shape><draw:custom-shape draw:style-name="gr10" draw:text-style-name="P87" svg:width="2.1504in" svg:height="0.2504in" svg:x="0.0846in" svg:y="0.05in"><text:p/><draw:enhanced-geometry svg:viewBox="0 0 21600 21600" draw:type="rectangle" draw:enhanced-path="M 0 0 L 21600 0 21600 21600 0 21600 0 0 Z N"/></draw:custom-shape><draw:custom-shape draw:style-name="gr11" draw:text-style-name="P87" svg:width="2.0504in" svg:height="0.2504in" svg:x="0.1346in" svg:y="2.05in"><text:p/><draw:enhanced-geometry svg:viewBox="0 0 21600 21600" draw:type="rectangle" draw:enhanced-path="M 0 0 L 21600 0 21600 21600 0 21600 0 0 Z N"/></draw:custom-shape><draw:custom-shape draw:style-name="gr12" draw:text-style-name="P87" svg:width="2.0504in" svg:height="1.9004in" svg:x="0.1346in" svg:y="2.35in"><text:p/><draw:enhanced-geometry svg:viewBox="0 0 21600 21600" draw:type="rectangle" draw:enhanced-path="M 0 0 L 21600 0 21600 21600 0 21600 0 0 Z N"/></draw:custom-shape><draw:custom-shape draw:style-name="gr13" draw:text-style-name="P87" svg:width="2.1504in" svg:height="4.1504in" svg:x="0.0846in" svg:y="0.35in"><text:p/><draw:enhanced-geometry svg:viewBox="0 0 21600 21600" draw:type="rectangle" draw:enhanced-path="M 0 0 L 21600 0 21600 21600 0 21600 0 0 Z N"/></draw:custom-shape><draw:line draw:style-name="gr14" draw:text-style-name="P87" svg:x1="2.6244in" svg:y1="0.1996in" svg:x2="2.9744in" svg:y2="0.1996in"><text:p/></draw:line><draw:line draw:style-name="gr15" draw:text-style-name="P87" svg:x1="2.6248in" svg:y1="1.1839in" svg:x2="2.9748in" svg:y2="1.1839in"><text:p/></draw:line><draw:custom-shape draw:style-name="gr16" draw:text-style-name="P87" svg:width="0.3504in" svg:height="1.5504in" svg:x="2.2846in" svg:y="0.4in"><text:p/><draw:enhanced-geometry svg:viewBox="0 0 21600 21600" draw:type="rectangle" draw:enhanced-path="M 0 0 L 21600 0 21600 21600 0 21600 0 0 Z N"/></draw:custom-shape><draw:line draw:style-name="gr17" draw:text-style-name="P87" svg:x1="2.185in" svg:y1="2.1996in" svg:x2="2.985in" svg:y2="2.1996in"><text:p/></draw:line><draw:line draw:style-name="gr18" draw:text-style-name="P87" svg:x1="2.2457in" svg:y1="3.3496in" svg:x2="2.9957in" svg:y2="3.3496in"><text:p/></draw:line><draw:line draw:style-name="gr17" draw:text-style-name="P87" svg:x1="2.185in" svg:y1="4.3496in" svg:x2="2.985in" svg:y2="4.3496in"><text:p/></draw:line><draw:line draw:style-name="gr19" draw:text-style-name="P87" svg:x1="1.085in" svg:y1="0.2996in" svg:x2="1.085in" svg:y2="0.4996in"><text:p/></draw:line><draw:line draw:style-name="gr19" draw:text-style-name="P87" svg:x1="1.085in" svg:y1="0.4996in" svg:x2="2.985in" svg:y2="0.4996in"><text:p/></draw:line><draw:line draw:style-name="gr14" draw:text-style-name="P87" svg:x1="2.185in" svg:y1="2.6496in" svg:x2="2.985in" svg:y2="2.6496in"><text:p/></draw:line></draw:g></text:p><text:p text:style-name="Caption">Obrázek <text:sequence text:ref-name="refFigure4" text:name="Figure" text:formula="ooow:Figure+1" style:num-format="1">5</text:sequence>: Část postranní lišty Vlastnosti a panely pro text</text:p></draw:text-box></draw:frame></text:p>
      <text:p text:style-name="Text_20_body"><text:soft-page-break/>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Text_20_body">Na některých panelech se nachází tlačítko <text:span text:style-name="LOMenuPath">Další možnosti</text:span> (<text:span text:style-name="T22"><draw:frame draw:style-name="fr18" draw:name="Image24" text:anchor-type="as-char" svg:y="-0.189in" svg:width="0.2756in" svg:height="0.2717in" draw:z-index="11"><draw:image xlink:href="Pictures/100000000000001800000019BC19EC5D1222753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Text_20_body">Jednotlivé karty jsou popsány níže.</text:p>
      <text:list xml:id="list82326167679994" text:continue-numbering="true" text:style-name="List_20_1">
        <text:list-item>
          <text:p text:style-name="List_20_1"><text:span text:style-name="LOStrongEmphasis">Vlastnosti</text:span>: obsahuje nástroje na přímé formátování dokumentu, které jsou standardně rozděleny do následujících pěti panelů:</text:p>
        </text:list-item>
      </text:list>
      <text:list xml:id="list4529546864066214493" text:style-name="List_20_2">
        <text:list-item>
          <text:p text:style-name="P85"><text:span text:style-name="LOEmphasis">Styly: </text:span>Zobrazí nebo použije styl odstavce na pozici kurzoru. Vytvoří nebo aktualizuje styl.</text:p>
        </text:list-item>
        <text:list-item>
          <text:p text:style-name="List_20_2"><text:span text:style-name="LOEmphasis">Znak</text:span>: úprava textu změnou typu písma a jeho velikosti, barvy, tloušťky, stylu a rozestupů.</text:p>
        </text:list-item>
        <text:list-item>
          <text:p text:style-name="List_20_2"><text:span text:style-name="LOEmphasis">Odstavec</text:span>: úprava stylu odstavce změnou zarovnání a nastavením typu seznamu, barvy pozadí, odsazení a rozestupů.</text:p>
        </text:list-item>
        <text:list-item>
          <text:p text:style-name="List_20_2"><text:span text:style-name="LOEmphasis">Stránka</text:span>: formátování strany změnou orientace, okrajů, velikosti a počtu sloupců.</text:p>
        </text:list-item>
      </text:list>
      <text:p text:style-name="LOList_20_1_5f_TextBody">Pokud je vybrán obrázek, otevřou se následující panely:</text:p>
      <text:list xml:id="list82326634732845" text:continue-numbering="true" text:style-name="List_20_2">
        <text:list-item>
          <text:p text:style-name="P86">Oblast: úprava pozadí obrázku v oblasti výplně a průhlednosti.</text:p>
        </text:list-item>
        <text:list-item>
          <text:p text:style-name="List_20_2">Obrázek: úprava jasu, kontrastu, barevného režimu a průhlednosti.</text:p>
        </text:list-item>
        <text:list-item>
          <text:p text:style-name="List_20_2">Umístění: změna šířky a výšky.</text:p>
        </text:list-item>
        <text:list-item>
          <text:p text:style-name="List_20_2">Obtékání textu: umožňuje změnit způsob obtékání v případech, kdy je to možné.</text:p>
        </text:list-item>
      </text:list>
      <text:p text:style-name="P36">Pokud je vybrán objekt kresby, k dispozici jsou následující panely:</text:p>
      <text:list xml:id="list82326707505034" text:continue-numbering="true" text:style-name="List_20_2">
        <text:list-item>
          <text:p text:style-name="List_20_2">Oblast: možnost úpravy výplně a průhlednosti.</text:p>
        </text:list-item>
        <text:list-item>
          <text:p text:style-name="List_20_2">Čára: úprava stylu, šířky a barvy čáry nebo stylu šipek, rohů a zakončení.</text:p>
        </text:list-item>
        <text:list-item>
          <text:p text:style-name="List_20_2">Umístění a velikost: úprava šířky, výšky, nastavení otočení a překlopení.</text:p>
        </text:list-item>
      </text:list>
      <text:p text:style-name="LOList_20_1_5f_TextBody">Pokud je vybrán rámec, otevře se panel Obtékání. Jeho položky však mohou být neaktivní, pokud obtékání není možné.</text:p>
      <text:list xml:id="list868652181666321946" text:style-name="Heading_20_Caution">
        <text:list-item>
          <text:p text:style-name="Heading_20_Caution">Upozornění</text:p>
        </text:list-item>
      </text:list>
      <text:p text:style-name="P58">Je třeba si uvědomit, že změnou možností v poli Stránka změníme styl stránky, tedy nejen aktuální stránku, ale všechny stránky používající tento styl.</text:p>
      <text:list xml:id="list82327222082800" text:continue-list="list82326167679994" text:style-name="List_20_1">
        <text:list-item>
          <text:p text:style-name="List_20_1"><text:span text:style-name="LOStrongEmphasis">Styly a formátování</text:span>: Správa stylů použitých v dokumentu, a to použití stávajících stylů, vytvoření nových nebo jejich úpravy. Tato část se shoduje s plovoucí lištou, která se otevře volbou <text:span text:style-name="LOMenuPath">Formát &gt; Styly a formátování</text:span> v hlavní nabídce.</text:p>
        </text:list-item>
        <text:list-item>
          <text:p text:style-name="List_20_1"><text:span text:style-name="L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LOMenuPath">Nový motiv vzhledu</text:span>. Pokud chceme do nové kategorie přidat obrázek, přesuneme ho tam myší pomocí správce souborů. Tento podpanel se shoduje s ukotveným panelem nástrojů, který lze otevřít pomocí volby <text:span text:style-name="LOMenuPath">Nástroje &gt; Galerie</text:span> v hlavní nabídce, nebo pomocí tlačítka <text:span text:style-name="LOMenuPath">Galerie</text:span>, které se nachází na nástrojové liště Standardní.</text:p>
        </text:list-item>
        <text:list-item>
          <text:p text:style-name="P77"><text:span text:style-name="LOStrongEmphasis">Navigátor</text:span>: prohlížení dokumentu a změna jeho uspořádání, výběr různých kategorií obsahu, jakou jsou nadpisy, tabulky, rámce, obrázky apod. Tato část odpovídá <text:soft-page-break/>plovoucí nástrojové liště, která se otevře z hlavní nabídky <text:span text:style-name="LOMenuPath">Zobrazit &gt; Navigátor</text:span> nebo pomocí tlačítka <text:span text:style-name="LOMenuPath">Navigátor</text:span>, které se nachází na nástrojové liště Standardní. Navigátor postranního panelu však neobsahuje tlačítko <text:span text:style-name="LOMenuPath">Seznam zap/vyp</text:span>.</text:p>
        </text:list-item>
        <text:list-item>
          <text:p text:style-name="P68"><text:span text:style-name="LOStrongEmphasis">Spravovat změny</text:span>: seznam všech změn vytvořený v dokumentu, od chvíle aktivace režimu Sledování změn. Tato karta je alternativním zobrazením dialogového okna Spravovat změny, které lze otevřít v hlavní nabídce <text:span text:style-name="LOMenuPath">Úpravy &gt; Sledování změn &gt; Spravovat změny</text:span>. Karta je dostupná pouze v případě, že je označeno <text:span text:style-name="LOMenuPath">Povolit experimentální funkce</text:span> v <text:span text:style-name="LOMenuPath">Nástroje &gt; Možnosti &gt; LibreOffice &gt; Pokročilé</text:span>.</text:p>
        </text:list-item>
      </text:list>
      <text:h text:style-name="Heading_20_1"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Text_20_body">Writer umožňuje dokument zobrazit několika způsoby: v rozvržení pro tisk, pro web a na celou obrazovku. Chceme-li se přepnout na některý z režimů zobrazení, otevřeme nabídku <text:span text:style-name="LOMenuPath">Zobrazit</text:span> a zvolíme požadované zobrazení. Pokud jsme v zobrazení Celá obrazovka, do rozvržení pro tisk nebo web se vrátíme stiskem klávesy <text:span text:style-name="LOKeystroke">Esc</text:span>.</text:p>
      <text:p text:style-name="Text_20_body">V programu Writer je výchozí rozvržení pro tisk. V tomto zobrazení můžeme měnit přiblížení pomocí posuvníku a ikon režimu zobrazení ve stavovém řádku.</text:p>
      <text:p text:style-name="Text_20_body">Můžeme také zvolit položku hlavní nabídky <text:span text:style-name="L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Figure"><draw:frame draw:style-name="fr3" draw:name="Frame4" text:anchor-type="as-char" svg:width="3.5417in" draw:z-index="16"><draw:text-box fo:min-height="2.4756in"><text:p text:style-name="Caption"><draw:frame draw:style-name="fr12" draw:name="Image7" text:anchor-type="as-char" svg:width="3.5417in" svg:height="2.302in" draw:z-index="17"><draw:image xlink:href="Pictures/1000000000000154000000DDEA992F0FA159126E.png" xlink:type="simple" xlink:show="embed" xlink:actuate="onLoad"/></draw:frame></text:p><text:p text:style-name="Caption">Obrázek <text:sequence text:ref-name="refFigure5" text:name="Figure" text:formula="ooow:Figure+1" style:num-format="1">6 </text:sequence>: Volba možností Přiblížení a režim zobrazení</text:p></draw:text-box></draw:frame></text:p>
      <text:h text:style-name="Heading_20_1" text:outline-level="1"><text:bookmark-start text:name="__RefHeading__19484_697337876"/>Rychlý pohyb v dokumentu<text:bookmark-end text:name="__RefHeading__19484_697337876"/></text:h>
      <text:p text:style-name="Text_20_body">Kromě navigační funkce stavového řádku (popsané výše) můžeme pro rychlý pohyb mezi objekty dokumentu použít okno Navigátor nebo nástrojovou lištu Navigace, a to buď na nástrojové liště Standardní, nebo v postranní liště, jak je to popsáno v kapitole 1 Představujeme LibreOffice.</text:p>
      <text:p text:style-name="P16">Nástrojová lišta Navigace (obrázek <text:sequence-ref text:reference-format="value" text:ref-name="refFigure6">7</text:sequence-ref>) obsahuje ikony pro všechny typy objektů zobrazených v okně Navigátor spolu s několika dalšími (například ikona pro výsledky příkazu <text:span text:style-name="LOMenuPath">Najít</text:span>).</text:p>
      <text:p text:style-name="Figure"><draw:frame draw:style-name="fr2" draw:name="Frame40" text:anchor-type="as-char" svg:width="2.7402in" draw:z-index="18"><draw:text-box fo:min-height="1.2756in"><text:p text:style-name="Caption"><draw:frame draw:style-name="fr17" draw:name="Image9" text:anchor-type="as-char" svg:width="2.7402in" svg:height="1.0957in" draw:z-index="19"><draw:image xlink:href="Pictures/10000000000001070000006A7CD3B985D12A8F95.png" xlink:type="simple" xlink:show="embed" xlink:actuate="onLoad"/></draw:frame></text:p><text:p text:style-name="Caption">Obrázek <text:sequence text:ref-name="refFigure6" text:name="Figure" text:formula="ooow:Figure+1" style:num-format="1">7</text:sequence>: Nástrojová lišta Navigace</text:p></draw:text-box></draw:frame></text:p>
      <text:p text:style-name="Text_20_body"><text:soft-page-break/>Klepnutím na tlačítko vybereme daný typ objektu. Od tohoto okamžiku přejdeme klepnutím na libovolné tlačítko <text:span text:style-name="LOMenuPath">Předchozí</text:span> nebo <text:span text:style-name="L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LOMenuPath">Následující obrázek</text:span>, <text:span text:style-name="LOMenuPath">Následující záložka</text:span> nebo <text:span text:style-name="LOMenuPath">Následující tabulka</text:span>.</text:p>
      <text:p text:style-name="Text_20_body">Více informací o používání okna Navigátor v programu Writer se nachází v příručce <text:span text:style-name="LOEmphasis">Writer Guide</text:span>.</text:p>
      <text:h text:style-name="Heading_20_1" text:outline-level="1"><text:bookmark-start text:name="__RefHeading__19486_697337876"/>Práce s dokumenty<text:bookmark-end text:name="__RefHeading__19486_697337876"/></text:h>
      <text:p text:style-name="Text_20_body">Kapitola 1 Představujeme LibreOffice obsahuje návody na vytváření nových dokumentů, otevírání stávajících, jejich ukládání a ochraně heslem. Kapitola 3 Používání stylů a šablon obsahuje informace o tom, jak lze dokument vytvořit ze šablony.</text:p>
      <text:p text:style-name="P14">Ve výchozím nastavení, LibreOffice načítá a ukládá soubory ve formátu OpenDocument (ODF), což je standardizovaný formát souboru (ISO-IEC 26300), používaný v mnoha jiných programech.</text:p>
      <text:list xml:id="list8273866793850067227" text:style-name="Heading_20_Tip">
        <text:list-item>
          <text:p text:style-name="Heading_20_Tip">Tip </text:p>
        </text:list-item>
      </text:list>
      <text:p text:style-name="Text_20_Note">Všude tam, kde je možný výběr formátu souboru, zvolíme při práci s LibreOffice výchozí formát ODF.</text:p>
      <text:h text:style-name="Heading_20_2" text:outline-level="2"><text:bookmark-start text:name="__RefHeading__19488_697337876"/>Ukládání ve formátu Microsoft Word<text:bookmark-end text:name="__RefHeading__19488_697337876"/></text:h>
      <text:p text:style-name="Text_20_body">Pokud si chceme vyměňovat dokumenty s uživateli aplikace Microsoft Word, kteří nechtějí nebo nemohou přijímat soubory ve formátu ODT, můžeme dokument otevřít, upravit a uložit v souborových formátech pro Microsoft Word.</text:p>
      <text:p text:style-name="P8">Také i vytvořit a upravit ODT soubory a následně je uložit jako DOC nebo DOCX. Provedeme to následovně:</text:p>
      <text:list xml:id="list7441607743838884400" text:style-name="Numbering_20_1">
        <text:list-item text:start-value="1">
          <text:p text:style-name="Numbering_20_1"><text:span text:style-name="L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83">Poté zvolíme <text:span text:style-name="LOMenuPath">Soubor &gt; Uložit jako</text:span>. V dialogovém okně Uložit jako (obrázek <text:sequence-ref text:reference-format="value" text:ref-name="refFigure7">8</text:sequence-ref>) zvolíme v rozbalovacím seznamu <text:span text:style-name="LOMenuPath">Typ souboru</text:span> (nebo <text:span text:style-name="LOStrongEmphasis">Uložit jako typ</text:span>) požadovaný formát aplikace Microsoft Word. Soubory nelze uložit v souborovém formátu pro Word verze 6.0/95. Klepneme na <text:span text:style-name="LOStrongEmphasis">Uložit</text:span>.</text:p>
        </text:list-item>
      </text:list>
      <text:p text:style-name="P15">Od této chvíle se <text:span text:style-name="LOEmphasis">všechny změny, které provedeme, budou ukládat pouze v tomto novém dokumentu</text:span>. Změnili jsme totiž název a typ dokumentu. Pokud se chceme vrátit k práci s verzí dokumentu v ODT, je nutné ji znovu otevřít.</text:p>
      <text:list xml:id="list82326809722562" text:continue-list="list8273866793850067227" text:style-name="Heading_20_Tip">
        <text:list-item>
          <text:p text:style-name="P79">Tip</text:p>
        </text:list-item>
      </text:list>
      <text:p text:style-name="P32">Pokud soubor uložíme i ve formátu ODF, budeme jej moci upravit pro případ, že bude mít příjemce problémy s jeho otevřením v formátu Microsoft Word.</text:p>
      <text:list xml:id="list82327680055749" text:continue-numbering="true" text:style-name="Heading_20_Tip">
        <text:list-item>
          <text:p text:style-name="P79">Tip</text:p>
        </text:list-item>
      </text:list>
      <text:p text:style-name="P33">Chceme-li, aby Writer ukládal ve výchozím nastavení dokumenty ve formátu pro Microsoft Word, zvolíme <text:span text:style-name="LOMenuPath">Nástroje &gt; Možnosti &gt; Načítání/ukládání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 Viz obrázek <text:sequence-ref text:reference-format="value" text:ref-name="refFigure8">9</text:sequence-ref>.</text:p>
      <text:p text:style-name="Figure"><text:soft-page-break/><draw:frame draw:style-name="fr4" draw:name="Frame3" text:anchor-type="as-char" svg:y="-2.9634in" svg:width="5.8335in" draw:z-index="20"><draw:text-box fo:min-height="3.978in"><text:p text:style-name="Caption"><draw:frame draw:style-name="fr12" draw:name="Image21" text:anchor-type="as-char" svg:width="5.8335in" svg:height="3.802in" draw:z-index="21"><draw:image xlink:href="Pictures/10000000000002300000016D8B39D98C2BF217BF.png" xlink:type="simple" xlink:show="embed" xlink:actuate="onLoad"/></draw:frame></text:p><text:p text:style-name="Caption">Obrázek <text:sequence text:ref-name="refFigure7" text:name="Figure" text:formula="ooow:Figure+1" style:num-format="1">8</text:sequence>: Ukládání ve formátu Microsoft Word</text:p></draw:text-box></draw:frame></text:p>
      <text:p text:style-name="Figure"><draw:frame draw:style-name="fr2" draw:name="Frame18" text:anchor-type="as-char" svg:width="3.8335in" draw:z-index="22"><draw:text-box fo:min-height="3.1563in"><text:p text:style-name="Caption"><draw:frame draw:style-name="fr19" draw:name="Image10" text:anchor-type="as-char" svg:width="3.8335in" style:rel-width="100%" svg:height="3.1563in" style:rel-height="scale" draw:z-index="23"><draw:image xlink:href="Pictures/10000000000001700000012F60CC15D4CD649370.png" xlink:type="simple" xlink:show="embed" xlink:actuate="onLoad"/></draw:frame></text:p><text:p text:style-name="Caption">Obrázek <text:sequence text:ref-name="refFigure8" text:name="Figure" text:formula="ooow:Figure+1" style:num-format="1">9</text:sequence>: Stránka Nástroje &gt; Možnosti &gt; Načítání/ukládání &gt; Obecné</text:p></draw:text-box></draw:frame></text:p>
      <text:h text:style-name="Heading_20_1" text:outline-level="1"><text:bookmark-start text:name="__RefHeading__19490_697337876"/><text:reference-mark-start text:name="Working with text"/>Práce s textem<text:bookmark-end text:name="__RefHeading__19490_697337876"/><text:reference-mark-end text:name="Working with text"/></text:h>
      <text:p text:style-name="Text_20_body">Práce s textem (výběr, kopírování, vkládání a přesouvání) je v programu Writer podobná práci v jiných programech. Také poskytuje několik možností, jak snadno vybrat nesouvislý text, svislý blok textu a jak vložit neformátovaný text.</text:p>
      <text:h text:style-name="Heading_20_2"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6">Pokud chceme myší <text:alphabetical-index-mark text:string-value="nesouvislý text" text:key1="výběr"/>vybrat<text:alphabetical-index-mark text:string-value="nesouvislý text, výběr"/> nesouvislý text (jak znázorňuje obrázek <text:sequence-ref text:reference-format="value" text:ref-name="refFigure9">10</text:sequence-ref>):</text:p>
      <text:list xml:id="list5340442833991696231" text:style-name="Numbering_20_1">
        <text:list-item text:start-value="1">
          <text:p text:style-name="Numbering_20_1">Vybereme první část textu.</text:p>
        </text:list-item>
        <text:list-item>
          <text:p text:style-name="Numbering_20_1"><text:soft-page-break/>Podržíme klávesu <text:span text:style-name="LOKeystroke">Ctrl</text:span> a myší vybereme další část textu.</text:p>
        </text:list-item>
        <text:list-item>
          <text:p text:style-name="Numbering_20_1">Opakujeme tolikrát, kolikrát potřebujeme.</text:p>
        </text:list-item>
      </text:list>
      <text:p text:style-name="Text_20_body">Poté můžeme s vybraným textem pracovat (kopírovat ho, mazat, měnit styl nebo cokoliv jiného).</text:p>
      <text:list xml:id="list1453374943165791556" text:style-name="Heading_20_Note">
        <text:list-item>
          <text:p text:style-name="Heading_20_Note">Poznámka</text:p>
        </text:list-item>
      </text:list>
      <text:p text:style-name="Text_20_Note">Pro uživatele systému Macintosh: místo klávesy <text:span text:style-name="LOKeystroke">Ctrl</text:span> se používá klávesa <text:span text:style-name="LOKeystroke">Command</text:span>, platí to pro všechny návody v této kapitole.</text:p>
      <text:p text:style-name="Figure"><draw:frame draw:style-name="fr5" draw:name="Frame8" text:anchor-type="as-char" svg:width="5.5701in" draw:z-index="24"><draw:text-box fo:min-height="3.0146in"><text:p text:style-name="Caption"><draw:frame draw:style-name="fr20" draw:name="graphics5" text:anchor-type="as-char" svg:width="5.5701in" svg:height="2.6902in" draw:z-index="25"><draw:image xlink:href="Pictures/100000000000029C0000014336DBF6AEDA128D19.png" xlink:type="simple" xlink:show="embed" xlink:actuate="onLoad"/></draw:frame></text:p><text:p text:style-name="Caption">Obrázek <text:sequence text:ref-name="refFigure9" text:name="Figure" text:formula="ooow:Figure+1" style:num-format="1">10</text:sequence>: Výběr nesouvislého textu</text:p></draw:text-box></draw:frame></text:p>
      <text:p text:style-name="Text_20_body">Chceme-li nesouvislý text vybrat pomocí klávesnice:</text:p>
      <text:list xml:id="list510818268" text:style-name="Numbering_20_1">
        <text:list-item text:start-value="1">
          <text:p text:style-name="Numbering_20_1">Vybereme první část textu. Více informací o výběru textu klávesnicí se nachází v nápovědě v části „Procházení a vybírání pomocí klávesnice“.</text:p>
        </text:list-item>
        <text:list-item>
          <text:p text:style-name="Numbering_20_1">Stiskneme <text:span text:style-name="LOKeystroke">Shift + F8</text:span>. Tím Writer přepneme do režimu „Doplnitelný výběr“.</text:p>
        </text:list-item>
        <text:list-item>
          <text:p text:style-name="Numbering_20_1">Pomocí kurzorových kláves se přesuneme na začátek další části textu, který chceme vybrat. Podržíme klávesu <text:span text:style-name="LOKeystroke">Shift</text:span> a vybereme další část.</text:p>
        </text:list-item>
        <text:list-item>
          <text:p text:style-name="Numbering_20_1">Opakujeme tolikrát, kolikrát potřebujeme.</text:p>
        </text:list-item>
      </text:list>
      <text:p text:style-name="Text_20_body">Poté můžeme s vybraným textem pracovat.</text:p>
      <text:p text:style-name="Text_20_body">Stisknutím klávesy <text:span text:style-name="LOKeystroke">Esc</text:span> režim doplnitelného výběru ukončíme.</text:p>
      <text:h text:style-name="Heading_20_2"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Text_20_body">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 + F8</text:span> nebo klepneme na ikonu <text:span text:style-name="LOMenuPath">Výběr</text:span> ve stavovém řádku a ze seznamu vybereme <text:span text:style-name="LOMenuPath">Výběr bloku</text:span>.</text:p>
      <text:p text:style-name="Figure"><draw:frame draw:style-name="fr12" draw:name="Image11" text:anchor-type="as-char" svg:width="3.7917in" svg:height="1.1772in" draw:z-index="26"><draw:image xlink:href="Pictures/100000000000016C0000007154E5675A9B7D971C.png" xlink:type="simple" xlink:show="embed" xlink:actuate="onLoad"/></draw:frame></text:p>
      <text:p text:style-name="Text_20_body"><text:soft-page-break/>Svislý blok textu vybereme pomocí myši nebo klávesnice, jak je zobrazeno na následujícím obrázku.</text:p>
      <text:p text:style-name="Figure"><draw:frame draw:style-name="fr6" draw:name="Frame20" text:anchor-type="as-char" svg:width="3.0339in" draw:z-index="27"><draw:text-box fo:min-height="0.998in"><text:p text:style-name="Caption"><draw:frame draw:style-name="fr21" draw:name="graphics44" text:anchor-type="as-char" svg:width="2.85in" svg:height="0.7598in" draw:z-index="28"><draw:image xlink:href="Pictures/100000000000011200000049EF67FE36C14D8D20.png" xlink:type="simple" xlink:show="embed" xlink:actuate="onLoad"/></draw:frame></text:p><text:p text:style-name="Caption">Obrázek <text:sequence text:ref-name="refFigure10" text:name="Figure" text:formula="ooow:Figure+1" style:num-format="1">11</text:sequence>: Výběr svislého bloku textu</text:p></draw:text-box></draw:frame></text:p>
      <text:h text:style-name="Heading_20_2" text:outline-level="2"><text:bookmark-start text:name="__RefHeading__19496_697337876"/>Vyjímání, kopírování a vkládání textu<text:bookmark-end text:name="__RefHeading__19496_697337876"/></text:h>
      <text:p text:style-name="Text_20_body">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Text_20_body">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Text_20_body">Chceme-li vybraný text <text:span text:style-name="LOEmphasis">přesunout</text:span> (vyjmout a vložit), stisknutím <text:span text:style-name="LOKeystroke">Ctrl + X</text:span> text vyjmeme, přesuneme kurzor na požadované místo a text vložíme stisknutím <text:span text:style-name="LOKeystroke">Ctrl + V</text:span>. Druhou možností je použít tlačítka na nástrojové liště <text:span text:style-name="LOMenuPath">Standardní</text:span>.</text:p>
      <text:p text:style-name="Text_20_body">Když text <text:alphabetical-index-mark text:string-value="vložit text"/>vkládáme, výsledek závisí na zdroji textu a na způsobu vkládání. Pokud klepneme na tlačítko <text:span text:style-name="L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LOMenuPath">Zpět</text:span> nebo stisknout <text:span text:style-name="LOKeystroke">Ctrl + Z</text:span>.</text:p>
      <text:p text:style-name="Text_20_body">Aby vložený text zdědil styl odstavce na pozici kurzoru:</text:p>
      <text:list xml:id="list434201689" text:style-name="List_20_1">
        <text:list-item>
          <text:p text:style-name="List_20_1">zvolíme <text:span text:style-name="LOMenuPath">Úpravy &gt; Vložit jinak</text:span>, nebo</text:p>
        </text:list-item>
        <text:list-item>
          <text:p text:style-name="List_20_1">klepneme na tlačítko se šipkou vedle tlačítka <text:span text:style-name="LOMenuPath">Vložit</text:span>, nebo</text:p>
        </text:list-item>
        <text:list-item>
          <text:p text:style-name="List_20_1">klepneme na tlačítko <text:span text:style-name="LOMenuPath">Vložit</text:span>, aniž bychom uvolnili levé tlačítko myši.</text:p>
        </text:list-item>
      </text:list>
      <text:p text:style-name="Text_20_body">Pak vybereme z nabídky, která se zobrazí, <text:span text:style-name="LOMenuPath">Neformátovaný text</text:span>.</text:p>
      <text:p text:style-name="P16">Množství voleb v nabídce Vložit jinak závisí na původu a formátování textu (nebo jiného objektu), který má být vložen. Viz obrázek <text:sequence-ref text:reference-format="value" text:ref-name="refFigure11">12</text:sequence-ref> jako příklad nabídky zobrazené při vkládání textu ze schránky.</text:p>
      <text:p text:style-name="Figure"><draw:frame draw:style-name="fr3" draw:name="Frame19" text:anchor-type="as-char" svg:width="3.75in" draw:z-index="29"><draw:text-box fo:min-height="1.8783in"><text:p text:style-name="Caption"><draw:frame draw:style-name="fr17" draw:name="Image12" text:anchor-type="as-char" svg:width="3.75in" svg:height="1.6598in" draw:z-index="30"><draw:image xlink:href="Pictures/10000000000001680000009F13DF0707FE033179.png" xlink:type="simple" xlink:show="embed" xlink:actuate="onLoad"/></draw:frame></text:p><text:p text:style-name="Caption">Obrázek <text:sequence text:ref-name="refFigure11" text:name="Figure" text:formula="ooow:Figure+1" style:num-format="1">12</text:sequence>: Nabídka Vložit jinak</text:p></draw:text-box></draw:frame></text:p>
      <text:h text:style-name="Heading_20_2" text:outline-level="2"><text:bookmark-start text:name="__RefHeading__19498_697337876"/>Vyhledávání a nahrazování textu a formátování<text:bookmark-end text:name="__RefHeading__19498_697337876"/></text:h>
      <text:p text:style-name="Text_20_body">Program Writer poskytuje dva způsoby hledání textu v dokumentu: nástrojovou lištu Najít pro rychlé hledání a dialogové okno Najít a nahradit. Pomocí dialogového okna můžeme:</text:p>
      <text:list xml:id="list267840473" text:style-name="List_20_1">
        <text:list-item text:start-value="1">
          <text:p text:style-name="List_20_1">Vyhledávat a nahrazovat slova nebo fráze.</text:p>
        </text:list-item>
        <text:list-item>
          <text:p text:style-name="List_20_1"><text:soft-page-break/><text:alphabetical-index-mark text:string-value="zástupné znaky"/>Použít pokročilé vyhledávání se zástupnými znaky a <text:alphabetical-index-mark text:string-value="regulární výrazy"/>regulárními výrazy.</text:p>
        </text:list-item>
        <text:list-item>
          <text:p text:style-name="List_20_1">Vyhledávat a nahrazovat určité atributy nebo formátování.</text:p>
        </text:list-item>
        <text:list-item>
          <text:p text:style-name="List_20_1">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16">Pokud není nástrojová lišta Najít vidět, zobrazíme ji volbou <text:span text:style-name="LOMenuPath">Zobrazit &gt; Nástrojové lišty &gt; Najít</text:span> v hlavní nabídce nebo stisknutím <text:span text:style-name="LOKeystroke">Ctrl + F</text:span>. Lišta se zobrazí ukotvená v dolní části okna LibreOffice (přímo nad stavovým řádkem, jak ukazuje obrázek <text:sequence-ref text:reference-format="value" text:ref-name="refFigure12">13</text:sequence-ref>), lze ji však změnit na plovoucí nebo ji ukotvit na jiném místě. Více informací o plovoucích a ukotvených nástrojových lištách se nachází v kapitole 1 Představujeme LibreOffice.</text:p>
      <text:p text:style-name="Figure"><draw:frame draw:style-name="fr2" draw:name="Frame15" text:anchor-type="as-char" svg:width="5.3028in" draw:z-index="31"><draw:text-box fo:min-height="1.4571in"><text:p text:style-name="Caption"><draw:frame draw:style-name="fr12" draw:name="Image13" text:anchor-type="as-char" svg:width="5.3028in" svg:height="1.1925in" draw:z-index="32"><draw:image xlink:href="Pictures/1000000000000242000000820FD82F8445D4CF41.png" xlink:type="simple" xlink:show="embed" xlink:actuate="onLoad"/></draw:frame></text:p><text:p text:style-name="Caption">Obrázek <text:sequence text:ref-name="refFigure12" text:name="Figure" text:formula="ooow:Figure+1" style:num-format="1">13</text:sequence>: Ukotvená nástrojová lišta Najít</text:p></draw:text-box></draw:frame></text:p>
      <text:p text:style-name="Text_20_body">Lištu používáme tak, že klepneme do textového pole, napíšeme hledaný text a stiskneme klávesu <text:span text:style-name="LOKeystroke">Enter</text:span>. Najdeme tím nejbližší následující výskyt zadaného výrazu od aktuální pozice kurzoru dále. Pokud je třeba, klepneme na tlačítka <text:span text:style-name="LOMenuPath">Najít následující</text:span> nebo <text:span text:style-name="LOMenuPath">Najít předchozí</text:span>.</text:p>
      <text:p text:style-name="Text_20_body">Klepnutím na tlačítko <text:span text:style-name="LOMenuPath">Najít vše</text:span> se najednou vyberou všechny výskyty hledaného výrazu v dokumentu. Možnost <text:span text:style-name="LOMenuPath">Rozlišovat velikost</text:span> zaškrtneme tehdy, když chceme hledat výskyty, které hledanému výrazu přesně odpovídají. Klepnutím na tlačítko vpravo od pole Rozlišovat velikost otevřeme dialogové okno Najít a nahradit.</text:p>
      <text:p text:style-name="Text_20_body">Nástrojovou lištu Najít lze zavřít klepnutím na červené tlačítko X na levé straně nebo stisknutím klávesy <text:span text:style-name="LOKeystroke">Esc</text:span> tehdy, když se textový kurzor nachází ve vyhledávacím poli.</text:p>
      <text:h text:style-name="Heading_20_3" text:outline-level="3"><text:bookmark-start text:name="__RefHeading__83377_462712302"/>Používání dialogového okna Najít a nahradit<text:bookmark-end text:name="__RefHeading__83377_462712302"/></text:h>
      <text:p text:style-name="Text_20_body">Chceme-li zobrazit dialogové okno <text:span text:style-name="T24">Najít a nahradit</text:span>, použijeme klávesovou zkratku <text:span text:style-name="LOKeystroke">Ctrl + H</text:span> nebo v hlavní nabídce zvolíme <text:span text:style-name="LOMenuPath">Úpravy &gt; Najít a nahradit</text:span>. Pokud je zobrazena nástrojová lišta Najít, klepneme na této liště na tlačítko Najít a nahradit (<text:span text:style-name="T24"><draw:frame draw:style-name="fr22" draw:name="Image14" text:anchor-type="as-char" svg:y="-0.1902in" svg:width="0.2811in" svg:height="0.2811in" draw:z-index="33"><draw:image xlink:href="Pictures/100000000000001B0000001B475195E952B8BD97.png" xlink:type="simple" xlink:show="embed" xlink:actuate="onLoad"/></draw:frame></text:span>). Po otevření můžeme dialogové okno rozšířit klepnutím na tlačítko <text:span text:style-name="LOMenuPath">Ostatní možnosti</text:span>. Opětovným kliknutím na toto tlačítko okno zmenšíme na původní velikost.</text:p>
      <text:p text:style-name="Text_20_body">Používání dialogového okna Najít a nahradit:</text:p>
      <text:list xml:id="list82328023753795" text:continue-list="list7441607743838884400" text:style-name="Numbering_20_1">
        <text:list-item text:start-value="1">
          <text:p text:style-name="Numbering_20_1">Do pole <text:span text:style-name="LOMenuPath">Hledat</text:span> zadáme text, který chceme najít.</text:p>
        </text:list-item>
        <text:list-item>
          <text:p text:style-name="Numbering_20_1">Jestliže chceme text nahradit jiným textem, zadáme nový text do pole <text:span text:style-name="LOMenuPath">Nahradit za</text:span>.</text:p>
        </text:list-item>
        <text:list-item>
          <text:p text:style-name="Numbering_20_1">Můžeme přitom nastavit několik různých možností, jako například rozlišování velikosti písmen, omezení hledání pouze na celá slova či hledání podobných slov.</text:p>
        </text:list-item>
        <text:list-item>
          <text:p text:style-name="Numbering_20_1">Máme-li hledání nastaveno, klepneme na <text:span text:style-name="LOMenuPath">Najít</text:span>. Nalezený text nahradíme klepnutím na <text:span text:style-name="LOMenuPath">Nahradit. </text:span></text:p>
        </text:list-item>
      </text:list>
      <text:p text:style-name="Text_20_body">Více informací o používání funkce Najít a nahradit se nachází v příručce <text:span text:style-name="LOEmphasis">Writer Guide</text:span>.</text:p>
      <text:list xml:id="list82327398037756" text:continue-list="list82327680055749" text:style-name="Heading_20_Tip">
        <text:list-item>
          <text:p text:style-name="Heading_20_Tip">Tip</text:p>
        </text:list-item>
      </text:list>
      <text:p text:style-name="P23">Pokud klepneme na <text:span text:style-name="LOMenuPath">Najít vše</text:span>, LibreOffice vybere všechny výskyty vyhledávaného textu v dokumentu. Obdobně platí, že pokud klepneme na <text:span text:style-name="LOMenuPath">Nahradit vše</text:span>, LibreOffice nahradí všechny odpovídající výskyty textu.</text:p>
      <text:list xml:id="list82327986841228" text:continue-list="list868652181666321946" text:style-name="Heading_20_Caution">
        <text:list-item>
          <text:p text:style-name="Heading_20_Caution"><text:soft-page-break/>Upozornění</text:p>
        </text:list-item>
      </text:list>
      <text:p text:style-name="P23">Funkci <text:span text:style-name="LOMenuPath">Nahradit vše</text:span> je třeba používat obezřetně, jinak se může stát, že způsobíme vtipné (nebo velmi trapné) chyby. Chyby, které vzniknou nesprávným použitím funkce <text:span text:style-name="LOMenuPath">Nahradit vše</text:span> je častokrát nutné ručně opravovat slovo po slově.</text:p>
      <text:p text:style-name="Figure"><draw:frame draw:style-name="fr3" draw:name="Frame9" text:anchor-type="as-char" svg:width="3.6874in" draw:z-index="34"><draw:text-box fo:min-height="4.9417in"><text:p text:style-name="Caption"><draw:frame draw:style-name="fr12" draw:name="Image15" text:anchor-type="as-char" svg:width="3.6874in" svg:height="4.7811in" draw:z-index="35"><draw:image xlink:href="Pictures/10000000000001D70000024BC05DA2FBC0D88B1B.png" xlink:type="simple" xlink:show="embed" xlink:actuate="onLoad"/></draw:frame></text:p><text:p text:style-name="Caption">Obrázek <text:sequence text:ref-name="refFigure13" text:name="Figure" text:formula="ooow:Figure+1" style:num-format="1">14</text:sequence>: Rozšířené dialogové okno Najít a Nahradit</text:p></draw:text-box></draw:frame></text:p>
      <text:h text:style-name="Heading_20_2" text:outline-level="2"><text:bookmark-start text:name="__RefHeading__19500_697337876"/>Vkládání speciálních znaků<text:bookmark-end text:name="__RefHeading__19500_697337876"/></text:h>
      <text:p text:style-name="Text_20_body"><text:span text:style-name="LOEmphasis">Speciální znak</text:span> je takový znak, který se nenachází na standardní klávesnici.  <text:alphabetical-index-mark text:string-value="speciální znaky"/>Speciální znaky jsou například znaky © ¾ æ ç ñ ö ø ¢. Chceme-li vložit speciální znak:</text:p>
      <text:list xml:id="list82326854807723" text:continue-list="list5340442833991696231" text:style-name="Numbering_20_1">
        <text:list-item text:start-value="1">
          <text:p text:style-name="Numbering_20_1">Umístíme kurzor na místo, kam chceme znak vložit.</text:p>
        </text:list-item>
        <text:list-item>
          <text:p text:style-name="Numbering_20_1">Volbou <text:span text:style-name="LOMenuPath">Vložit &gt; Speciální znak</text:span> nebo klepnutím na ikonu Speciální znak na hlavní liště otevřeme dialogové okno Speciální znaky.</text:p>
        </text:list-item>
        <text:list-item>
          <text:p text:style-name="Numbering_20_1">Vybereme znaky (z libovolného písma nebo kombinace písem), které chceme vložit, a poté klepneme na <text:span text:style-name="LOMenuPath">OK</text:span>. Vybrané znaky se zobrazují v levé dolní části dialogového okna. Každý znak se po zvolení zobrazí v pravé části okna spolu se svým číselným kódem.</text:p>
        </text:list-item>
      </text:list>
      <text:list xml:id="list82326751232446" text:continue-list="list1453374943165791556" text:style-name="Heading_20_Note">
        <text:list-item>
          <text:p text:style-name="Heading_20_Note">Poznámka</text:p>
        </text:list-item>
      </text:list>
      <text:p text:style-name="P23">Různá písma mohou obsahovat různé speciální znaky. Pokud požadovaný speciální znak nenajdeme, můžeme zkusit jiné písmo, které se vybírá v poli <text:span text:style-name="LOEmphasis">Písmo</text:span>.</text:p>
      <text:p text:style-name="Figure"><text:soft-page-break/><draw:frame draw:style-name="fr3" draw:name="Frame11" text:anchor-type="as-char" svg:width="6.1591in" draw:z-index="36"><draw:text-box fo:min-height="3.8972in"><text:p text:style-name="Caption"><draw:frame draw:style-name="fr23" draw:name="Image19" text:anchor-type="paragraph" svg:width="6.1591in" svg:height="3.7264in" draw:z-index="72"><draw:image xlink:href="Pictures/10000000000002C0000001AAD6116AA42AAD3F9B.png" xlink:type="simple" xlink:show="embed" xlink:actuate="onLoad"/></draw:frame>Obrázek <text:sequence text:ref-name="refFigure14" text:name="Figure" text:formula="ooow:Figure+1" style:num-format="1">15</text:sequence>: Dialogové okno Speciální znaky, v němž můžeme vkládat speciální znaky</text:p></draw:text-box></draw:frame></text:p>
      <text:h text:style-name="Heading_20_2" text:outline-level="2"><text:bookmark-start text:name="__RefHeading__19502_697337876"/>Vkládání pomlček, <text:alphabetical-index-mark text:string-value="nezlomitelné mezery"/>nezlomitelných mezer a spojovníků<text:bookmark-end text:name="__RefHeading__19502_697337876"/></text:h>
      <text:p text:style-name="Text_20_body">Pokud chceme zabránit tomu, aby se dvě slova na konci řádku od sebe oddělila, stiskneme za prvním slovem klávesy <text:span text:style-name="LOKeystroke">Ctrl + Shift + mezerník</text:span>,  čímž vložíme nezlomitelnou mezeru.</text:p>
      <text:p text:style-name="Text_20_body">V případech, kdy nechceme, aby se spojovník objevil na konci řádku, například v čísle jako 123-4567, můžeme stisknutím kláves <text:span text:style-name="LOKeystroke">Ctrl + Shift + znaménko mínus</text:span> vložit <text:alphabetical-index-mark text:string-value="nezlomitelný spojovník"/>nezlomitelný spojovník.</text:p>
      <text:p text:style-name="Text_20_body">Chceme-li vkládat krátké nebo dlouhé <text:alphabetical-index-mark text:string-value="pomlčky"/>pomlčky, můžeme použít možnost <text:span text:style-name="LOEmphasis">Nahradit pomlčky</text:span> na záložce Možnosti v <text:span text:style-name="LOMenuPath">Nástroje &gt; Možnosti automatických oprav</text:span>. Tato možnost za určitých podmínek nahradí dva spojovníky za odpovídající pomlčku.</text:p>
      <text:p text:style-name="P43">–<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43">—<text:tab/>je dlouhá pomlčka (anglicky „em-dash“); jde o pomlčku o stejné šířce, jakou má v používaném písmu písmeno „m“. Napíšeme alespoň jeden znak, dva spojovníky a alespoň jeden další znak. Dva spojovníky budou nahrazeny dlouhou pomlčkou.</text:p>
      <text:p text:style-name="Text_20_body">Více podrobností se nachází v nápovědě. Další způsoby vkládání pomlček jsou popsány v <text:span text:style-name="LOEmphasis">kapitole 3 Working with Text</text:span> příručky <text:span text:style-name="LOEmphasis">Writer Guide</text:span></text:p>
      <text:h text:style-name="Heading_20_2" text:outline-level="2"><text:bookmark-start text:name="__RefHeading__19504_697337876"/>Nastavení kroků tabulátoru a odsazení<text:bookmark-end text:name="__RefHeading__19504_697337876"/></text:h>
      <text:p text:style-name="Text_20_body">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Text_20_body">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Text_20_body"><text:soft-page-break/><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Poklepeme na pravítko mezi levou a pravou ikonou odsazení, čímž otevřeme záložku <text:span text:style-name="LOEmphasis">Tabulátory</text:span> dialogového okna Odstavec.</text:p>
      <text:p text:style-name="Text_20_body">Vhodnějším přístupem je však nadefinovat tabulátory pro <text:span text:style-name="LOEmphasis">styl</text:span> odstavce. Více informací se nachází v kapitolách 6 a 7 příručky <text:span text:style-name="LOEmphasis">Writer Guide</text:span>.</text:p>
      <text:list xml:id="list82327183676527" text:continue-list="list82327398037756" text:style-name="Heading_20_Tip">
        <text:list-item>
          <text:p text:style-name="Heading_20_Tip">Tip</text:p>
        </text:list-item>
      </text:list>
      <text:p text:style-name="P23">Používání tabulátorů na rozmístění textu se nedoporučuje. Obvykle je vhodnější použít tabulku.</text:p>
      <text:h text:style-name="Heading_20_2" text:outline-level="2"><text:bookmark-start text:name="__RefHeading__19506_697337876"/>Změna výchozí velikosti kroku tabulátoru<text:bookmark-end text:name="__RefHeading__19506_697337876"/></text:h>
      <text:list xml:id="list82328088690707" text:continue-list="list82327986841228" text:style-name="Heading_20_Caution">
        <text:list-item>
          <text:p text:style-name="P81">Upozornění</text:p>
        </text:list-item>
      </text:list>
      <text:p text:style-name="P23">Jakékoli změny výchozího nastavení kroku tabulátoru bude mít vliv na tabulátory ve všech dokumentech, které následně otevřeme, a také na tabulátory, které vložíme po provedení změny.</text:p>
      <text:p text:style-name="Text_20_body">Chceme-li změnit měrnou jednotku a velikost výchozího kroku tabulátoru, zvolíme <text:span text:style-name="LOMenuPath">Nástroje &gt; Možnosti &gt; LibreOffice Writer &gt; Obecné</text:span>.</text:p>
      <text:p text:style-name="Figure"><draw:frame draw:style-name="fr3" draw:name="Frame271" text:anchor-type="as-char" svg:width="4.6008in" draw:z-index="37"><draw:text-box fo:min-height="1.1701in"><text:p text:style-name="Caption"><draw:frame draw:style-name="fr24" draw:name="graphics261" text:anchor-type="as-char" svg:width="4.6008in" svg:height="0.9366in" draw:z-index="38"><draw:image xlink:href="Pictures/100000000000016E00000052DC719BF2BD95041D.png" xlink:type="simple" xlink:show="embed" xlink:actuate="onLoad"/></draw:frame></text:p><text:p text:style-name="Caption">Obrázek <text:sequence text:ref-name="refFigure15" text:name="Figure" text:formula="ooow:Figure+1" style:num-format="1">16</text:sequence>: Výběr výchozího kroku tabulátoru</text:p></draw:text-box></draw:frame></text:p>
      <text:p text:style-name="Text_20_body">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Figure"><draw:frame draw:style-name="fr3" draw:name="Frame12" text:anchor-type="as-char" svg:width="3.789in" draw:z-index="39"><draw:text-box fo:min-height="1.4173in"><text:p text:style-name="Caption"><draw:frame draw:style-name="fr12" draw:name="Image16" text:anchor-type="as-char" svg:width="1.3126in" svg:height="1.6874in" draw:z-index="40"><draw:image xlink:href="Pictures/100000000000007E000000A2579EB4FA2662EDD4.png" xlink:type="simple" xlink:show="embed" xlink:actuate="onLoad"/></draw:frame></text:p><text:p text:style-name="Caption">Obrázek <text:sequence text:ref-name="refFigure16" text:name="Figure" text:formula="ooow:Figure+1" style:num-format="1">17</text:sequence>: Změna měrné jednotky pravítka</text:p></draw:text-box></draw:frame></text:p>
      <text:h text:style-name="Heading_20_2" text:outline-level="2"><text:bookmark-start text:name="__RefHeading__19508_697337876"/>Kontrola pravopisu a gramatiky<text:bookmark-end text:name="__RefHeading__19508_697337876"/></text:h>
      <text:p text:style-name="Text_20_body">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21"><draw:frame draw:style-name="fr12" draw:name="Image17" text:anchor-type="as-char" svg:width="0.3228in" svg:height="0.3437in" draw:z-index="41"><draw:image xlink:href="Pictures/100000000000001F0000002110E29D8128EA5841.png" xlink:type="simple" xlink:show="embed" xlink:actuate="onLoad"/></draw:frame></text:p>
          </table:table-cell>
          <table:table-cell table:style-name="Table20.A1" office:value-type="string">
            <text:p text:style-name="Text_20_body"><text:span text:style-name="L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21"><draw:frame draw:style-name="fr12" draw:name="Image18" text:anchor-type="as-char" svg:width="0.3126in" svg:height="0.3335in" draw:z-index="45"><draw:image xlink:href="Pictures/100000000000001E00000020CDAF95B986CB9E35.png" xlink:type="simple" xlink:show="embed" xlink:actuate="onLoad"/></draw:frame></text:p>
          </table:table-cell>
          <table:table-cell table:style-name="Table20.A1" office:value-type="string">
            <text:p text:style-name="Text_20_body">Pokud chceme v dokumentu (nebo vybraném textu) současně provést kontrolu pravopisu i gramatiky, klepneme na tlačítko <text:span text:style-name="L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Text_20_body">Nástroj pro kontrolu pravopisu má i několik dalších funkcí:</text:p>
      <text:list xml:id="list3786870490604022501" text:style-name="OOoBullets_20_1">
        <text:list-item text:start-value="1">
          <text:p text:style-name="P69">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style-override="List_20_1">
          <text:p text:style-name="List_20_1"><text:alphabetical-index-mark text:string-value="slovník"/>Slovník jazyka (například anglický, německý či francouzský) můžeme změnit v dialogovém okně Kontrola pravopisu a gramatiky.</text:p>
        </text:list-item>
        <text:list-item>
          <text:p text:style-name="P69">Do slovníku můžeme přidávat nová slova. Klepneme na <text:span text:style-name="LOMenuPath">Přidat do slovníku</text:span> v dialogovém okně Kontrola pravopisu a gramatiky nebo v místní nabídce.</text:p>
        </text:list-item>
        <text:list-item>
          <text:p text:style-name="P69">Klepnutím na tlačítko <text:span text:style-name="LOMenuPath">Možnosti</text:span> v okně Kontrola pravopisu a gramatiky otevřeme dialogové okno podobné oknu <text:span text:style-name="L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69">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LOEmphasis">Writer Guide</text:span>.</text:p>
        </text:list-item>
      </text:list>
      <text:p text:style-name="Text_20_body">Používání nástrojů na kontrolu pravopisu a gramatiky je podrobně vysvětleno v kapitole 3 Working with Text příručky <text:span text:style-name="LOEmphasis">Writer Guide</text:span>.</text:p>
      <text:h text:style-name="Heading_20_2" text:outline-level="2"><text:bookmark-start text:name="__RefHeading__19510_697337876"/>Používání vestavěných jazykových nástrojů<text:bookmark-end text:name="__RefHeading__19510_697337876"/></text:h>
      <text:p text:style-name="Text_20_body">Program Writer poskytuje několik nástrojů, které usnadňují práci, pokud v dokumentu použijeme více jazyků, nebo pokud dokumenty píšeme v různých jazycích.</text:p>
      <text:p text:style-name="Text_20_body">Hlavní výhodou změny jazyka je, že můžeme používat odpovídající slovníky pro kontrolu pravopisu a používat lokalizované verze tabulek náhrad pro automatické opravy, slovníky synonym a pravidla dělení slov.</text:p>
      <text:p text:style-name="Text_20_body">Pro jeden odstavec nebo skupinu znaků můžeme také nastavit jazyk <text:span text:style-name="LOMenuPath">Žádný (bez kontroly pravopisu)</text:span>. Tato možnost je užitečná zejména tehdy, když do textu vkládáme webové adresy nebo úseky napsané v programovacím jazyce, ve kterých není vhodné kontrolovat pravopis.</text:p>
      <text:p text:style-name="Text_20_body">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LOEmphasis">Writer Guide</text:span>.</text:p>
      <text:p text:style-name="Text_20_body">Volbou <text:span text:style-name="LOMenuPath">Nástroje &gt; Jazyk</text:span> v hlavní nabídce je možné nastavit požadovaný jazyk pro celý dokument, jednotlivé odstavce, a dokonce i pro jednotlivá slova a znaky.</text:p>
      <text:p text:style-name="Text_20_body">Dalším způsobem, jakým se dá změnit jazyk v celém dokumentu, je použít nabídku <text:span text:style-name="LOMenuPath">Nástroje &gt; Možnosti &gt; Jazyková nastavení &gt; Jazyky</text:span>. V části <text:span text:style-name="LOEmphasis">Výchozí jazyky pro dokumenty</text:span> můžeme vybrat jazyk pro ty části dokumentu, které jazyk nemají explicitně nastavený.</text:p>
      <text:p text:style-name="Text_20_body"><text:soft-page-break/>Kontrola pravopisu je dostupná pouze pro ty jazyky ze seznamu, které u svého názvu mají symbol (<draw:frame draw:style-name="fr25" draw:name="graphics28" text:anchor-type="as-char" svg:y="-0.2917in" svg:width="0.2709in" svg:height="0.2709in" draw:z-index="57"><draw:image xlink:href="Pictures/10000000000000150000001561BFED8E3F5C0EA4.png" xlink:type="simple" xlink:show="embed" xlink:actuate="onLoad"/></draw:frame>). Pokud se tento symbol vedle požadovaného jazyka nenachází, není nainstalován příslušný slovník; ten můžeme nainstalovat pomocí <text:span text:style-name="LOMenuPath">Nástroje &gt; Jazyk &gt; Další slovníky online</text:span>.</text:p>
      <text:p text:style-name="Text_20_body">Jazyk používaný pro kontrolu pravopisu se také zobrazuje ve stavovém řádku u názvu používaného stylu stránky.</text:p>
      <text:h text:style-name="Heading_20_2"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Text_20_body">Funkce automatických oprav programu Writer využívá obsáhlý seznam častých překlepů a chyb, které automaticky opravuje. Například „čeksý“ se automaticky změní na „český“.</text:p>
      <text:p text:style-name="Text_20_body">Automatické opravy jsou po nainstalování programu Writer zapnuté. Chceme-li je vypnout, zrušíme zaškrtnutí možnosti <text:span text:style-name="LOMenuPath">Nástroje &gt; Automatické opravy &gt; Při psaní</text:span>.</text:p>
      <text:p text:style-name="Text_20_body">Volbou <text:span text:style-name="LOMenuPath">Nástroje &gt; Automatické opravy &gt; Nastavení automatických oprav</text:span> otevřeme dialogové okno Automatické opravy. V něm můžeme zvolit, které řetězce textu mají být opravovány a jak. Ve většině případů vyhovují výchozí nastavení.</text:p>
      <text:p text:style-name="Text_20_body">Chceme-li zabránit nahrazování určitých slov, přejdeme na záložku <text:span text:style-name="LOMenuPath">Nahradit</text:span>, vybereme požadovanou dvojici slov a klepneme na <text:span text:style-name="LOMenuPath">Smazat</text:span>.</text:p>
      <text:p text:style-name="Text_20_body">Chceme-li přidat do seznamu nové pravidlo, zadáme chybně psané slovo do pole <text:span text:style-name="LOEmphasis">Nahradit</text:span>, do pole <text:span text:style-name="LOEmphasis">Za</text:span> zadáme správně napsané slovo a klepneme na <text:span text:style-name="LOMenuPath">Nový</text:span>.</text:p>
      <text:p text:style-name="Text_20_body">Na ostatních záložkách dialogového okna je možné pro automatické opravy nastavit mnoho dalších možností.</text:p>
      <text:list xml:id="list82326254920029" text:continue-list="list82327183676527" text:style-name="Heading_20_Tip">
        <text:list-item>
          <text:p text:style-name="Heading_20_Tip">Tip</text:p>
        </text:list-item>
      </text:list>
      <text:p text:style-name="P23">Automatické opravy lze také použít ke <text:alphabetical-index-mark text:string-value="speciální znaky"/>vkládání speciálních znaků. Například (c) se automaticky změní na ©. Můžeme přidat vlastní speciální znaky.</text:p>
      <text:p text:style-name="P27">LibreOffice má rozsáhlý seznam speciálních znaků přístupný pomocí automatických oprav. Napište například <text:span text:style-name="LOKeystroke">:smiling:</text:span> a automatické opravy slovo nahradí za ☺.</text:p>
      <text:h text:style-name="Heading_20_2" text:outline-level="2"><text:bookmark-start text:name="__RefHeading__19514_697337876"/>Používání dokončování slov<text:bookmark-end text:name="__RefHeading__19514_697337876"/></text:h>
      <text:p text:style-name="Text_20_body">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Text_20_body">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Text_20_body">Dokončování slov lze nastavit na záložce <text:span text:style-name="LOEmphasis">Dokončování slov</text:span> dialogového okna Automatické opravy:</text:p>
      <text:list xml:id="list1652067981" text:style-name="List_20_1">
        <text:list-item>
          <text:p text:style-name="List_20_1">Automatické přidání mezery za přijaté slovo.</text:p>
        </text:list-item>
      </text:list>
      <text:list xml:id="list59415119" text:style-name="List_20_1">
        <text:list-item>
          <text:p text:style-name="List_20_1">Zobrazení navrženého slova formou tipu (objeví se nad slovem) místo dokončování textu při psaní.</text:p>
        </text:list-item>
        <text:list-item>
          <text:p text:style-name="List_20_1">Shromažďování slov při práci na dokumentu, která později můžeme uložit a použít v jiných dokumentech nebo která můžeme nechat při zavírání dokumentu ze seznamu odstranit.</text:p>
        </text:list-item>
        <text:list-item>
          <text:p text:style-name="List_20_1">Změna maximálního počtu zapamatovaných slov pro dokončování slov a délka nejkratšího slova, které se má pamatovat.</text:p>
        </text:list-item>
        <text:list-item>
          <text:p text:style-name="List_20_1">Smazání některých položek ze seznamu pro dokončování slov.</text:p>
        </text:list-item>
        <text:list-item>
          <text:p text:style-name="List_20_1">Změna klávesy, která přijímá navržené položky – možnosti jsou <text:span text:style-name="LOKeystroke">šipka doprava</text:span> a klávesy <text:span text:style-name="LOKeystroke">End</text:span>, <text:span text:style-name="LOKeystroke">Enter</text:span> <text:span text:style-name="LOKeystroke">(Return)</text:span> a <text:span text:style-name="LOKeystroke">Mezerník</text:span>.</text:p>
        </text:list-item>
      </text:list>
      <text:list xml:id="list82327876381915" text:continue-list="list82326751232446" text:style-name="Heading_20_Note">
        <text:list-item>
          <text:p text:style-name="P78"><text:soft-page-break/>Poznámka</text:p>
        </text:list-item>
      </text:list>
      <text:p text:style-name="P34">K automatickému dokončení dojde až poté, co slovo v dokumentu napíšete podruhé.</text:p>
      <text:h text:style-name="Heading_20_2" text:outline-level="2"><text:bookmark-start text:name="__RefHeading__19516_697337876"/><text:reference-mark-start text:name="using autotext"/>Používání automatického textu<text:bookmark-end text:name="__RefHeading__19516_697337876"/><text:reference-mark-end text:name="using autotext"/></text:h>
      <text:p text:style-name="Text_20_body">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Text_20_body">Automatický text je užitečný zejména tehdy, pokud je propojen s poli. Více informací se nachází v kapitole 14 Working with Fields příručky <text:span text:style-name="LOEmphasis">Writer Guide</text:span>.</text:p>
      <text:h text:style-name="Heading_20_3" text:outline-level="3"><text:bookmark-start text:name="__RefHeading__83379_462712302"/>Vytváření automatického textu<text:bookmark-end text:name="__RefHeading__83379_462712302"/></text:h>
      <text:p text:style-name="Text_20_body">Chceme-li nějaký text uložit jako automatický text:</text:p>
      <text:list xml:id="list82326880961824" text:continue-list="list82328023753795" text:style-name="Numbering_20_1">
        <text:list-item text:start-value="1">
          <text:p text:style-name="Numbering_20_1">Napíšeme text do dokumentu.</text:p>
        </text:list-item>
        <text:list-item>
          <text:p text:style-name="Numbering_20_1">Vybereme ho.</text:p>
        </text:list-item>
        <text:list-item>
          <text:p text:style-name="Numbering_20_1">Zvolíme <text:span text:style-name="LOMenuPath">Nástroje &gt; Automatický text</text:span> (nebo stiskneme <text:span text:style-name="LOKeystroke">Ctrl</text:span><text:span text:style-name="LOKeystroke">+F3</text:span>).</text:p>
        </text:list-item>
        <text:list-item>
          <text:p text:style-name="Numbering_20_1">V dialogovém okně Automatický text zadáme název automatického textu do pole <text:span text:style-name="LOEmphasis">Název</text:span>. Writer navrhne jednopísmennou zkratku, kterou můžeme změnit.</text:p>
        </text:list-item>
        <text:list-item>
          <text:p text:style-name="Numbering_20_1">Ve velkém poli na levé straně zvolíme pro položku automatického textu kategorii, například <text:span text:style-name="LOEmphasis">Můj automatický text</text:span>.</text:p>
        </text:list-item>
        <text:list-item>
          <text:p text:style-name="Numbering_20_1">Klepneme na tlačítko <text:span text:style-name="LOMenuPath">Automatický text</text:span> na pravé straně a z nabídky zvolíme <text:span text:style-name="LOMenuPath">Nový (pouze text)</text:span>.</text:p>
        </text:list-item>
        <text:list-item>
          <text:p text:style-name="Numbering_20_1">Klepnutím na <text:span text:style-name="LOMenuPath">Zavřít</text:span> se vrátíme do dokumentu.</text:p>
        </text:list-item>
      </text:list>
      <text:list xml:id="list82327410132938" text:continue-list="list82326254920029" text:style-name="Heading_20_Tip">
        <text:list-item>
          <text:p text:style-name="Heading_20_Tip">Tip</text:p>
        </text:list-item>
      </text:list>
      <text:p text:style-name="P23">Pokud se v nabídce tlačítka Automatický text nachází pouze položka Importovat, znamená to, že jsme buď nezadali název automatického textu, nebo jsme v dokumentu nevybrali žádný text.</text:p>
      <text:h text:style-name="Heading_20_3" text:outline-level="3"><text:bookmark-start text:name="__RefHeading__83381_462712302"/>Vkládání automatického textu<text:bookmark-end text:name="__RefHeading__83381_462712302"/></text:h>
      <text:p text:style-name="Text_20_body">Chceme-li automatický text vložit, napíšeme jeho zkratku a stiskneme <text:span text:style-name="LOKeystroke">F3</text:span>.</text:p>
      <text:h text:style-name="Heading_20_1" text:outline-level="1"><text:bookmark-start text:name="__RefHeading__19518_697337876"/>Formátování textu<text:bookmark-end text:name="__RefHeading__19518_697337876"/></text:h>
      <text:h text:style-name="Heading_20_2" text:outline-level="2"><text:bookmark-start text:name="__RefHeading__19520_697337876"/>Doporučuje se používat styly<text:bookmark-end text:name="__RefHeading__19520_697337876"/></text:h>
      <text:p text:style-name="Text_20_body">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ext:list xml:id="list82326510360730" text:continue-list="list82328088690707" text:style-name="Heading_20_Caution">
        <text:list-item>
          <text:p text:style-name="Heading_20_Caution">Upozornění</text:p>
        </text:list-item>
      </text:list>
      <text:p text:style-name="P23">Ruční formátování (také nazývané <text:span text:style-name="LOEmphasis">přímé formátování</text:span>) má přednost před styly a není možné ho použitím stylu odstranit.</text:p>
      <text:list xml:id="list82327657475285" text:continue-list="list82327410132938" text:style-name="Heading_20_Tip">
        <text:list-item>
          <text:p text:style-name="P80"><text:soft-page-break/>Tip</text:p>
        </text:list-item>
      </text:list>
      <text:p text:style-name="P28">Pokud chceme přímé formátování odstranit, vybereme text a zvolíme <text:span text:style-name="LOMenuPath">Formát &gt; Odstranit přímé formátování</text:span> z hlavní nabídky, nebo klepneme pravým tlačítkem a zvolíme <text:span text:style-name="LOMenuPath">Odstranit přímé formátování</text:span> z místní nabídky, nebo klepneme na tlačítko <text:span text:style-name="LOMenuPath">Vymazat přímé formátování</text:span> na nástrojové liště Formátování nebo stiskneme klávesy <text:span text:style-name="LOKeystroke">Ctrl + M</text:span>.</text:p>
      <text:list xml:id="list82327006537212" text:continue-list="list82327876381915" text:style-name="Heading_20_Note">
        <text:list-item>
          <text:p text:style-name="Heading_20_Note">Poznámka</text:p>
        </text:list-item>
      </text:list>
      <text:p text:style-name="P29">Při odstraňování přímého formátování, bude formátování textu vráceno na použitý styl odstavce a ne na výchozí.</text:p>
      <text:p text:style-name="P12">Ve Writeru je k dispozici několik typů stylů pro různé typy prvků: znaky, odstavce, <text:span text:style-name="LOKeystroke">stránky</text:span>, rámce a seznamy. Více informací se nachází v kapitole 3 Používání stylů a šablon v této knize a v kapitolách 6 a 7 příručky <text:span text:style-name="LOEmphasis">Writer Guide</text:span>.</text:p>
      <text:h text:style-name="P67" text:outline-level="2"><text:bookmark-start text:name="__RefHeading__19522_697337876"/>Formátování odstavců<text:bookmark-end text:name="__RefHeading__19522_697337876"/></text:h>
      <text:p text:style-name="P11">Pomocí tlačítek na nástrojové liště Formátování a na panelu Odstavec v části Vlastnosti postranní lišty můžeme na odstavce použít řadu nástrojů na formátování. Ne všechna tlačítka jsou viditelná z standardní instalace, ale můžeme panel nástrojů přizpůsobit tak, aby zahrnoval i ty které se pravidelně používají. Tato tlačítka a formáty zahrnují:</text:p>
      <text:list xml:id="list82327722200905" text:continue-list="list82327222082800" text:style-name="List_20_1">
        <text:list-item>
          <text:p text:style-name="List_20_1">Použít styl</text:p>
        </text:list-item>
        <text:list-item>
          <text:p text:style-name="List_20_1">Odrážky zap/vyp (s paletou stylů odrážek)</text:p>
        </text:list-item>
        <text:list-item>
          <text:p text:style-name="List_20_1">Číslování zap/vyp (s paletou stylů čísel)</text:p>
        </text:list-item>
        <text:list-item>
          <text:p text:style-name="List_20_1">Zarovnat vlevo, Vodorovně na střed, Zarovnat vpravo, nebo Do bloku</text:p>
        </text:list-item>
        <text:list-item>
          <text:p text:style-name="List_20_1">Zarovnat nahoru, Svisle na střed, Zarovnat dolů</text:p>
        </text:list-item>
        <text:list-item>
          <text:p text:style-name="List_20_1">Řádkování (zvolíme 1, 1.15, 1.5, 2, nebo Vlastní hodnota</text:p>
        </text:list-item>
        <text:list-item>
          <text:p text:style-name="List_20_1">Zvětšit rozestupy mezi odstavci, Zmenšit rozestupy mezi odstavci</text:p>
        </text:list-item>
        <text:list-item>
          <text:p text:style-name="List_20_1">Zvětšit odsazení, Zmenšit odsazení</text:p>
        </text:list-item>
        <text:list-item>
          <text:p text:style-name="P70">Odstavec (otevře dialogové okno Odstavec)</text:p>
        </text:list-item>
      </text:list>
      <text:h text:style-name="Heading_20_2" text:outline-level="2"><text:bookmark-start text:name="__RefHeading__19524_697337876"/>Formátování znaků<text:bookmark-end text:name="__RefHeading__19524_697337876"/></text:h>
      <text:p text:style-name="P11">Pomocí tlačítek na nástrojové liště Formátování a na panelu Znak v části Vlastnosti postranní lišty můžeme na odstavce použít řadu nástrojů pro formátování. Ne všechna tlačítka jsou viditelná z standardní instalace, ale můžeme panel nástrojů přizpůsobit tak, aby zahrnoval i ty které se pravidelně používají. Tato tlačítka a formáty zahrnují:</text:p>
      <text:list xml:id="list82327748628660" text:continue-numbering="true" text:style-name="List_20_1">
        <text:list-item>
          <text:p text:style-name="P71">Název písma, Velikost písma</text:p>
        </text:list-item>
        <text:list-item>
          <text:p text:style-name="P71">Tučné, Kurzíva, Podtržené, Dvojité podtržení, Nadtržení, Přeškrtnuté, Osnova</text:p>
        </text:list-item>
        <text:list-item>
          <text:p text:style-name="P71">Horní index, Dolní index</text:p>
        </text:list-item>
        <text:list-item>
          <text:p text:style-name="P71">Velká písmena, Malá písmena</text:p>
        </text:list-item>
        <text:list-item>
          <text:p text:style-name="P71">Zvětšit velikost písma, Zmenšit velikost písma</text:p>
        </text:list-item>
        <text:list-item>
          <text:p text:style-name="P71">Barva písma (s paletou barev)</text:p>
        </text:list-item>
        <text:list-item>
          <text:p text:style-name="P72">Barva pozadí (s paletou barev)</text:p>
        </text:list-item>
        <text:list-item>
          <text:p text:style-name="P71">Zvýraznění (s paletou barev)</text:p>
        </text:list-item>
        <text:list-item>
          <text:p text:style-name="P70"><text:soft-page-break/>Znak (otevře dialogové okno Znak)</text:p>
        </text:list-item>
      </text:list>
      <text:h text:style-name="Heading_20_2" text:outline-level="2"><text:bookmark-start text:name="__RefHeading__19526_697337876"/>Automatický formát<text:bookmark-end text:name="__RefHeading__19526_697337876"/></text:h>
      <text:p text:style-name="Text_20_body">Program Writer je možné nastavit tak, aby automaticky formátoval části dokumentu podle možností na záložce Možnosti v dialogovém okně Automatické opravy (<text:span text:style-name="LOMenuPath">Nástroje &gt; Automatické opravy &gt; Nastavení automatických oprav</text:span>).</text:p>
      <text:list xml:id="list82327113086136" text:continue-list="list82327657475285" text:style-name="Heading_20_Tip">
        <text:list-item>
          <text:p text:style-name="Heading_20_Tip">Tip</text:p>
        </text:list-item>
      </text:list>
      <text:p text:style-name="P24">Pokud se v dokumentu objeví neočekávané změny formátování, tato nastavení jsou prvním místem, kde hledat jejich příčinu. Ve většině případů řeší problém tlačítko Zpět (<text:span text:style-name="LOKeystroke">Ctrl + Z</text:span>).</text:p>
      <text:p text:style-name="Text_20_body">Všechny tyto možnosti, stejně jako návod na zapnutí automatického formátu, jsou popsány v nápovědě. Mezi časté nechtěné nebo neočekávané změny formátování patří:</text:p>
      <text:list xml:id="list1859287056" text:style-name="List_20_1">
        <text:list-item text:start-value="1">
          <text:p text:style-name="List_20_1">Vodorovné čáry. Pokud napíšeme do jednoho řádku tři nebo více spojovníků (---), podtržítek (___) nebo znaků rovná se (===) a pak stiskneme <text:span text:style-name="LOKeystroke">Enter</text:span>, odstavec bude nahrazen vodorovnou čarou přes celou šířku stránky. Vytvořená čára je dolním ohraničením předchozího odstavce.</text:p>
        </text:list-item>
        <text:list-item>
          <text:p text:style-name="List_20_1">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p text:style-name="Text_20_body">Chceme-li automatické formátování zapnout nebo vypnout, zvolíme <text:span text:style-name="LOMenuPath">Formát &gt; Automatické opravy</text:span> a zapneme či vypneme příslušné položky v seznamu.</text:p>
      <text:h text:style-name="Heading_20_2" text:outline-level="2"><text:bookmark-start text:name="__RefHeading__19528_697337876"/>Vytváření číslovaných nebo odrážkových seznamů<text:bookmark-end text:name="__RefHeading__19528_697337876"/></text:h>
      <text:p text:style-name="Text_20_body">Číslované nebo odrážkové seznamy je možné vytvořit několika způsoby:</text:p>
      <text:list xml:id="list1489912453" text:style-name="List_20_1">
        <text:list-item text:start-value="1">
          <text:p text:style-name="List_20_1">Pomocí automatického formátování popsaného výše.</text:p>
        </text:list-item>
        <text:list-item>
          <text:p text:style-name="List_20_1">Pomocí stylů seznamu (číslování), jak to popisuje kapitola 6 Introduction to Styles a kapitola 7 Working with Styles příručky <text:span text:style-name="LOEmphasis">Writer Guide</text:span>.</text:p>
        </text:list-item>
        <text:list-item>
          <text:p text:style-name="List_20_1">Pomocí tlačítek Číslování a Odrážky na nástrojové liště Formátování nebo na panelu Odstavec v části Vlastnosti postranní lišty: vybereme odstavce a poté klepneme na příslušné tlačítko na nástrojové nebo postranní liště.</text:p>
        </text:list-item>
      </text:list>
      <text:list xml:id="list82326767838212" text:continue-list="list82327006537212" text:style-name="Heading_20_Note">
        <text:list-item>
          <text:p text:style-name="Heading_20_Note">Poznámka</text:p>
        </text:list-item>
      </text:list>
      <text:p text:style-name="P24">Je na našem uvážení, zda nejdříve napíšeme text, a pak nastavíme číslování nebo odrážky, nebo to uděláme během psaní.</text:p>
      <text:h text:style-name="Heading_20_3" text:outline-level="3"><text:bookmark-start text:name="__RefHeading__83383_462712302"/>Používání nástrojové lišty Odrážky a číslování<text:bookmark-end text:name="__RefHeading__83383_462712302"/></text:h>
      <text:p text:style-name="P16">Můžeme vytvářet i vnořené seznamy (když má jedna nebo více položek seznamu podseznam, jako například v osnově), a to pomocí tlačítek na nástrojové liště Odrážky a číslování (obrázek <text:sequence-ref text:reference-format="value" text:ref-name="refFigure17">18</text:sequence-ref>). Položky lze posouvat v seznamu nahoru nebo dolů, vytvářet podpoložky, měnit styl odrážek nebo otevřít dialogové okno Odrážky a číslování, které obsahuje další podrobná nastavení. Panel nástrojů zobrazíme pomocí nabídky <text:span text:style-name="LOMenuPath">Zobrazit &gt; Panely nástrojů &gt; Odrážky a číslování</text:span>.</text:p>
      <text:list xml:id="list82326645230998" text:continue-numbering="true" text:style-name="Heading_20_Note">
        <text:list-item>
          <text:p text:style-name="Heading_20_Note"><text:soft-page-break/>Poznámka</text:p>
        </text:list-item>
      </text:list>
      <text:p text:style-name="P24">Pokud nám automatické číslování a odrážky nevyhovují, můžeme je dočasně vypnout tím, že zrušíme zaškrtnutí <text:span text:style-name="LOMenuPath">Formát &gt; Automatické opravy &gt; Při psaní</text:span>.</text:p>
      <text:h text:style-name="Heading_20_3" text:outline-level="3"><text:bookmark-start text:name="__RefHeading__83385_462712302"/>Formátování odrážek a číslování pomocí postranní lišty<text:bookmark-end text:name="__RefHeading__83385_462712302"/></text:h>
      <text:p text:style-name="Text_20_body">K vytváření vnořených seznamů a k přístupu k dialogovému oknu Odrážky a číslování můžeme použít také vlastnosti Odrážky a číslování (rozbalovací seznamy nebo nástrojů) panelu Odstavec karty Vlastnosti postranní lišty. Postranní lišta však neobsahuje nástroje pro změnu úrovně položky seznamu, které se nacházejí na liště Odrážky a číslování.</text:p>
      <text:p text:style-name="Figure"><draw:frame draw:style-name="fr7" draw:name="Frame17" text:anchor-type="as-char" svg:width="5.7457in" draw:z-index="13"><draw:text-box fo:min-height="2.3937in"><text:p text:style-name="Figure"><draw:frame draw:style-name="fr12" draw:name="graphics19" text:anchor-type="as-char" svg:width="3.2799in" svg:height="0.9799in" draw:z-index="42"><draw:image xlink:href="Pictures/100000000000013B0000005E35E961C34ECF2D60.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P45">1</text:p></table:table-cell><table:table-cell table:style-name="Table32.A1" office:value-type="string"><text:p text:style-name="P44">O úroveň výše</text:p></table:table-cell><table:table-cell table:style-name="Table32.A1" table:number-rows-spanned="2" office:value-type="string"><text:p text:style-name="P45">5</text:p></table:table-cell><table:table-cell table:style-name="Table32.A1" table:number-rows-spanned="2" office:value-type="string"><text:p text:style-name="P44">Vložit nečíslovanou položku</text:p></table:table-cell><table:table-cell table:style-name="Table32.A1" office:value-type="string"><text:p text:style-name="P45">8</text:p></table:table-cell><table:table-cell table:style-name="Table32.A1" office:value-type="string"><text:p text:style-name="P44">Přesunout nahoru včetně podčástí</text:p></table:table-cell></table:table-row><table:table-row table:style-name="Table32.1"><table:table-cell table:style-name="Table32.A1" office:value-type="string"><text:p text:style-name="P45">2</text:p></table:table-cell><table:table-cell table:style-name="Table32.A1" office:value-type="string"><text:p text:style-name="P44">O úroveň níže</text:p></table:table-cell><table:covered-table-cell/><table:covered-table-cell/><table:table-cell table:style-name="Table32.A1" office:value-type="string"><text:p text:style-name="P45">9</text:p></table:table-cell><table:table-cell table:style-name="Table32.A1" office:value-type="string"><text:p text:style-name="P44">Přesunout dolů včetně podčástí</text:p></table:table-cell></table:table-row><table:table-row table:style-name="Table32.3"><table:table-cell table:style-name="Table32.A1" office:value-type="string"><text:p text:style-name="P45">3</text:p></table:table-cell><table:table-cell table:style-name="Table32.A1" office:value-type="string"><text:p text:style-name="P44">O úroveň výše včetně podčástí</text:p></table:table-cell><table:table-cell table:style-name="Table32.A1" office:value-type="string"><text:p text:style-name="P45">6</text:p></table:table-cell><table:table-cell table:style-name="Table32.A1" office:value-type="string"><text:p text:style-name="P44">Přesunout nahoru</text:p></table:table-cell><table:table-cell table:style-name="Table32.A1" office:value-type="string"><text:p text:style-name="P45">10</text:p></table:table-cell><table:table-cell table:style-name="Table32.A1" office:value-type="string"><text:p text:style-name="P44">Restartovat číslování</text:p></table:table-cell></table:table-row><table:table-row table:style-name="Table32.4"><table:table-cell table:style-name="Table32.A1" office:value-type="string"><text:p text:style-name="P45">4</text:p></table:table-cell><table:table-cell table:style-name="Table32.A1" office:value-type="string"><text:p text:style-name="P44">O úroveň níže včetně podčástí</text:p></table:table-cell><table:table-cell table:style-name="Table32.A1" office:value-type="string"><text:p text:style-name="P45">7</text:p></table:table-cell><table:table-cell table:style-name="Table32.A1" office:value-type="string"><text:p text:style-name="P44">Přesunout dolů</text:p></table:table-cell><table:table-cell table:style-name="Table32.A1" office:value-type="string"><text:p text:style-name="P45">11</text:p></table:table-cell><table:table-cell table:style-name="Table32.A1" office:value-type="string"><text:p text:style-name="P44">Odrážky a číslování</text:p></table:table-cell></table:table-row></table:table><text:p text:style-name="Caption">Obrázek <text:sequence text:ref-name="refFigure17" text:name="Figure" text:formula="ooow:Figure+1" style:num-format="1">18</text:sequence>: Nástrojová lišta Odrážky a číslování</text:p></draw:text-box></draw:frame></text:p>
      <text:h text:style-name="Heading_20_2" text:outline-level="2"><text:bookmark-start text:name="__RefHeading__19530_697337876"/>Dělení slov<text:bookmark-end text:name="__RefHeading__19530_697337876"/></text:h>
      <text:p text:style-name="Text_20_body">Dělení slov je možné provádět několika způsoby: nechat program Writer, aby slova dělil automaticky (pomocí slovníků pro dělení slov), vkládat ručně volitelná rozdělení nebo slova nedělit vůbec.</text:p>
      <text:h text:style-name="Heading_20_3" text:outline-level="3"><text:bookmark-start text:name="__RefHeading__83387_462712302"/>Automatické dělení slov<text:bookmark-end text:name="__RefHeading__83387_462712302"/></text:h>
      <text:p text:style-name="Text_20_body">Chceme-li automatické dělení slov zapnout nebo vypnout:</text:p>
      <text:list xml:id="list6751792696857920010" text:style-name="OOoNum_20_123">
        <text:list-item text:start-value="1">
          <text:p text:style-name="P84">Stiskneme <text:span text:style-name="LOKeystroke">F11</text:span> (<text:span text:style-name="LOKeystroke">⌘+T</text:span> v systému Mac), čímž otevřeme okno Styly a formátování, nebo, je-li otevřená postranní lišta, klepneme na záložku <text:span text:style-name="LOMenuPath">Styly a formátování</text:span>, čímž otevřeme část Styly a formátování.</text:p>
        </text:list-item>
        <text:list-item>
          <text:p text:style-name="P84">Na záložce Styly odstavce (obrázek <text:sequence-ref text:reference-format="value" text:ref-name="refFigure18">19</text:sequence-ref>) klepneme pravým tlačítkem na <text:span text:style-name="LOMenuPath">Výchozí styl</text:span> a vybereme <text:span text:style-name="LOMenuPath">Upravit</text:span>.</text:p>
        </text:list-item>
      </text:list>
      <text:p text:style-name="Figure"><draw:frame draw:style-name="fr8" draw:name="Frame25" text:anchor-type="as-char" svg:width="2.4799in" draw:z-index="43"><draw:text-box fo:min-height="2.3028in"><text:p text:style-name="Caption"><draw:frame draw:style-name="fr17" draw:name="graphics16" text:anchor-type="as-char" svg:width="2.4799in" svg:height="2.0598in" draw:z-index="44"><draw:image xlink:href="Pictures/10000000000000EE000000C671B81F819F68FD73.png" xlink:type="simple" xlink:show="embed" xlink:actuate="onLoad"/></draw:frame></text:p><text:p text:style-name="Caption">Obrázek <text:sequence text:ref-name="refFigure18" text:name="Figure" text:formula="ooow:Figure+1" style:num-format="1">19</text:sequence>: Úprava stylu</text:p></draw:text-box></draw:frame></text:p>
      <text:list xml:id="list82327209945175" text:continue-numbering="true" text:style-name="OOoNum_20_123">
        <text:list-item>
          <text:p text:style-name="P84"><text:soft-page-break/>V dialogovém okně Styl odstavce (obrázek <text:sequence-ref text:reference-format="value" text:ref-name="refFigure19">20</text:sequence-ref>) přejdeme na záložku <text:span text:style-name="LOEmphasis">Tok textu</text:span>.</text:p>
        </text:list-item>
        <text:list-item>
          <text:p text:style-name="P84">V části Dělení slov vybereme nebo zrušíme výběr možnosti <text:span text:style-name="LOMenuPath">Automaticky</text:span>. Klepneme na <text:span text:style-name="LOMenuPath">OK</text:span>.</text:p>
        </text:list-item>
      </text:list>
      <text:list xml:id="list82328242990207" text:continue-list="list82326645230998" text:style-name="Heading_20_Note">
        <text:list-item>
          <text:p text:style-name="Heading_20_Note">Poznámka</text:p>
        </text:list-item>
      </text:list>
      <text:p text:style-name="P24">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Používáme styly a šablony</text:p>
      <text:p text:style-name="Figure"><draw:frame draw:style-name="fr3" draw:name="Frame24" text:anchor-type="as-char" svg:width="6.0402in" draw:z-index="50"><draw:text-box fo:min-height="2.4583in"><text:p text:style-name="Caption"><draw:frame draw:style-name="fr26" draw:name="Graphic34" text:anchor-type="as-char" svg:width="6.0402in" svg:height="2.1299in" draw:z-index="51"><draw:image xlink:href="Pictures/1000000000000244000000CCFE8C38C8C67D6AA3.png" xlink:type="simple" xlink:show="embed" xlink:actuate="onLoad"/></draw:frame></text:p><text:p text:style-name="Caption">Obrázek <text:sequence text:ref-name="refFigure19" text:name="Figure" text:formula="ooow:Figure+1" style:num-format="1">20</text:sequence>: Zapínání automatického dělení slov</text:p></draw:text-box></draw:frame></text:p>
      <text:p text:style-name="Text_20_body">Dělení slov můžeme nastavit také pomocí <text:span text:style-name="LOMenuPath">Nástroje &gt; Možnosti &gt; Jazyková nastavení &gt; Pomůcky pro psaní</text:span>. V části Možnosti v dolní části dialogového okna najdeme nastavení dělení slov.</text:p>
      <text:p text:style-name="Figure"><draw:frame draw:style-name="fr3" draw:name="Frame23" text:anchor-type="as-char" svg:width="5.4799in" draw:z-index="52"><draw:text-box fo:min-height="1.4409in"><text:p text:style-name="Caption"><draw:frame draw:style-name="fr27" draw:name="graphics42" text:anchor-type="as-char" svg:width="5.4366in" svg:height="1.1783in" draw:z-index="53"><draw:image xlink:href="Pictures/10000000000001E200000066DF0DC50E4952EBB6.png" xlink:type="simple" xlink:show="embed" xlink:actuate="onLoad"/></draw:frame></text:p><text:p text:style-name="Caption">Obrázek <text:sequence text:ref-name="refFigure20" text:name="Figure" text:formula="ooow:Figure+1" style:num-format="1">21</text:sequence>: Nastavení možností dělení slov</text:p></draw:text-box></draw:frame></text:p>
      <text:p text:style-name="Text_20_body">Chceme-li změnit minimální počet znaků pro rozdělení, minimální počet znaků před zalomením řádku nebo minimální počet znaků za zalomením řádku, zvolíme v části Možnosti příslušnou položku a klepneme na tlačítko <text:span text:style-name="LOMenuPath">Upravit</text:span>.</text:p>
      <text:p text:style-name="Text_20_body">Nastavení dělení slov v okně Pomůcky pro psaní se projeví pouze tehdy, když je dělení slov zapnuto pomocí stylů odstavce.</text:p>
      <text:h text:style-name="Heading_20_3" text:outline-level="3"><text:bookmark-start text:name="__RefHeading__83389_462712302"/>Ruční dělení slov<text:bookmark-end text:name="__RefHeading__83389_462712302"/></text:h>
      <text:p text:style-name="Text_20_body">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Text_20_body">Chceme-li volitelné rozdělení vložit do slova, klepneme na místo, kde se má zobrazit a stiskneme <text:span text:style-name="LOKeystroke">Ctrl + spojovník</text:span>. Slovo se rozdělí na daném místě, pokud se nachází na konci řádku, a to i tehdy, je-li automatické dělení slov pro daný odstavec vypnuto.</text:p>
      <text:h text:style-name="Heading_20_1" text:outline-level="1"><text:bookmark-start text:name="__RefHeading__19534_697337876"/><text:soft-page-break/><text:alphabetical-index-mark text:string-value="formátování stránek"/>Formátování stránek<text:bookmark-end text:name="__RefHeading__19534_697337876"/></text:h>
      <text:p text:style-name="P37">Writer nabízí několik způsobů jak <text:alphabetical-index-mark text:string-value="rozvržení stránek"/>změnit rozvržení stránky: styly stránky, sloupce, rámce, tabulky a sekce. Více informací se nachází v kapitole 4 Formatting Pages příručky <text:span text:style-name="LOEmphasis">Writer Guide</text:span>.</text:p>
      <text:list xml:id="list82327336626699" text:continue-list="list82327113086136" text:style-name="Heading_20_Tip">
        <text:list-item>
          <text:p text:style-name="Heading_20_Tip">Tip</text:p>
        </text:list-item>
      </text:list>
      <text:p text:style-name="P24">Zobrazení rozvržení stránky je přehlednější, jestliže v nabídce <text:span text:style-name="LOMenuPath">Nástroje &gt; Možnosti &gt; LibreOffice &gt; Vzhled</text:span> zobrazíme hranice textu, objektů, tabulek a sekcí a v nabídce <text:span text:style-name="LOMenuPath">Nástroje &gt; Možnosti &gt; LibreOffice Writer &gt; Pomůcky pro formátování</text:span> zapneme zobrazení konců odstavců, tabulátorů, zalomení a dalších položek.</text:p>
      <text:h text:style-name="Heading_20_2" text:outline-level="2"><text:bookmark-start text:name="__RefHeading__19536_697337876"/>Jaký způsob rozvržení zvolit?<text:bookmark-end text:name="__RefHeading__19536_697337876"/></text:h>
      <text:p text:style-name="Text_20_body"><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Text_20_body">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2" draw:name="graphics24" text:anchor-type="as-char" svg:width="3.0102in" svg:height="2.5937in" draw:z-index="14"><draw:image xlink:href="Pictures/1000000000000121000000F92672789098DA34ED.png" xlink:type="simple" xlink:show="embed" xlink:actuate="onLoad"/></draw:frame></text:p>
          </table:table-cell>
        </table:table-row>
        <table:table-row table:style-name="Table34.1">
          <table:table-cell table:style-name="Table34.A1" office:value-type="string">
            <text:p text:style-name="Text_20_body">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2" draw:name="graphics25" text:anchor-type="as-char" svg:width="2.9126in" svg:height="2.7508in" draw:z-index="15"><draw:image xlink:href="Pictures/100002010000012000000108C5C56255D79F3C46.png" xlink:type="simple" xlink:show="embed" xlink:actuate="onLoad"/></draw:frame></text:p>
          </table:table-cell>
        </table:table-row>
        <text:soft-page-break/>
        <table:table-row table:style-name="Table34.3">
          <table:table-cell table:style-name="Table34.A1" office:value-type="string">
            <text:p text:style-name="Text_20_body">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7"><draw:frame draw:style-name="fr12" draw:name="graphics26" text:anchor-type="as-char" svg:width="3in" svg:height="2.7291in" draw:z-index="46"><draw:image xlink:href="Pictures/100000000000012000000106668152B3DB7704B1.png" xlink:type="simple" xlink:show="embed" xlink:actuate="onLoad"/></draw:frame></text:p>
          </table:table-cell>
        </table:table-row>
        <table:table-row table:style-name="Table34.1">
          <table:table-cell table:style-name="Table34.A1" office:value-type="string">
            <text:p text:style-name="Text_20_body">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2" draw:name="graphics27" text:anchor-type="as-char" svg:width="2.9189in" svg:height="2.7709in" draw:z-index="47"><draw:image xlink:href="Pictures/10000201000001220000010A5823739ECBF6A754.png" xlink:type="simple" xlink:show="embed" xlink:actuate="onLoad"/></draw:frame></text:p>
          </table:table-cell>
        </table:table-row>
      </table:table>
      <text:h text:style-name="Heading_20_2"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Text_20_body">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list xml:id="list82328009911858" text:continue-list="list82328242990207" text:style-name="Heading_20_Note">
        <text:list-item>
          <text:p text:style-name="Heading_20_Note">Poznámka</text:p>
        </text:list-item>
      </text:list>
      <text:p text:style-name="P30">Záhlaví a zápatí jsou vlastnosti stylu stránky. Nastavíme nebo zrušíme záhlaví a zápatí u všech stylů stránky, které v dokumentu používáme.</text:p>
      <text:h text:style-name="Heading_20_3" text:outline-level="3"><text:bookmark-start text:name="__RefHeading__83391_462712302"/>Vkládání záhlaví nebo zápatí<text:bookmark-end text:name="__RefHeading__83391_462712302"/></text:h>
      <text:p text:style-name="Text_20_body">Záhlaví můžeme vložit jedním z následujících způsobů:</text:p>
      <text:list xml:id="list82327952051768" text:continue-list="list82327748628660" text:style-name="List_20_1">
        <text:list-item>
          <text:p text:style-name="List_20_1">Zvolíme <text:span text:style-name="LOMenuPath">Vložit &gt; Záhlaví a zápatí &gt; Hlavička &gt; Výchozí styl</text:span> (nebo jiný styl strany, pokud nejde o výchozí styl), nebo</text:p>
        </text:list-item>
        <text:list-item>
          <text:p text:style-name="P73">Klepneme do oblasti nad horním okrajem textu, tím zobrazíme značku záhlaví (obrázek <text:sequence-ref text:reference-format="value" text:ref-name="refFigure21">22</text:sequence-ref>) a následně klepneme na <text:span text:style-name="LOMenuPath">+</text:span>.</text:p>
        </text:list-item>
      </text:list>
      <text:p text:style-name="Figure"><text:soft-page-break/><draw:frame draw:style-name="fr2" draw:name="Frame21" text:anchor-type="as-char" svg:width="6.6929in" draw:z-index="48"><draw:text-box fo:min-height="1.3756in"><text:p text:style-name="Caption"><draw:frame draw:style-name="fr28" draw:name="graphics21" text:anchor-type="as-char" svg:width="6.6929in" svg:height="1.1492in" draw:z-index="49"><draw:image xlink:href="Pictures/10000000000003D9000000E2A078E21AB82F384E.png" xlink:type="simple" xlink:show="embed" xlink:actuate="onLoad"/></draw:frame></text:p><text:p text:style-name="Caption">Obrázek <text:sequence text:ref-name="refFigure21" text:name="Figure" text:formula="ooow:Figure+1" style:num-format="1">22</text:sequence>: Značka záhlaví v horní části textové oblasti</text:p></draw:text-box></draw:frame></text:p>
      <text:p text:style-name="P16">Jakmile je záhlaví vytvořeno, v její značce se objeví šipka dolů. Klepnutím na šipku rozbalíme nabídku s možnostmi práce se záhlavím (obrázek <text:sequence-ref text:reference-format="value" text:ref-name="refFigure22">23</text:sequence-ref>).</text:p>
      <text:p text:style-name="Figure"><draw:frame draw:style-name="fr9" draw:name="Frame22" text:anchor-type="as-char" svg:width="6.6929in" draw:z-index="73"><draw:text-box fo:min-height="1.5638in"><text:p text:style-name="Caption"><draw:frame draw:style-name="fr28" draw:name="graphics35" text:anchor-type="as-char" svg:width="6.6929in" svg:height="1.2917in" draw:z-index="74"><draw:image xlink:href="Pictures/10000000000003C9000000F3D1380456F57871B6.png" xlink:type="simple" xlink:show="embed" xlink:actuate="onLoad"/></draw:frame></text:p><text:p text:style-name="Caption">Obrázek <text:sequence text:ref-name="refFigure22" text:name="Figure" text:formula="ooow:Figure+1" style:num-format="1">23</text:sequence>: Nabídka záhlaví</text:p></draw:text-box></draw:frame></text:p>
      <text:p text:style-name="P16">K formátování záhlaví můžeme použít nabídku zobrazenou na obrázku <text:sequence-ref text:reference-format="value" text:ref-name="refFigure22">23</text:sequence-ref> nebo nabídku <text:span text:style-name="LOMenuPath">Formát &gt; Stránka &gt; Záhlaví</text:span>. Oběma způsoby otevřeme stejnou záložku v dialogovém okně Styl stránky.</text:p>
      <text:h text:style-name="Heading_20_3" text:outline-level="3"><text:bookmark-start text:name="__RefHeading__83393_462712302"/>Vkládání obsahu záhlaví a zápatí<text:bookmark-end text:name="__RefHeading__83393_462712302"/></text:h>
      <text:p text:style-name="Text_20_body">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Text_20_body">Když chceme vložit název dokumentu do hlavičky:</text:p>
      <text:list xml:id="list983377925" text:style-name="Numbering_20_1">
        <text:list-item text:start-value="1">
          <text:p text:style-name="Numbering_20_1">Zvolíme <text:span text:style-name="LOMenuPath">Soubor &gt; Vlastnosti &gt; Popis</text:span> a zadáme název dokumentu.</text:p>
        </text:list-item>
        <text:list-item>
          <text:p text:style-name="Numbering_20_1">Vložíme záhlaví (<text:span text:style-name="LOMenuPath">Vložit &gt; Záhlaví a zápatí &gt; Záhlaví &gt; Výchozí</text:span>).</text:p>
        </text:list-item>
        <text:list-item>
          <text:p text:style-name="Numbering_20_1">Umístíme kurzor do záhlaví stránky.</text:p>
        </text:list-item>
        <text:list-item>
          <text:p text:style-name="Numbering_20_1">Zvolíme <text:span text:style-name="LOMenuPath">Vložit &gt; Pole &gt; Název</text:span>. Název se zobrazí na šedém pozadí (které se však nezobrazuje při tisku a navíc se dá vypnout).</text:p>
        </text:list-item>
        <text:list-item>
          <text:p text:style-name="Numbering_20_1">Chceme-li název dokumentu změnit, přejdeme zpět na <text:span text:style-name="LOMenuPath">Soubor &gt; Vlastnosti &gt; Popis</text:span>.</text:p>
        </text:list-item>
      </text:list>
      <text:p text:style-name="Text_20_body">Pole jsou podrobně popsána v kapitole 14 Working with Fields příručky <text:span text:style-name="LOEmphasis">Writer Guide</text:span>.</text:p>
      <text:p text:style-name="Text_20_body">Více informací o záhlaví a zápatí se nachází v kapitole 4 Formatting Pages a kapitole 6 Introduction to Styles příručky <text:span text:style-name="LOEmphasis">Writer Guide</text:span>.</text:p>
      <text:h text:style-name="Heading_20_2"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Heading_20_3" text:outline-level="3"><text:bookmark-start text:name="__RefHeading__83395_462712302"/>Zobrazení čísla strany<text:bookmark-end text:name="__RefHeading__83395_462712302"/></text:h>
      <text:p text:style-name="P13">Chceme-li automaticky zobrazovat čísla stránek:</text:p>
      <text:list xml:id="list2041868204" text:style-name="Numbering_20_1">
        <text:list-item text:start-value="1">
          <text:p text:style-name="Numbering_20_1">Vložíme záhlaví nebo zápatí podle popisu v předchozí části „<text:reference-ref text:reference-format="text" text:ref-name="Creating headers and footers">Vytváření záhlaví a zápatí</text:reference-ref>“.</text:p>
        </text:list-item>
        <text:list-item>
          <text:p text:style-name="Numbering_20_1">Umístíme kurzor do záhlaví nebo zápatí na místo, kde se má číslo stránky zobrazit, zvolíme <text:span text:style-name="LOMenuPath">Vložit &gt; Pole &gt; Číslo stránky</text:span>.</text:p>
        </text:list-item>
      </text:list>
      <text:h text:style-name="Heading_20_3" text:outline-level="3"><text:bookmark-start text:name="__RefHeading__83397_462712302"/><text:soft-page-break/>Vkládání celkového počtu stránek<text:bookmark-end text:name="__RefHeading__83397_462712302"/></text:h>
      <text:p text:style-name="P37">Chceme-li do číslování zahrnout celkový počet stránek (například „stránka 1 z 12“):</text:p>
      <text:list xml:id="list1795993899" text:style-name="Numbering_20_1">
        <text:list-item text:start-value="1">
          <text:p text:style-name="Numbering_20_1">Napíšeme slovo „stránka“ a mezeru, pak vložíme číslo stránky podle předchozího popisu.</text:p>
        </text:list-item>
        <text:list-item>
          <text:p text:style-name="Numbering_20_1">Vložíme mezeru, napíšeme slovo „z“, mezeru zopakujeme a zvolíme <text:span text:style-name="LOMenuPath">Vložit &gt; Pole &gt; Počet stránek</text:span>.</text:p>
        </text:list-item>
      </text:list>
      <text:list xml:id="list82326434850740" text:continue-list="list82328009911858" text:style-name="Heading_20_Note">
        <text:list-item>
          <text:p text:style-name="Heading_20_Note">Poznámka</text:p>
        </text:list-item>
      </text:list>
      <text:p text:style-name="P25">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Více informací se nachází v kapitole 4 Formatting Pages příručky <text:span text:style-name="LOEmphasis">Writer Guide</text:span>.</text:p>
      <text:h text:style-name="Heading_20_3" text:outline-level="3"><text:bookmark-start text:name="__RefHeading__83399_462712302"/>Restartování číslování stránek<text:bookmark-end text:name="__RefHeading__83399_462712302"/></text:h>
      <text:p text:style-name="Text_20_body">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Text_20_body">Číslování stránek lze restartovat dvěma způsoby.</text:p>
      <text:p text:style-name="Text_20_body"><text:span text:style-name="LOStrongEmphasis">Způsob 1:</text:span></text:p>
      <text:list xml:id="list82327189281244" text:continue-list="list82326880961824" text:style-name="Numbering_20_1">
        <text:list-item text:start-value="1">
          <text:p text:style-name="Numbering_20_1">Umístíme kurzor do prvního odstavce nové stránky.</text:p>
        </text:list-item>
        <text:list-item>
          <text:p text:style-name="Numbering_20_1">Zvolíme <text:span text:style-name="LOMenuPath">Formát &gt; Odstavec.</text:span></text:p>
        </text:list-item>
        <text:list-item>
          <text:p text:style-name="Numbering_20_1">Na záložce Tok textu v dialogovém okně Odstavec (obrázek <text:sequence-ref text:reference-format="value" text:ref-name="refFigure19">20</text:sequence-ref> na stránce <text:sequence-ref text:reference-format="page" text:ref-name="refFigure19">25</text:sequence-ref>) přejdeme do části <text:span text:style-name="LOMenuPath">Zalomení</text:span>.</text:p>
        </text:list-item>
        <text:list-item>
          <text:p text:style-name="Numbering_20_1">Vybereme <text:span text:style-name="LOMenuPath">Vložit</text:span>, poté <text:span text:style-name="LOMenuPath">Se stylem stránky</text:span> a zvolíme styl stránky, který se má použít.</text:p>
        </text:list-item>
        <text:list-item>
          <text:p text:style-name="Numbering_20_1">Zadáme číslo stránky, od kterého se má začít, a klepneme na <text:span text:style-name="LOMenuPath">OK</text:span>.</text:p>
        </text:list-item>
      </text:list>
      <text:list xml:id="list82327913982408" text:continue-list="list82327336626699" text:style-name="Heading_20_Tip">
        <text:list-item>
          <text:p text:style-name="Heading_20_Tip">Tip</text:p>
        </text:list-item>
      </text:list>
      <text:p text:style-name="P26">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p text:style-name="P49"><text:span text:style-name="LOStrongEmphasis">Způsob 2:</text:span></text:p>
      <text:list xml:id="list1606255589" text:style-name="Numbering_20_1">
        <text:list-item text:start-value="1">
          <text:p text:style-name="Numbering_20_1"><text:span text:style-name="LOMenuPath">Vložit &gt; Ruční zalomení.</text:span></text:p>
        </text:list-item>
        <text:list-item>
          <text:p text:style-name="Numbering_20_1">V dialogovém okně Vložit zalomení je výchozí volba <text:span text:style-name="LOMenuPath">Zalomení stránky</text:span> (obrázek <text:sequence-ref text:reference-format="category-and-value" text:ref-name="refFigure23">24</text:sequence-ref>).</text:p>
        </text:list-item>
        <text:list-item>
          <text:p text:style-name="Numbering_20_1">Zvolíme požadovaný <text:span text:style-name="LOMenuPath">Styl</text:span> stránky.</text:p>
        </text:list-item>
        <text:list-item>
          <text:p text:style-name="Numbering_20_1">Vybereme <text:span text:style-name="LOMenuPath">Změnit číslo stránky.</text:span></text:p>
        </text:list-item>
        <text:list-item>
          <text:p text:style-name="Numbering_20_1">Zadáme číslo stránky, od kterého se má začít, a klepneme na <text:span text:style-name="LOMenuPath">OK</text:span>.</text:p>
        </text:list-item>
      </text:list>
      <text:p text:style-name="Figure"><text:soft-page-break/><draw:frame draw:style-name="fr3" draw:name="Frame37" text:anchor-type="as-char" svg:width="4.6957in" draw:z-index="58"><draw:text-box fo:min-height="2.3181in"><text:p text:style-name="P19"><draw:frame draw:style-name="fr12" draw:name="graphics29" text:anchor-type="as-char" svg:width="2.8035in" svg:height="2.9811in" draw:z-index="59"><draw:image xlink:href="Pictures/100000000000012B0000013E4533B4C04CE3AF38.png" xlink:type="simple" xlink:show="embed" xlink:actuate="onLoad"/></draw:frame></text:p><text:p text:style-name="P19">Obrázek <text:sequence text:ref-name="refFigure23" text:name="Figure" text:formula="ooow:Figure+1" style:num-format="1">24</text:sequence>: Restartování číslování stránek po vložení ručního zalomení.</text:p></draw:text-box></draw:frame></text:p>
      <text:h text:style-name="Heading_20_2"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Text_20_body">Okraje stránky lze změnit třemi způsoby:</text:p>
      <text:list xml:id="list1366376877" text:style-name="List_20_1">
        <text:list-item text:start-value="1">
          <text:p text:style-name="List_20_1">Pomocí pravítek – rychlé a jednoduché, ale neumožňuje jemné nastavení</text:p>
        </text:list-item>
        <text:list-item>
          <text:p text:style-name="List_20_1">Pomocí dialogového okna Styl stránky – umožňuje zadat okraje s přesností na dvě desetinná místa</text:p>
        </text:list-item>
        <text:list-item>
          <text:p text:style-name="List_20_1">Pomocí panelu Stránka v části Vlastnosti postranní lišty</text:p>
        </text:list-item>
      </text:list>
      <text:list xml:id="list82327586387953" text:continue-list="list82326510360730" text:style-name="Heading_20_Caution">
        <text:list-item>
          <text:p text:style-name="Heading_20_Caution">Upozornění</text:p>
        </text:list-item>
      </text:list>
      <text:p text:style-name="P25">Pokud změníme okraje, nové okraje ovlivní styl stránky a zobrazí se při příštím otevření dialogového okna Styl stránky.</text:p>
      <text:p text:style-name="P25">Jelikož se změní styl stránky, změněné okraje se použijí na <text:span text:style-name="LOStrongEmphasis">všech</text:span> stránkách, které daný styl používají.</text:p>
      <text:p text:style-name="P50">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Numbering_20_1">Podržíme levé tlačítko myši a okraj posuneme na nové místo.</text:p>
        </text:list-item>
      </text:list>
      <text:p text:style-name="Figure"><draw:frame draw:style-name="fr3" draw:name="Frame26" text:anchor-type="as-char" svg:width="2.3299in" draw:z-index="60"><draw:text-box fo:min-height="2.1492in"><text:p text:style-name="Caption"><draw:frame draw:style-name="fr12" draw:name="graphics30" text:anchor-type="as-char" svg:width="2.3299in" svg:height="1.9701in" draw:z-index="61"><draw:image xlink:href="Pictures/10000000000000E0000000BD3AD93F12DD61FFAC.png" xlink:type="simple" xlink:show="embed" xlink:actuate="onLoad"/></draw:frame></text:p><text:p text:style-name="Caption">Obrázek <text:sequence text:ref-name="refFigure24" text:name="Figure" text:formula="ooow:Figure+1" style:num-format="1">25</text:sequence>: Posouvání okrajů</text:p></draw:text-box></draw:frame></text:p>
      <text:list xml:id="list82326974105941" text:continue-list="list82327586387953" text:style-name="Heading_20_Caution">
        <text:list-item>
          <text:p text:style-name="Heading_20_Caution"><text:soft-page-break/>Upozornění</text:p>
        </text:list-item>
      </text:list>
      <text:p text:style-name="P33">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obrázku <text:sequence-ref text:reference-format="value" text:ref-name="refFigure24">25</text:sequence-ref> znázorňují, jak se zobrazí kurzor myši v této pozici.</text:p>
      <text:p text:style-name="Text_20_body">Chceme-li změnit okraje pomocí dialogového okna Styl stránky:</text:p>
      <text:list xml:id="list359745646" text:style-name="Numbering_20_1">
        <text:list-item text:start-value="1">
          <text:p text:style-name="Numbering_20_1">Klepneme kdekoliv na stránce pravým tlačítkem myši a z místní nabídky vybereme <text:span text:style-name="LOMenuPath">Stránka</text:span>.</text:p>
        </text:list-item>
        <text:list-item>
          <text:p text:style-name="Numbering_20_1">Na záložce <text:span text:style-name="LOMenuPath">Stránka</text:span> dialogového okna, které se otevře, zadáme požadované vzdálenosti do polí v části Okraje.</text:p>
        </text:list-item>
      </text:list>
      <text:p text:style-name="Text_20_body">Chceme-li změnit okraje pomocí panelu Stránka v části Vlastnosti postranní lišty:</text:p>
      <text:list xml:id="list82327152586691" text:continue-list="list82327189281244" text:style-name="Numbering_20_1">
        <text:list-item text:start-value="1">
          <text:p text:style-name="Numbering_20_1">Na otevřené postranní liště (<text:span text:style-name="LOMenuPath">Zobrazit &gt; Postranní lišta</text:span>) vybereme kartu <text:span text:style-name="LOMenuPath">Vlastnosti</text:span>.</text:p>
        </text:list-item>
        <text:list-item>
          <text:p text:style-name="Numbering_20_1">Pokud je panel Stránka uzavřen, otevřeme jej klepnutím na značku (<text:span text:style-name="LOMenuPath">+</text:span>) v záhlaví panelu.</text:p>
        </text:list-item>
        <text:list-item>
          <text:p text:style-name="Numbering_20_1">Klepnutím na tlačítko <text:span text:style-name="LOMenuPath">Okraje</text:span> otevřeme okno, ve kterém zadáme požadované rozměry do polí <text:span text:style-name="LOMenuPath">Vlastní</text:span> (klepnutím na tlačítko <text:span text:style-name="LOMenuPath">Další možnosti</text:span> otevřeme dialogové okno Styl stránky).</text:p>
        </text:list-item>
      </text:list>
      <text:h text:style-name="Heading_20_1" text:outline-level="1"><text:bookmark-start text:name="__RefHeading__19544_697337876"/>Přidávání komentářů do dokumentu<text:bookmark-end text:name="__RefHeading__19544_697337876"/></text:h>
      <text:p text:style-name="Text_20_body">Autoři a recenzenti si často pomocí <text:alphabetical-index-mark text:string-value="komentáře, přidávání"/>komentářů vyměňují nápady, kladou dotazy nebo označují záležitosti, kterým je třeba věnovat pozornost.</text:p>
      <text:p text:style-name="Text_20_body">Komentář můžeme vložit k bloku textu sestávajícímu z několika odstavců, nebo můžeme vybrat jen jeden bod, kam se komentář vloží.</text:p>
      <text:p text:style-name="Text_20_body">Chceme-li komentář vložit, vybereme text nebo umístíme kurzor na místo, ke kterému se komentář vztahuje, a zvolíme <text:span text:style-name="LOMenuPath">Vložit &gt; Komentář</text:span> nebo stiskneme <text:span text:style-name="LOKeystroke">Ctrl + Alt + 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6">Writer automaticky přidává na konec komentáře jméno autora a časové razítko, které představuje čas vytvoření komentáře. Obrázek <text:sequence-ref text:reference-format="value" text:ref-name="refFigure25">26</text:sequence-ref> zobrazuje příklad textu s komentáři od dvou různých autorů.</text:p>
      <text:p text:style-name="Figure"><draw:frame draw:style-name="fr3" draw:name="Frame36" text:anchor-type="as-char" svg:width="6.5902in" draw:z-index="62"><draw:text-box fo:min-height="2.389in"><text:p text:style-name="Caption"><draw:frame draw:style-name="fr29" draw:name="graphics32" text:anchor-type="as-char" svg:width="6.5902in" svg:height="2.1402in" draw:z-index="63"><draw:image xlink:href="Pictures/10000000000002BF000000E4F9FB8ADB64D22FA4.png" xlink:type="simple" xlink:show="embed" xlink:actuate="onLoad"/></draw:frame></text:p><text:p text:style-name="Caption">Obrázek <text:sequence text:ref-name="refFigure25" text:name="Figure" text:formula="ooow:Figure+1" style:num-format="1">26</text:sequence>: Příklad komentářů</text:p></draw:text-box></draw:frame></text:p>
      <text:p text:style-name="Text_20_body">Pokud chceme změnit jméno, které se zobrazuje v komentáři v poli Autor, zvolíme <text:span text:style-name="LOMenuPath">Nástroje &gt; Možnosti &gt; LibreOffice &gt; Uživatelské údaje</text:span>.</text:p>
      <text:p text:style-name="Text_20_body">Pokud dokument upravuje více osob, autoři budou automaticky odlišeni barvou pozadí.</text:p>
      <text:p text:style-name="Text_20_body"><text:soft-page-break/>Jestliže na komentář klepneme pravým tlačítkem myši, budeme moci v místní nabídce smazat daný komentář, všechny komentáře od téhož autora nebo všechny komentáře v dokumentu. V této nabídce můžeme také otevřít dialogové okno pro formátování textu komentáře několika základními příkazy. Text vložený do schránky můžeme vložit pomocí tlačítka Vložit. Obvyklým způsobem můžeme změnit typ písma, velikost a zarovnání.</text:p>
      <text:p text:style-name="Text_20_body">Chceme-li se přesunout z jednoho komentáře na jiný, otevřeme Navigátor (<text:span text:style-name="L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Text_20_body">Mezi komentáři se můžeme přesouvat i pomocí klávesnice. Pomocí <text:span text:style-name="LOKeystroke">Ctrl + Alt + Page Down</text:span> se přesuneme na následující komentář a pomocí <text:span text:style-name="LOKeystroke">Ctrl + Alt + Page Up</text:span> na předchozí komentář.</text:p>
      <text:p text:style-name="P9">Komentáře můžeme vytisknout na pravém okraji vedle textu, jako se objevují na obrazovce. Každá stránka je zmenšena pro vytvoření prostoru připomínkám, aby se vešly na papír podle jeho velikosti.</text:p>
      <text:h text:style-name="Heading_20_1" text:outline-level="1"><text:bookmark-start text:name="__RefHeading__19546_697337876"/>Vytváření obsahu<text:bookmark-end text:name="__RefHeading__19546_697337876"/></text:h>
      <text:p text:style-name="Text_20_body">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Text_20_body">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ich částí): <text:span text:style-name="LOEmphasis">Nadpis 1</text:span>, <text:span text:style-name="LOEmphasis">Nadpis 2</text:span>, <text:span text:style-name="LOEmphasis">Nadpis 3</text:span>, atd. Jejich názvy se pak zobrazí jako položky obsahu.</text:p>
        </text:list-item>
        <text:list-item>
          <text:p text:style-name="Numbering_20_1">Umístíme kurzor na místo, na kterém chceme obsah zobrazit.</text:p>
        </text:list-item>
        <text:list-item>
          <text:p text:style-name="Numbering_20_1">Zvolíme <text:span text:style-name="LOMenuPath">Vložit &gt; Obsah a rejstřík &gt; Obsah, rejstřík nebo seznam použité literatury</text:span>.</text:p>
        </text:list-item>
        <text:list-item>
          <text:p text:style-name="Numbering_20_1">Dialogové okno Vložit rejstřík/obsah ponecháme beze změny. Stiskneme tlačítko <text:span text:style-name="LOMenuPath">OK</text:span>.</text:p>
        </text:list-item>
      </text:list>
      <text:p text:style-name="Text_20_body">Pokud přidáme nebo odstraníme text (tak, že se nadpisy posunou na jinou stranu), nebo přidáme, smažeme nebo změníme nadpisy, je potřeba obsah aktualizovat.</text:p>
      <text:p text:style-name="P38">Provedeme to následovně:</text:p>
      <text:list xml:id="list452094802" text:style-name="Numbering_20_1">
        <text:list-item text:start-value="1">
          <text:p text:style-name="Numbering_20_1">Umístíme kurzor do obsahu.</text:p>
        </text:list-item>
        <text:list-item>
          <text:p text:style-name="Numbering_20_1">Klepneme pravým tlačítkem a z místní nabídky zvolíme <text:span text:style-name="LOMenuPath">Aktualizovat rejstřík nebo obsah</text:span>.</text:p>
        </text:list-item>
      </text:list>
      <text:list xml:id="list82328149427346" text:continue-list="list82326434850740" text:style-name="Heading_20_Note">
        <text:list-item>
          <text:p text:style-name="Heading_20_Note">Poznámka</text:p>
        </text:list-item>
      </text:list>
      <text:p text:style-name="P25">Pokud kurzor nemůžeme do obsahu umístit, zvolíme <text:span text:style-name="LOMenuPath">Nástroje &gt; Možnosti &gt; LibreOffice Writer &gt; Pomůcky pro formátování</text:span> a zaškrtneme pole <text:span text:style-name="LOMenuPath">Povolit</text:span> v části <text:span text:style-name="LOMenuPath">Kurzor v zamknutých oblastech</text:span>.</text:p>
      <text:p text:style-name="P61">Obsah je možné kdykoliv přizpůsobit. Klepneme na něj pravým tlačítkem a z místní nabídky zvolíme <text:span text:style-name="LOMenuPath">Upravit rejstřík nebo obsah</text:span>. Veškerá dostupná přizpůsobení jsou podrobně popsána v kapitole 12 Creating Tables of Contents, Indexes and Bibliographies příručky <text:span text:style-name="LOEmphasis">Writer Guide</text:span>.</text:p>
      <text:h text:style-name="Heading_20_1" text:outline-level="1"><text:bookmark-start text:name="__RefHeading__19548_697337876"/><text:soft-page-break/>Vytváření rejstříků a seznamů použité literatury<text:bookmark-end text:name="__RefHeading__19548_697337876"/></text:h>
      <text:p text:style-name="P37"><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LOEmphasis">Writer Guide</text:span>.</text:p>
      <text:p text:style-name="Text_20_body">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Heading_20_1" text:outline-level="1"><text:bookmark-start text:name="__RefHeading__19550_697337876"/>Práce s obrázky<text:bookmark-end text:name="__RefHeading__19550_697337876"/></text:h>
      <text:p text:style-name="Text_20_body">V programu Writer jsou obrázky trojího druhu:</text:p>
      <text:list xml:id="list2052503583" text:style-name="List_20_1">
        <text:list-item text:start-value="1">
          <text:p text:style-name="List_20_1">Obrázky ze souboru jako fotografie, kresby, naskenované obrázky atd.</text:p>
        </text:list-item>
        <text:list-item>
          <text:p text:style-name="List_20_1">Diagramy vytvořené pomocí kreslicích nástrojů balíku LibreOffice.</text:p>
        </text:list-item>
        <text:list-item>
          <text:p text:style-name="List_20_1">Grafy vytvořené pomocí součásti LibreOffice nazvané Chart</text:p>
        </text:list-item>
      </text:list>
      <text:p text:style-name="Text_20_body">Více informací se nachází v kapitole 11 Obrázky, Galerie a Písmomalba v této příručce a v kapitole 8 Working with Graphics příručky <text:span text:style-name="LOEmphasis">Writer Guide</text:span>.</text:p>
      <text:h text:style-name="Heading_20_1" text:outline-level="1"><text:bookmark-start text:name="__RefHeading__15546_508553458"/>Tisk<text:bookmark-end text:name="__RefHeading__15546_508553458"/></text:h>
      <text:p text:style-name="Text_20_body">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LOEmphasis">Writer Guide</text:span>.</text:p>
      <text:h text:style-name="Heading_20_1" text:outline-level="1"><text:bookmark-start text:name="__RefHeading__15690_508553458"/><text:alphabetical-index-mark text:string-value="hromadná korespondence"/>Použití hromadné korespondence<text:bookmark-end text:name="__RefHeading__15690_508553458"/></text:h>
      <text:p text:style-name="Text_20_body">Writer nabízí užitečné funkce, pokud chceme vytvářet a tisknout:</text:p>
      <text:list xml:id="list748076160" text:style-name="List_20_1">
        <text:list-item text:start-value="1">
          <text:p text:style-name="List_20_1">více kopií dokumentu odesílaných různým příjemcům (formulářové dopisy),</text:p>
        </text:list-item>
        <text:list-item>
          <text:p text:style-name="List_20_1">štítky s adresami,</text:p>
        </text:list-item>
        <text:list-item>
          <text:p text:style-name="List_20_1">obálky.</text:p>
        </text:list-item>
      </text:list>
      <text:p text:style-name="Text_20_body">Všechny tyto možnosti používají zaregistrovaný zdroj dat (tabulkový sešit nebo databázi obsahující jména, adresy a další informace). Postup je popsán v kapitole 11 Using Mail Merge příručky <text:span text:style-name="LOEmphasis">Writer Guide</text:span>.</text:p>
      <text:h text:style-name="Heading_20_1" text:outline-level="1"><text:bookmark-start text:name="__RefHeading__19576_697337876"/>Sledování změn v dokumentu<text:bookmark-end text:name="__RefHeading__19576_697337876"/></text:h>
      <text:p text:style-name="Text_20_body"><text:alphabetical-index-mark text:string-value="sledování změn"/>Sledovat změny v dokumentu lze několika způsoby.</text:p>
      <text:list xml:id="list48366935" text:style-name="Numbering_20_1">
        <text:list-item text:start-value="1">
          <text:p text:style-name="Numbering_20_1">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 Tato technika je užitečná, zejména pokud s dokumentem pracujeme jako jediná osoba, protože se vyhneme narůstání velikosti a složitosti souboru, ke kterému dochází u ostatních metod.</text:p>
        </text:list-item>
        <text:list-item>
          <text:p text:style-name="Numbering_20_1">Verze dokumentu ukládáme jako součást původního souboru. Tato metoda však může způsobit problémy u velkých a složitějších dokumentů, a to zejména tehdy, pokud verze ukládáme často. Této metodě se pokud možno vyhneme.</text:p>
        </text:list-item>
        <text:list-item text:style-override="OOoNum_20_123">
          <text:p text:style-name="P84"><text:soft-page-break/>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provést revizi a každou změnu přijmout, nebo odmítnout.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82327762528898" text:continue-list="list82327913982408" text:style-name="Heading_20_Tip">
        <text:list-item>
          <text:p text:style-name="Heading_20_Tip">Tip</text:p>
        </text:list-item>
      </text:list>
      <text:p text:style-name="P25">Některé změny se nezaznamenávají,  Například se nezaznamenává změna tabulátorů z levého zarovnání na pravé, změna vzorců (rovnic) nebo odkazované obrázky.</text:p>
      <text:list xml:id="list82328223077433" text:continue-list="list82326974105941" text:style-name="Heading_20_Caution">
        <text:list-item>
          <text:p text:style-name="P82">Upozornění</text:p>
        </text:list-item>
      </text:list>
      <text:p text:style-name="P31">Dokument s aktivním a skrytým sledováním změn předloží v historii položky, kterých si nemusel aktuální uživatel všimnout. Smazaný nebo změněný obsah může být obnoven. I když se jedná o prvek, je to také bezpečnostní historie dokumentu.</text:p>
      <text:h text:style-name="Heading_20_1" text:outline-level="1"><text:bookmark-start text:name="__RefHeading__23424_697337876"/>Používání polí<text:bookmark-end text:name="__RefHeading__23424_697337876"/></text:h>
      <text:p text:style-name="Text_20_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LOEmphasis">Writer Guide</text:span>.</text:p>
      <text:h text:style-name="Heading_20_1" text:outline-level="1"><text:bookmark-start text:name="__RefHeading__22921_697337876"/><text:alphabetical-index-mark text:string-value="přijímání nebo odmítání změn"/>Odkazování na jiné části dokumentu<text:bookmark-end text:name="__RefHeading__22921_697337876"/></text:h>
      <text:p text:style-name="Text_20_body">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 hypertextové odkazy a křížové odkazy.</text:p>
      <text:p text:style-name="Text_20_body">Tyto dvě metody vedou ke stejnému výsledku: pokud na odkaz v otevřeném dokumentu programu Writer klepneme a současně podržíme stisknutou klávesu <text:span text:style-name="LOKeystroke">Ctrl</text:span>, dostaneme se přímo na odkazované místo. Jsou mezi nimi však také zásadní rozdíly:</text:p>
      <text:list xml:id="list993644644" text:style-name="List_20_1">
        <text:list-item>
          <text:p text:style-name="List_20_1">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List_20_1">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List_20_1">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List_20_1"><text:soft-page-break/>Uložíme-li dokument Writeru do formátu HTML, hypertextové odkazy v něm zůstanou, křížové odkazy nikoliv. Oba typy se zachovají při exportu dokumentu do PDF.</text:p>
        </text:list-item>
      </text:list>
      <text:h text:style-name="Heading_20_2" text:outline-level="2"><text:bookmark-start text:name="__RefHeading__16987_537374987"/>Používání hypertextových odkazů<text:bookmark-end text:name="__RefHeading__16987_537374987"/></text:h>
      <text:p text:style-name="Text_20_body">Nejjednodušší způsob, jak se dá vložit hypertextový odkaz na jinou část téhož dokumentu, je použít Navigátor:</text:p>
      <text:list xml:id="list82328294171362" text:continue-list="list82327152586691" text:style-name="Numbering_20_1">
        <text:list-item text:start-value="1">
          <text:p text:style-name="Numbering_20_1">Otevřeme dokument obsahující položky, které chceme navzájem propojit odkazem.</text:p>
        </text:list-item>
        <text:list-item>
          <text:p text:style-name="Numbering_20_1">Otevřeme Navigátor klepnutím na jeho tlačítko, volbou <text:span text:style-name="LOMenuPath">Zobrazit &gt; Navigátor</text:span> nebo stisknutím klávesy <text:span text:style-name="LOKeystroke">F5</text:span>, nebo otevřením z postranní lišty.</text:p>
        </text:list-item>
        <text:list-item>
          <text:p text:style-name="Numbering_20_1">Klepneme na tlačítko se šipkou <text:span text:style-name="LOMenuPath">Způsob přetáhnutí</text:span> a zvolíme <text:span text:style-name="LOMenuPath">Vložit jako hypertextový odkaz</text:span>.</text:p>
        </text:list-item>
        <text:list-item>
          <text:p text:style-name="Numbering_20_1">V seznamu v dolní části Navigátoru vybereme dokument obsahující prvek, na který chceme odkazovat.</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Text_20_body">Na vytváření a úpravu hypertextových odkazů v rámci dokumentu a mezi dokumenty lze použít i dialogové okno Hypertextový odkaz. Více informací se nachází v kapitole 12 Vytváření webových stránek.</text:p>
      <text:p text:style-name="Figure"><draw:frame draw:style-name="fr10" draw:name="Frame27" text:anchor-type="as-char" svg:y="-2.5937in" svg:width="3.6425in" draw:z-index="64"><draw:text-box fo:min-height="2.8189in"><text:p text:style-name="Caption"><draw:frame draw:style-name="fr30" draw:name="graphics7" text:anchor-type="as-char" svg:width="3.5098in" svg:height="2.65in" draw:z-index="65"><draw:image xlink:href="Pictures/1000000000000151000000FEDD7CCFE94B2B0D96.png" xlink:type="simple" xlink:show="embed" xlink:actuate="onLoad"/></draw:frame></text:p><text:p text:style-name="Caption">Obrázek <text:sequence text:ref-name="refFigure26" text:name="Figure" text:formula="ooow:Figure+1" style:num-format="1">27</text:sequence>: Vkládání hypertextového odkazu pomocí Navigátoru</text:p></draw:text-box></draw:frame></text:p>
      <text:h text:style-name="Heading_20_2" text:outline-level="2"><text:bookmark-start text:name="__RefHeading__19586_697337876"/>Používání křížových odkazů<text:bookmark-end text:name="__RefHeading__19586_697337876"/></text:h>
      <text:p text:style-name="Text_20_body">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LOEmphasis">Křížové odkazy</text:span> v dialogovém okně Pole obsahuje seznam několika položek, jako jsou například nadpisy, <text:alphabetical-index-mark text:string-value="záložky"/>záložky, obrázky, tabulky, a číslované položky, jako třeba kroky v nějakém postupu. Můžeme také vytvořit vlastní položky. Více informací a postup se nachází v části „Setting References“ v kapitole 14 Working with Fields v příručce <text:span text:style-name="LOEmphasis">Writer Guide</text:span>.</text:p>
      <text:p text:style-name="P39">Chceme-li <text:alphabetical-index-mark text:string-value="vkládání odkazů" text:key1="křížové odkazy"/>vložit křížový odkaz na nadpis, obrázek, záložku nebo jinou položku:</text:p>
      <text:list xml:id="list82326466301556" text:continue-list="list82328294171362" text:style-name="Numbering_20_1">
        <text:list-item text:start-value="1">
          <text:p text:style-name="Numbering_20_1">Umístíme kurzor v dokumentu na místo, kam chceme křížový odkaz vložit.</text:p>
        </text:list-item>
        <text:list-item>
          <text:p text:style-name="Numbering_20_1">Pokud není otevřeno dialogové okno Pole, zvolíme <text:span text:style-name="LOMenuPath">Vložit &gt; Křížový odkaz</text:span>. Na kartě <text:span text:style-name="LOEmphasis">Křížové odkazy</text:span> (obrázek <text:sequence-ref text:reference-format="value" text:ref-name="refFigure27">28</text:sequence-ref>) v seznamu <text:span text:style-name="LOEmphasis">Typ</text:span> zvolíme typ položky, na kterou chceme odkázat (například <text:span text:style-name="LOEmphasis">Nadpis</text:span> nebo <text:span text:style-name="LOEmphasis">Obrázek</text:span>). Tuto kartu můžeme nechat otevřenou pro vkládání dalších křížových odkazů.</text:p>
        </text:list-item>
        <text:list-item>
          <text:p text:style-name="Numbering_20_1">Klepneme na položku v seznamu <text:span text:style-name="LOEmphasis">Výběr</text:span>, v němž se zobrazují všechny položky vybraného typu. V seznamu <text:span text:style-name="LOEmphasis">Vložit odkaz na</text:span> zvolíme požadovaný formát odkazu. Tento seznam se mění na základě vybraného <text:soft-page-break/>typu odkazu. Nejčastěji se používá <text:span text:style-name="LOMenuPath">Odkaz</text:span> (vloží celý text nadpisu nebo popisku), <text:span text:style-name="LOMenuPath">Kategorie a číslo</text:span> (vloží slovo <text:span text:style-name="LOEmphasis">Obrázek</text:span> nebo <text:span text:style-name="LOEmphasis">Tabulka</text:span> následované číslem, ale bez textu popisky), <text:span text:style-name="LOMenuPath">Číslování</text:span> (vloží pouze číslo tabulky a obrázku, bez slova „Obrázek“ nebo „Tabulka") nebo <text:span text:style-name="LOMenuPath">Stránka</text:span> (vloží číslo stránky, na které se nachází odkazovaný text). Klepneme na <text:span text:style-name="LOMenuPath">Vložit</text:span>.</text:p>
        </text:list-item>
      </text:list>
      <text:p text:style-name="Figure"><draw:frame draw:style-name="fr3" draw:name="Frame34" text:anchor-type="as-char" svg:width="5.5728in" draw:z-index="66"><draw:text-box fo:min-height="4.6252in"><text:p text:style-name="Caption"><draw:frame draw:style-name="fr17" draw:name="Image8" text:anchor-type="as-char" svg:width="5.5728in" svg:height="4.961in" draw:z-index="67"><draw:image xlink:href="Pictures/1000020100000275000002308BB01223BF05AC82.png" xlink:type="simple" xlink:show="embed" xlink:actuate="onLoad"/></draw:frame></text:p><text:p text:style-name="Caption">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Heading_20_2" text:outline-level="2"><text:bookmark-start text:name="__RefHeading__19588_697337876"/>Používání záložek<text:bookmark-end text:name="__RefHeading__19588_697337876"/></text:h>
      <text:p text:style-name="Text_20_body">Záložky se zobrazují v Navigátoru, ze kterého k nim můžeme přistupovat klepnutím myší. Můžeme na ně odkazovat křížovými i hypertextovými odkazy, jak je popsáno výše.</text:p>
      <text:list xml:id="list234791379" text:style-name="Numbering_20_1">
        <text:list-item text:start-value="1">
          <text:p text:style-name="Numbering_20_1">Vybereme text, který chceme vložit jako záložku. Zvolíme <text:span text:style-name="LOMenuPath">Vložit &gt; Záložka</text:span>.</text:p>
        </text:list-item>
        <text:list-item>
          <text:p text:style-name="Numbering_20_1">V dialogovém okně <text:alphabetical-index-mark text:string-value="dialogové okno Vložit záložku"/>Vložit záložku zobrazuje větší pole seznam dosud definovaných záložek. Do horního pole zadáme název záložky a poté klepneme na <text:span text:style-name="LOMenuPath">OK</text:span>.</text:p>
        </text:list-item>
      </text:list>
      <text:p text:style-name="Figure"><text:soft-page-break/><draw:frame draw:style-name="fr3" draw:name="Frame35" text:anchor-type="as-char" svg:width="2.9701in" draw:z-index="68"><draw:text-box fo:min-height="1.9366in"><text:p text:style-name="Caption"><draw:frame draw:style-name="fr31" draw:name="graphics31" text:anchor-type="as-char" svg:width="2.9701in" svg:height="1.75in" draw:z-index="69"><draw:image xlink:href="Pictures/100000000000011D000000A8C4FFF6347AAD19CE.png" xlink:type="simple" xlink:show="embed" xlink:actuate="onLoad"/></draw:frame></text:p><text:p text:style-name="Caption">Obrázek <text:sequence text:ref-name="refFigure28" text:name="Figure" text:formula="ooow:Figure+1" style:num-format="1">29</text:sequence>: Vkládání záložky</text:p></draw:text-box></draw:frame></text:p>
      <text:h text:style-name="Heading_20_1" text:outline-level="1"><text:bookmark-start text:name="__RefHeading__19580_697337876"/>Používání hlavních dokumentů<text:bookmark-end text:name="__RefHeading__19580_697337876"/></text:h>
      <text:p text:style-name="P37">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10">Od LibreOffice verze 4.4 lze do správce šablon přidávat také šablony hlavního dokumentu. Nově vytvořený hlavní dokument má stejný obsah jako šablona, na které je založen. Více informací o vytváření a používání šablon se nachází v kapitole 3, Styly a šablony.</text:p>
      <text:p text:style-name="Text_20_body">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LOEmphasis">Writer Guide</text:span>.</text:p>
      <text:h text:style-name="Heading_20_1" text:outline-level="1"><text:bookmark-start text:name="__RefHeading__19582_697337876"/>Vytváření vyplňovacích formulářů<text:bookmark-end text:name="__RefHeading__19582_697337876"/></text:h>
      <text:p text:style-name="Text_20_body">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Text_20_body">Formuláře se používají třemi způsoby:</text:p>
      <text:list xml:id="list554915750" text:style-name="List_20_1">
        <text:list-item text:start-value="1">
          <text:p text:style-name="List_20_1">Když chceme vytvořit jednoduchý dokument, který má adresát doplnit, například dotazník, který rozešleme skupině lidí, kteří ho pak vrátí zpět.</text:p>
        </text:list-item>
        <text:list-item>
          <text:p text:style-name="List_20_1">Když se chceme připojit k databázi nebo zdroji dat a umožnit uživateli zadat informace. Někdo, kdo přijímá objednávky, může vkládat informace z každé objednávky do databáze pomocí formuláře.</text:p>
        </text:list-item>
        <text:list-item>
          <text:p text:style-name="List_20_1">Když chceme prohlížet informace v databázi nebo ze zdroje dat. Například knihovník takto může získávat informace o knihách.</text:p>
        </text:list-item>
      </text:list>
      <text:p text:style-name="Text_20_body"><text:bookmark-start text:name="__RefHeading__5648_1566568644"/>Program Writer poskytuje prvky určené k vyplňování formulářů, například zaškrtávací pole, tlačítka výběru, textová pole, rozbalovací seznamy a číselníky. Více informací se nachází v kapitole 15 Using Forms in Writer příručky <text:span text:style-name="LOEmphasis">Writer Guide</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ormátování textu</text:chapter> <text:span text:style-name="MT1">| </text:span><text:page-number text:select-page="current">21</text:page-number></text:p>
      </style:footer>
      <style:footer-left>
        <text:p text:style-name="Footer"><text:page-number text:select-page="current">20</text:page-number> <text:span text:style-name="MT2">| </text:span><text:span text:style-name="MT2"><text:title>Kapitola 4 Začínáme s programem Writer</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19:38:58.495634000</meta:creation-date>
    <meta:editing-duration>P1DT12H45M41S</meta:editing-duration>
    <meta:editing-cycles>64</meta:editing-cycles>
    <meta:generator>LibreOffice/5.1.1.3$Linux_X86_64 LibreOffice_project/89f508ef3ecebd2cfb8e1def0f0ba9a803b88a6d</meta:generator>
    <dc:title>Kapitola 4 Začínáme s programem Writer</dc:title>
    <meta:initial-creator>Jean Weber</meta:initial-creator>
    <dc:date>2016-07-27T08:23:25.949289443</dc:date>
    <dc:creator>Milos Sramek</dc:creator>
    <meta:document-statistic meta:table-count="8" meta:image-count="44" meta:object-count="1" meta:page-count="37" meta:paragraph-count="724" meta:word-count="11398" meta:character-count="65647" meta:non-whitespace-character-count="550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561cm, 0cm)" draw:image-opacity="100%" style:mirror="none"/>
    </style:style>
    <style:style style:name="gr2" style:family="graphic" style:parent-style-name="standard">
      <style:graphic-properties draw:fill-color="#ffff99" draw:textarea-horizontal-align="justify" draw:textarea-vertical-align="middle" draw:auto-grow-height="false" fo:min-height="0.385cm" fo:min-width="1.151cm"/>
    </style:style>
    <style:style style:name="gr3" style:family="graphic" style:parent-style-name="standard">
      <style:graphic-properties draw:fill-color="#ffff99" draw:textarea-horizontal-align="justify" draw:textarea-vertical-align="middle" draw:auto-grow-height="false" fo:min-height="0.385cm" fo:min-width="1.278cm"/>
    </style:style>
    <style:style style:name="gr4" style:family="graphic" style:parent-style-name="standard">
      <style:graphic-properties draw:fill-color="#ffff99" draw:textarea-horizontal-align="justify" draw:textarea-vertical-align="middle" draw:auto-grow-height="false" fo:min-height="0.385cm" fo:min-width="2.294cm"/>
    </style:style>
    <style:style style:name="gr5" style:family="graphic" style:parent-style-name="standard">
      <style:graphic-properties draw:fill-color="#ffff99" draw:textarea-horizontal-align="justify" draw:textarea-vertical-align="middle" draw:auto-grow-height="false" fo:min-height="0.385cm" fo:min-width="2.421cm"/>
    </style:style>
    <style:style style:name="gr6" style:family="graphic" style:parent-style-name="standard">
      <style:graphic-properties draw:fill-color="#ffff99" draw:textarea-horizontal-align="justify" draw:textarea-vertical-align="middle" draw:auto-grow-height="false" fo:min-height="0.385cm" fo:min-width="1.405cm"/>
    </style:style>
    <style:style style:name="gr7"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99"/>
      <style:paragraph-properties fo:text-align="center"/>
      <style:text-properties fo:font-size="9pt" style:font-size-asian="18pt" style:font-size-complex="18pt"/>
    </style:style>
    <style:style style:name="T1"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frame draw:style-name="gr1" draw:text-style-name="P1" draw:layer="layout" svg:width="17cm" svg:height="10.3cm" svg:x="0cm" svg:y="0cm">
            <draw:image xlink:href="Pictures/100000000000050000000320FE974E5A5728253F.png" xlink:type="simple" xlink:show="embed" xlink:actuate="onLoad">
              <text:p/>
            </draw:image>
          </draw:frame>
          <draw:custom-shape draw:style-name="gr2" draw:text-style-name="P3" draw:layer="layout" svg:width="1.651cm" svg:height="0.635cm" svg:x="0.49cm" svg:y="2.553cm">
            <text:p text:style-name="P2"><text:span text:style-name="T1">Záhlaví okna</text:span></text:p>
            <draw:enhanced-geometry svg:viewBox="0 0 21600 21600" draw:type="rectangle" draw:enhanced-path="M 0 0 L 21600 0 21600 21600 0 21600 0 0 Z N"/>
          </draw:custom-shape>
          <draw:custom-shape draw:style-name="gr3" draw:text-style-name="P3" draw:layer="layout" svg:width="1.778cm" svg:height="0.635cm" svg:x="2.649cm" svg:y="2.553cm">
            <text:p text:style-name="P2"><text:span text:style-name="T1">Hlavní nabídka</text:span></text:p>
            <draw:enhanced-geometry svg:viewBox="0 0 21600 21600" draw:type="rectangle" draw:enhanced-path="M 0 0 L 21600 0 21600 21600 0 21600 0 0 Z N"/>
          </draw:custom-shape>
          <draw:custom-shape draw:style-name="gr4" draw:text-style-name="P3" draw:layer="layout" svg:width="2.794cm" svg:height="0.635cm" svg:x="4.935cm" svg:y="2.553cm">
            <text:p text:style-name="P2"><text:span text:style-name="T1">Nástrojová lišta Standardní</text:span></text:p>
            <draw:enhanced-geometry svg:viewBox="0 0 21600 21600" draw:type="rectangle" draw:enhanced-path="M 0 0 L 21600 0 21600 21600 0 21600 0 0 Z N"/>
          </draw:custom-shape>
          <draw:custom-shape draw:style-name="gr5" draw:text-style-name="P3" draw:layer="layout" svg:width="2.921cm" svg:height="0.635cm" svg:x="8.237cm" svg:y="2.553cm">
            <text:p text:style-name="P2"><text:span text:style-name="T1">nástrojová lišta Formátování</text:span></text:p>
            <draw:enhanced-geometry svg:viewBox="0 0 21600 21600" draw:type="rectangle" draw:enhanced-path="M 0 0 L 21600 0 21600 21600 0 21600 0 0 Z N"/>
          </draw:custom-shape>
          <draw:custom-shape draw:style-name="gr4" draw:text-style-name="P3" draw:layer="layout" svg:width="2.794cm" svg:height="0.635cm" svg:x="1.252cm" svg:y="8.73cm">
            <text:p text:style-name="P2"><text:span text:style-name="T1">Stavový řádek</text:span></text:p>
            <draw:enhanced-geometry svg:viewBox="0 0 21600 21600" draw:type="rectangle" draw:enhanced-path="M 0 0 L 21600 0 21600 21600 0 21600 0 0 Z N"/>
          </draw:custom-shape>
          <draw:custom-shape draw:style-name="gr6" draw:text-style-name="P3" draw:layer="layout" svg:width="1.905cm" svg:height="0.635cm" svg:x="13.825cm" svg:y="9.03cm">
            <text:p text:style-name="P2"><text:span text:style-name="T1">Postranní lišta</text:span></text:p>
            <draw:enhanced-geometry svg:viewBox="0 0 21600 21600" draw:type="rectangle" draw:enhanced-path="M 0 0 L 21600 0 21600 21600 0 21600 0 0 Z N"/>
          </draw:custom-shape>
          <draw:line draw:style-name="gr7" draw:text-style-name="P1" draw:layer="layout" svg:x1="1.252cm" svg:y1="2.553cm" svg:x2="1.252cm" svg:y2="0.267cm">
            <text:p/>
          </draw:line>
          <draw:line draw:style-name="gr7" draw:text-style-name="P1" draw:layer="layout" svg:x1="3.565cm" svg:y1="2.553cm" svg:x2="3.538cm" svg:y2="0.521cm">
            <text:p/>
          </draw:line>
          <draw:line draw:style-name="gr7" draw:text-style-name="P1" draw:layer="layout" svg:x1="6.232cm" svg:y1="2.553cm" svg:x2="6.205cm" svg:y2="0.902cm">
            <text:p/>
          </draw:line>
          <draw:line draw:style-name="gr7" draw:text-style-name="P1" draw:layer="layout" svg:x1="9.153cm" svg:y1="2.553cm" svg:x2="9.126cm" svg:y2="1.41cm">
            <text:p/>
          </draw:line>
          <draw:line draw:style-name="gr7" draw:text-style-name="P1" draw:layer="layout" svg:x1="1.93cm" svg:y1="9.357cm" svg:x2="1.903cm" svg:y2="10.118cm">
            <text:p/>
          </draw:lin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